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7.329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4.05cm"/>
    </style:style>
    <style:style style:name="co25" style:family="table-column">
      <style:table-column-properties fo:break-before="auto" style:column-width="3.955cm"/>
    </style:style>
    <style:style style:name="co26" style:family="table-column">
      <style:table-column-properties fo:break-before="auto" style:column-width="2.74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20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21">
      <style:table-cell-properties fo:background-color="#99cc66"/>
      <style:text-properties style:text-position=""/>
    </style:style>
    <style:style style:name="ce17" style:family="table-cell" style:parent-style-name="Default" style:data-style-name="N121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21">
      <style:table-cell-properties fo:background-color="transparent"/>
      <style:text-properties style:text-position=""/>
    </style:style>
    <style:style style:name="ce23" style:family="table-cell" style:parent-style-name="Default" style:data-style-name="N121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21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21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fo:background-color="#ff950e"/>
    </style:style>
    <style:style style:name="ce70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 style:data-style-name="N2"/>
    <style:style style:name="ce72" style:family="table-cell" style:parent-style-name="Default" style:data-style-name="N120"/>
    <style:style style:name="ce73" style:family="table-cell" style:parent-style-name="Default" style:data-style-name="N0">
      <style:table-cell-properties fo:background-color="#99cc66"/>
    </style:style>
    <style:style style:name="ce74" style:family="table-cell" style:parent-style-name="Default" style:data-style-name="N2">
      <style:table-cell-properties fo:background-color="#99cc66"/>
    </style:style>
    <style:style style:name="ce75" style:family="table-cell" style:parent-style-name="Default" style:data-style-name="N61">
      <style:table-cell-properties fo:background-color="#99cc66"/>
    </style:style>
    <style:style style:name="ce76" style:family="table-cell" style:parent-style-name="Default" style:data-style-name="N61"/>
    <style:style style:name="ce77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78" style:family="table-cell" style:parent-style-name="Default" style:data-style-name="N121">
      <style:table-cell-properties fo:background-color="#99cc66"/>
    </style:style>
    <style:style style:name="ce79" style:family="table-cell" style:parent-style-name="Default" style:data-style-name="N121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80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fo:background-color="#99cc66"/>
      <style:text-properties fo:color="#3c3c3c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84" style:family="table-cell" style:parent-style-name="Default" style:data-style-name="N121">
      <style:table-cell-properties fo:background-color="transparent"/>
    </style:style>
    <style:style style:name="ce85" style:family="table-cell" style:parent-style-name="Default" style:data-style-name="N121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8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 style:data-style-name="N121">
      <style:table-cell-properties fo:background-color="transparent"/>
      <style:text-properties fo:color="#3c3c3c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89" style:family="table-cell" style:parent-style-name="Default" style:data-style-name="N121"/>
    <style:style style:name="ce90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91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92" style:family="table-cell" style:parent-style-name="Default" style:data-style-name="N0"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ackground-color="#ffcc99"/>
    </style:style>
    <style:style style:name="ce94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8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99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1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2" style:family="table-cell" style:parent-style-name="Default" style:data-style-name="N60"/>
    <style:style style:name="ce117" style:family="table-cell" style:parent-style-name="Default" style:data-style-name="N1">
      <style:table-cell-properties fo:background-color="#ff3333"/>
    </style:style>
    <style:style style:name="ce118" style:family="table-cell" style:parent-style-name="Default" style:data-style-name="N1"/>
    <style:style style:name="ce119" style:family="table-cell" style:parent-style-name="Default" style:data-style-name="N2">
      <style:table-cell-properties fo:background-color="#ff3333"/>
    </style:style>
    <style:style style:name="ce120" style:family="table-cell" style:parent-style-name="Default" style:data-style-name="N121">
      <style:table-cell-properties fo:background-color="#ff3333"/>
    </style:style>
    <style:style style:name="ce12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2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3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3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35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3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3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39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42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43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4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45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46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47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4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49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51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52" style:family="table-cell" style:parent-style-name="Default" style:data-style-name="N0">
      <style:table-cell-properties fo:border="0.06pt solid #000000"/>
    </style:style>
    <style:style style:name="ce153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5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55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56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57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58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59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6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62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63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64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6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6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67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68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6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70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71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72" style:family="table-cell" style:parent-style-name="Default" style:data-style-name="N0">
      <style:text-properties style:font-name="Calibri1" style:font-name-asian="Calibri" style:font-name-complex="Calibri"/>
    </style:style>
    <style:style style:name="ce173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74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7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176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0">
      <style:table-cell-properties fo:background-color="transparent"/>
    </style:style>
    <style:style style:name="ce178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79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8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1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0">
      <style:table-cell-properties fo:background-color="#ffff00"/>
    </style:style>
    <style:style style:name="ce18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8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8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8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9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9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5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6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63"/>
        <table:table-column table:style-name="co6" table:number-columns-repeated="2" table:default-cell-style-name="ce63"/>
        <table:table-column table:style-name="co18" table:default-cell-style-name="ce63"/>
        <table:table-column table:style-name="co6" table:number-columns-repeated="3" table:default-cell-style-name="ce63"/>
        <table:table-column table:style-name="co20" table:default-cell-style-name="ce63"/>
        <table:table-column table:style-name="co2" table:number-columns-repeated="7" table:default-cell-style-name="ce63"/>
        <table:table-column table:style-name="co21" table:default-cell-style-name="ce63"/>
        <table:table-column table:style-name="co2" table:number-columns-repeated="2" table:default-cell-style-name="ce63"/>
        <table:table-column table:style-name="co9" table:number-columns-repeated="1000" table:default-cell-style-name="ce63"/>
        <table:table-row table:style-name="ro2">
          <table:table-cell table:number-columns-repeated="9"/>
          <table:table-cell table:style-name="ce64" office:value-type="string" calcext:value-type="string">
            <text:p>Correcção</text:p>
          </table:table-cell>
          <table:table-cell table:style-name="ce64"/>
          <table:table-cell table:number-columns-repeated="1013"/>
        </table:table-row>
        <table:table-row table:style-name="ro2">
          <table:table-cell table:style-name="ce6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93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9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9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65" office:value-type="string" calcext:value-type="string">
            <text:p>Δt (s)</text:p>
          </table:table-cell>
          <table:table-cell table:style-name="ce94" office:value-type="string" calcext:value-type="string">
            <text:p>Eficiencia A</text:p>
          </table:table-cell>
          <table:table-cell table:style-name="ce94" office:value-type="string" calcext:value-type="string">
            <text:p>e eficiencia A</text:p>
          </table:table-cell>
          <table:table-cell table:style-name="ce94" office:value-type="string" calcext:value-type="string">
            <text:p>Eficiencia B</text:p>
          </table:table-cell>
          <table:table-cell table:style-name="ce94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65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93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93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93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93" table:formula="of:=[.R3]/[.L3]" office:value-type="float" office:value="0.397562847875992" calcext:value-type="float">
            <text:p>0.3975628479</text:p>
          </table:table-cell>
          <table:table-cell table:style-name="ce93" table:formula="of:=SQRT([.S3]^2/[.L3]^2+([.R3]/[.L3]^2)^2*[.M3]^2)" office:value-type="float" office:value="0.0224261498522911" calcext:value-type="float">
            <text:p>0.0224261499</text:p>
          </table:table-cell>
          <table:table-cell table:style-name="ce93" table:formula="of:=[.R3]/[.J3]" office:value-type="float" office:value="0.414431721782737" calcext:value-type="float">
            <text:p>0.4144317218</text:p>
          </table:table-cell>
          <table:table-cell table:style-name="ce93" table:formula="of:=SQRT([.S3]^2/[.J3]^2+([.R3]/[.J3]^2)^2*[.K3]^2)" office:value-type="float" office:value="0.0255702190934698" calcext:value-type="float">
            <text:p>0.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93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93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93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93" table:formula="of:=[.R4]/[.L4]" office:value-type="float" office:value="0.383203362917762" calcext:value-type="float">
            <text:p>0.3832033629</text:p>
          </table:table-cell>
          <table:table-cell table:style-name="ce93" table:formula="of:=SQRT([.S4]^2/[.L4]^2+([.R4]/[.L4]^2)^2*[.M4]^2)" office:value-type="float" office:value="0.0199758241874314" calcext:value-type="float">
            <text:p>0.0199758242</text:p>
          </table:table-cell>
          <table:table-cell table:style-name="ce93" table:formula="of:=[.R4]/[.J4]" office:value-type="float" office:value="0.414265566494304" calcext:value-type="float">
            <text:p>0.4142655665</text:p>
          </table:table-cell>
          <table:table-cell table:style-name="ce93" table:formula="of:=SQRT([.S4]^2/[.J4]^2+([.R4]/[.J4]^2)^2*[.K4]^2)" office:value-type="float" office:value="0.0240343362292268" calcext:value-type="float">
            <text:p>0.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93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93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93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93" table:formula="of:=[.R5]/[.L5]" office:value-type="float" office:value="0.410372192268543" calcext:value-type="float">
            <text:p>0.4103721923</text:p>
          </table:table-cell>
          <table:table-cell table:style-name="ce93" table:formula="of:=SQRT([.S5]^2/[.L5]^2+([.R5]/[.L5]^2)^2*[.M5]^2)" office:value-type="float" office:value="0.0192237158569349" calcext:value-type="float">
            <text:p>0.0192237159</text:p>
          </table:table-cell>
          <table:table-cell table:style-name="ce93" table:formula="of:=[.R5]/[.J5]" office:value-type="float" office:value="0.429230493874365" calcext:value-type="float">
            <text:p>0.4292304939</text:p>
          </table:table-cell>
          <table:table-cell table:style-name="ce93" table:formula="of:=SQRT([.S5]^2/[.J5]^2+([.R5]/[.J5]^2)^2*[.K5]^2)" office:value-type="float" office:value="0.0228242588233027" calcext:value-type="float">
            <text:p>0.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  <table:table-cell table:number-columns-repeated="1000"/>
        </table:table-row>
        <table:table-row table:style-name="ro3">
          <table:table-cell table:style-name="ce66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64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91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92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22" table:default-cell-style-name="ce63"/>
        <table:table-column table:style-name="co2" table:number-columns-repeated="63" table:default-cell-style-name="ce63"/>
        <table:table-column table:style-name="co9" table:number-columns-repeated="960" table:default-cell-style-name="ce63"/>
        <table:table-row table:style-name="ro1" table:number-rows-repeated="2">
          <table:table-cell table:number-columns-repeated="1024"/>
        </table:table-row>
        <table:table-row table:style-name="ro10">
          <table:table-cell table:style-name="ce121" office:value-type="string" calcext:value-type="string">
            <text:p>Fonte 1 (Maior actividade)</text:p>
          </table:table-cell>
          <table:table-cell table:style-name="ce127"/>
          <table:table-cell table:style-name="ce129"/>
          <table:table-cell table:number-columns-repeated="2"/>
          <table:table-cell table:style-name="ce66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12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30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33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12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table:style-name="ce130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Posiçao 1 – 1.27cm</text:p>
          </table:table-cell>
          <table:table-cell table:number-columns-repeated="14"/>
          <table:table-cell table:style-name="ce133" office:value-type="string" calcext:value-type="string">
            <text:p>Posiçao 2 – 2.54cm</text:p>
          </table:table-cell>
          <table:table-cell table:number-columns-repeated="14"/>
          <table:table-cell table:style-name="ce133" office:value-type="string" calcext:value-type="string">
            <text:p>Posiçao 3 – 3.81cm</text:p>
          </table:table-cell>
          <table:table-cell table:number-columns-repeated="15"/>
          <table:table-cell table:style-name="ce174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66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12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style-name="ce130" table:formula="of:=SQRT(([.C11]/[.B10])^2 + [.C10]^2*([.B11]/[.B10]^2)^2)" office:value-type="float" office:value="0.0237001379556048" calcext:value-type="float">
            <text:p>0.023700138</text:p>
          </table:table-cell>
          <table:table-cell/>
          <table:table-cell table:style-name="ce134" table:number-columns-repeated="3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130" table:formula="of:=SQRT(([.C15]/[.B14])^2 + [.C14]^2*([.B15]/[.B14]^2)^2)" office:value-type="float" office:value="0.0229415361850213" calcext:value-type="float">
            <text:p>0.0229415362</text:p>
          </table:table-cell>
          <table:table-cell table:style-name="ce132"/>
          <table:table-cell table:style-name="ce135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table:style-name="ce148" office:value-type="string" calcext:value-type="string">
            <text:p>NaC</text:p>
          </table:table-cell>
          <table:table-cell table:style-name="ce148" office:value-type="string" calcext:value-type="string">
            <text:p>NBC</text:p>
          </table:table-cell>
          <table:table-cell table:style-name="ce148" office:value-type="string" calcext:value-type="string">
            <text:p>Ncfort</text:p>
          </table:table-cell>
          <table:table-cell table:style-name="ce148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69" office:value-type="string" calcext:value-type="string">
            <text:p>NCC</text:p>
          </table:table-cell>
          <table:table-cell table:style-name="ce148" office:value-type="string" calcext:value-type="string">
            <text:p>eNAC</text:p>
          </table:table-cell>
          <table:table-cell table:style-name="ce148" office:value-type="string" calcext:value-type="string">
            <text:p>eNBC</text:p>
          </table:table-cell>
          <table:table-cell table:style-name="ce148"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8" office:value-type="string" calcext:value-type="string">
            <text:p>eNA</text:p>
          </table:table-cell>
          <table:table-cell table:style-name="ce148" office:value-type="string" calcext:value-type="string">
            <text:p>eNB</text:p>
          </table:table-cell>
          <table:table-cell table:style-name="ce169" office:value-type="string" calcext:value-type="string">
            <text:p>eNC</text:p>
          </table:table-cell>
          <table:table-cell table:style-name="ce148" office:value-type="string" calcext:value-type="string">
            <text:p>NaC</text:p>
          </table:table-cell>
          <table:table-cell table:style-name="ce148" office:value-type="string" calcext:value-type="string">
            <text:p>NBC</text:p>
          </table:table-cell>
          <table:table-cell table:style-name="ce148" office:value-type="string" calcext:value-type="string">
            <text:p>Ncfort</text:p>
          </table:table-cell>
          <table:table-cell table:style-name="ce169" office:value-type="string" calcext:value-type="string">
            <text:p>NCC</text:p>
          </table:table-cell>
          <table:table-cell table:style-name="ce148" office:value-type="string" calcext:value-type="string">
            <text:p>eNAC</text:p>
          </table:table-cell>
          <table:table-cell table:style-name="ce148" office:value-type="string" calcext:value-type="string">
            <text:p>eNBC</text:p>
          </table:table-cell>
          <table:table-cell table:style-name="ce148"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table:style-name="ce142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45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142"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style-name="ce145"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style-name="ce142"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formula="of:=SQRT((2*[.$B$5]/[.$G$4])^2*([.L8]^2*[.Q8]^2+[.M8]^2*[.Q8]^2))" office:value-type="float" office:value="0.000809455246420719" calcext:value-type="float">
            <text:p>0.0008094552</text:p>
          </table:table-cell>
          <table:table-cell table:style-name="ce132"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style-name="ce145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formula="of:=2*[.AA8]*[.AB8]*[.$B$5]/[.$G$4]" office:value-type="float" office:value="0.0142785161344838" calcext:value-type="float">
            <text:p>0.0142785161</text:p>
          </table:table-cell>
          <table:table-cell table:style-name="ce145"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style-name="ce132"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style-name="ce145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formula="of:=2*[.AP8]*[.AQ8]*[.$B$5]/[.$G$4]" office:value-type="float" office:value="0.0129850186303351" calcext:value-type="float">
            <text:p>0.0129850186</text:p>
          </table:table-cell>
          <table:table-cell table:style-name="ce145"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style-name="ce132"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style-name="ce145" table:formula="of:=SQRT([.BA8])" office:value-type="float" office:value="0" calcext:value-type="float">
            <text:p>0</text:p>
          </table:table-cell>
          <table:table-cell table:style-name="ce142"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formula="of:=2*[.BE8]*[.BF8]*[.$B$5]/[.$G$4]" office:value-type="float" office:value="0.0011275560867886" calcext:value-type="float">
            <text:p>0.0011275561</text:p>
          </table:table-cell>
          <table:table-cell table:style-name="ce145" table:formula="of:=[.BA8]-[.BG8]" office:value-type="float" office:value="-0.0011275560867886" calcext:value-type="float">
            <text:p>-0.0011275561</text:p>
          </table:table-cell>
          <table:table-cell table:style-name="ce142"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style-name="ce132" table:formula="of:=SQRT([.BK8]*[.BK8]+[.BD8]*[.BD8])" office:value-type="float" office:value="0.000155450720751172" calcext:value-type="float">
            <text:p>0.0001554507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A</text:p>
          </table:table-cell>
          <table:table-cell/>
          <table:table-cell table:style-name="ce130"/>
          <table:table-cell table:style-name="ce132"/>
          <table:table-cell table:style-name="ce136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142"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style-name="ce145"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style-name="ce142"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formula="of:=SQRT((2*[.$B$5]/[.$G$4])^2*([.L9]^2*[.Q9]^2+[.M9]^2*[.Q9]^2))" office:value-type="float" office:value="0.000820170822909667" calcext:value-type="float">
            <text:p>0.0008201708</text:p>
          </table:table-cell>
          <table:table-cell table:style-name="ce132"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style-name="ce145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formula="of:=2*[.AA9]*[.AB9]*[.$B$5]/[.$G$4]" office:value-type="float" office:value="0.0131714244853124" calcext:value-type="float">
            <text:p>0.0131714245</text:p>
          </table:table-cell>
          <table:table-cell table:style-name="ce145"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style-name="ce132"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style-name="ce145"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formula="of:=2*[.AP9]*[.AQ9]*[.$B$5]/[.$G$4]" office:value-type="float" office:value="0.0135185296500942" calcext:value-type="float">
            <text:p>0.0135185297</text:p>
          </table:table-cell>
          <table:table-cell table:style-name="ce145"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style-name="ce132"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style-name="ce145" table:formula="of:=SQRT([.BA9])" office:value-type="float" office:value="0" calcext:value-type="float">
            <text:p>0</text:p>
          </table:table-cell>
          <table:table-cell table:style-name="ce142"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formula="of:=2*[.BE9]*[.BF9]*[.$B$5]/[.$G$4]" office:value-type="float" office:value="0.00115920936659025" calcext:value-type="float">
            <text:p>0.0011592094</text:p>
          </table:table-cell>
          <table:table-cell table:style-name="ce145" table:formula="of:=[.BA9]-[.BG9]" office:value-type="float" office:value="-0.00115920936659025" calcext:value-type="float">
            <text:p>-0.0011592094</text:p>
          </table:table-cell>
          <table:table-cell table:style-name="ce142"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style-name="ce132" table:formula="of:=SQRT([.BK9]*[.BK9]+[.BD9]*[.BD9])" office:value-type="float" office:value="0.000163346225594873" calcext:value-type="float">
            <text:p>0.0001633462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30" office:value-type="float" office:value="87" calcext:value-type="float">
            <text:p>87</text:p>
          </table:table-cell>
          <table:table-cell table:style-name="ce132"/>
          <table:table-cell table:style-name="ce136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142"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style-name="ce145"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style-name="ce142"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style-name="ce132"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145" office:value-type="float" office:value="12" calcext:value-type="float">
            <text:p>12</text:p>
          </table:table-cell>
          <table:table-cell table:style-name="ce142"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style-name="ce145"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formula="of:=2*[.AA10]*[.AB10]*[.$B$5]/[.$G$4]" office:value-type="float" office:value="0.0142865728115831" calcext:value-type="float">
            <text:p>0.0142865728</text:p>
          </table:table-cell>
          <table:table-cell table:style-name="ce145"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style-name="ce132"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145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style-name="ce145"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formula="of:=2*[.AP10]*[.AQ10]*[.$B$5]/[.$G$4]" office:value-type="float" office:value="0.0137112485729478" calcext:value-type="float">
            <text:p>0.0137112486</text:p>
          </table:table-cell>
          <table:table-cell table:style-name="ce145"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style-name="ce132"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style-name="ce145" table:formula="of:=SQRT([.BA10])" office:value-type="float" office:value="1" calcext:value-type="float">
            <text:p>1</text:p>
          </table:table-cell>
          <table:table-cell table:style-name="ce142"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formula="of:=2*[.BE10]*[.BF10]*[.$B$5]/[.$G$4]" office:value-type="float" office:value="0.00114804516283764" calcext:value-type="float">
            <text:p>0.0011480452</text:p>
          </table:table-cell>
          <table:table-cell table:style-name="ce145" table:formula="of:=[.BA10]-[.BG10]" office:value-type="float" office:value="0.998851954837162" calcext:value-type="float">
            <text:p>0.9988519548</text:p>
          </table:table-cell>
          <table:table-cell table:style-name="ce142"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style-name="ce132" table:formula="of:=SQRT([.BK10]*[.BK10]+[.BD10]*[.BD10])" office:value-type="float" office:value="1.00000001290933" calcext:value-type="float">
            <text:p>1.0000000129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30" office:value-type="float" office:value="167" calcext:value-type="float">
            <text:p>167</text:p>
          </table:table-cell>
          <table:table-cell table:style-name="ce132"/>
          <table:table-cell table:style-name="ce136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142"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style-name="ce145"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style-name="ce142"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style-name="ce132"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145" office:value-type="float" office:value="30" calcext:value-type="float">
            <text:p>30</text:p>
          </table:table-cell>
          <table:table-cell table:style-name="ce142"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style-name="ce145"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formula="of:=2*[.AA11]*[.AB11]*[.$B$5]/[.$G$4]" office:value-type="float" office:value="0.0136212823453386" calcext:value-type="float">
            <text:p>0.0136212823</text:p>
          </table:table-cell>
          <table:table-cell table:style-name="ce145"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style-name="ce132"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style-name="ce145"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formula="of:=2*[.AP11]*[.AQ11]*[.$B$5]/[.$G$4]" office:value-type="float" office:value="0.0124831464354039" calcext:value-type="float">
            <text:p>0.0124831464</text:p>
          </table:table-cell>
          <table:table-cell table:style-name="ce145"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style-name="ce132"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style-name="ce145" table:formula="of:=SQRT([.BA11])" office:value-type="float" office:value="2" calcext:value-type="float">
            <text:p>2</text:p>
          </table:table-cell>
          <table:table-cell table:style-name="ce142"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formula="of:=2*[.BE11]*[.BF11]*[.$B$5]/[.$G$4]" office:value-type="float" office:value="0.00120387884481212" calcext:value-type="float">
            <text:p>0.0012038788</text:p>
          </table:table-cell>
          <table:table-cell table:style-name="ce145" table:formula="of:=[.BA11]-[.BG11]" office:value-type="float" office:value="3.99879612115519" calcext:value-type="float">
            <text:p>3.9987961212</text:p>
          </table:table-cell>
          <table:table-cell table:style-name="ce142"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style-name="ce132" table:formula="of:=SQRT([.BK11]*[.BK11]+[.BD11]*[.BD11])" office:value-type="float" office:value="2.00000000727468" calcext:value-type="float">
            <text:p>2.0000000073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142"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style-name="ce145"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style-name="ce142"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style-name="ce132"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145" office:value-type="float" office:value="62" calcext:value-type="float">
            <text:p>62</text:p>
          </table:table-cell>
          <table:table-cell table:style-name="ce142"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style-name="ce145"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formula="of:=2*[.AA12]*[.AB12]*[.$B$5]/[.$G$4]" office:value-type="float" office:value="0.0140251583575418" calcext:value-type="float">
            <text:p>0.0140251584</text:p>
          </table:table-cell>
          <table:table-cell table:style-name="ce145"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style-name="ce132"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style-name="ce145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formula="of:=2*[.AP12]*[.AQ12]*[.$B$5]/[.$G$4]" office:value-type="float" office:value="0.0126699063566218" calcext:value-type="float">
            <text:p>0.0126699064</text:p>
          </table:table-cell>
          <table:table-cell table:style-name="ce145"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style-name="ce132"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145" office:value-type="float" office:value="9" calcext:value-type="float">
            <text:p>9</text:p>
          </table:table-cell>
          <table:table-cell table:style-name="ce142"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style-name="ce145" table:formula="of:=SQRT([.BA12])" office:value-type="float" office:value="3" calcext:value-type="float">
            <text:p>3</text:p>
          </table:table-cell>
          <table:table-cell table:style-name="ce142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formula="of:=2*[.BE12]*[.BF12]*[.$B$5]/[.$G$4]" office:value-type="float" office:value="0.0012304842519685" calcext:value-type="float">
            <text:p>0.0012304843</text:p>
          </table:table-cell>
          <table:table-cell table:style-name="ce145" table:formula="of:=[.BA12]-[.BG12]" office:value-type="float" office:value="8.99876951574803" calcext:value-type="float">
            <text:p>8.9987695157</text:p>
          </table:table-cell>
          <table:table-cell table:style-name="ce142"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style-name="ce132" table:formula="of:=SQRT([.BK12]*[.BK12]+[.BD12]*[.BD12])" office:value-type="float" office:value="3.0000000054677" calcext:value-type="float">
            <text:p>3.0000000055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B</text:p>
          </table:table-cell>
          <table:table-cell/>
          <table:table-cell table:style-name="ce130"/>
          <table:table-cell table:style-name="ce132"/>
          <table:table-cell table:style-name="ce136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142"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style-name="ce145"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style-name="ce142"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style-name="ce132"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145" office:value-type="float" office:value="116" calcext:value-type="float">
            <text:p>116</text:p>
          </table:table-cell>
          <table:table-cell table:style-name="ce142"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style-name="ce145"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formula="of:=2*[.AA13]*[.AB13]*[.$B$5]/[.$G$4]" office:value-type="float" office:value="0.0141459483895758" calcext:value-type="float">
            <text:p>0.0141459484</text:p>
          </table:table-cell>
          <table:table-cell table:style-name="ce145"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style-name="ce132"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145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style-name="ce145"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formula="of:=2*[.AP13]*[.AQ13]*[.$B$5]/[.$G$4]" office:value-type="float" office:value="0.0139362610091498" calcext:value-type="float">
            <text:p>0.013936261</text:p>
          </table:table-cell>
          <table:table-cell table:style-name="ce145"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style-name="ce132"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145" office:value-type="float" office:value="23" calcext:value-type="float">
            <text:p>23</text:p>
          </table:table-cell>
          <table:table-cell table:style-name="ce142"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style-name="ce145" table:formula="of:=SQRT([.BA13])" office:value-type="float" office:value="4.79583152331272" calcext:value-type="float">
            <text:p>4.7958315233</text:p>
          </table:table-cell>
          <table:table-cell table:style-name="ce142"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formula="of:=2*[.BE13]*[.BF13]*[.$B$5]/[.$G$4]" office:value-type="float" office:value="0.00121088476652048" calcext:value-type="float">
            <text:p>0.0012108848</text:p>
          </table:table-cell>
          <table:table-cell table:style-name="ce145" table:formula="of:=[.BA13]-[.BG13]" office:value-type="float" office:value="22.9987891152335" calcext:value-type="float">
            <text:p>22.9987891152</text:p>
          </table:table-cell>
          <table:table-cell table:style-name="ce142"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style-name="ce132" table:formula="of:=SQRT([.BK13]*[.BK13]+[.BD13]*[.BD13])" office:value-type="float" office:value="4.79583152667224" calcext:value-type="float">
            <text:p>4.7958315267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30" office:value-type="float" office:value="89" calcext:value-type="float">
            <text:p>89</text:p>
          </table:table-cell>
          <table:table-cell table:style-name="ce132"/>
          <table:table-cell table:style-name="ce136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142"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style-name="ce145"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style-name="ce142"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style-name="ce132"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145" office:value-type="float" office:value="163" calcext:value-type="float">
            <text:p>163</text:p>
          </table:table-cell>
          <table:table-cell table:style-name="ce142"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style-name="ce145"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formula="of:=2*[.AA14]*[.AB14]*[.$B$5]/[.$G$4]" office:value-type="float" office:value="0.0139047958771947" calcext:value-type="float">
            <text:p>0.0139047959</text:p>
          </table:table-cell>
          <table:table-cell table:style-name="ce145"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style-name="ce132"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145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style-name="ce145"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formula="of:=2*[.AP14]*[.AQ14]*[.$B$5]/[.$G$4]" office:value-type="float" office:value="0.0147865143434284" calcext:value-type="float">
            <text:p>0.0147865143</text:p>
          </table:table-cell>
          <table:table-cell table:style-name="ce145"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style-name="ce132"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145" office:value-type="float" office:value="31" calcext:value-type="float">
            <text:p>31</text:p>
          </table:table-cell>
          <table:table-cell table:style-name="ce142"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style-name="ce145" table:formula="of:=SQRT([.BA14])" office:value-type="float" office:value="5.56776436283002" calcext:value-type="float">
            <text:p>5.5677643628</text:p>
          </table:table-cell>
          <table:table-cell table:style-name="ce142"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formula="of:=2*[.BE14]*[.BF14]*[.$B$5]/[.$G$4]" office:value-type="float" office:value="0.00128979556837437" calcext:value-type="float">
            <text:p>0.0012897956</text:p>
          </table:table-cell>
          <table:table-cell table:style-name="ce145" table:formula="of:=[.BA14]-[.BG14]" office:value-type="float" office:value="30.9987102044316" calcext:value-type="float">
            <text:p>30.9987102044</text:p>
          </table:table-cell>
          <table:table-cell table:style-name="ce142"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style-name="ce132" table:formula="of:=SQRT([.BK14]*[.BK14]+[.BD14]*[.BD14])" office:value-type="float" office:value="5.5677643661972" calcext:value-type="float">
            <text:p>5.5677643662</text:p>
          </table:table-cell>
          <table:table-cell table:number-columns-repeated="960"/>
        </table:table-row>
        <table:table-row table:style-name="ro7">
          <table:table-cell table:style-name="ce126" office:value-type="string" calcext:value-type="string">
            <text:p>ROI net</text:p>
          </table:table-cell>
          <table:table-cell table:style-name="ce128" office:value-type="float" office:value="5965" calcext:value-type="float">
            <text:p>5965</text:p>
          </table:table-cell>
          <table:table-cell table:style-name="ce131" office:value-type="float" office:value="170" calcext:value-type="float">
            <text:p>170</text:p>
          </table:table-cell>
          <table:table-cell table:style-name="ce132"/>
          <table:table-cell table:style-name="ce136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142"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style-name="ce145"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style-name="ce142"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style-name="ce132"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145" office:value-type="float" office:value="270" calcext:value-type="float">
            <text:p>270</text:p>
          </table:table-cell>
          <table:table-cell table:style-name="ce142"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style-name="ce145"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formula="of:=2*[.AA15]*[.AB15]*[.$B$5]/[.$G$4]" office:value-type="float" office:value="0.0139509180154151" calcext:value-type="float">
            <text:p>0.013950918</text:p>
          </table:table-cell>
          <table:table-cell table:style-name="ce145"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style-name="ce132"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145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style-name="ce145"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formula="of:=2*[.AP15]*[.AQ15]*[.$B$5]/[.$G$4]" office:value-type="float" office:value="0.0135972659654281" calcext:value-type="float">
            <text:p>0.013597266</text:p>
          </table:table-cell>
          <table:table-cell table:style-name="ce145"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style-name="ce132"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145" office:value-type="float" office:value="64" calcext:value-type="float">
            <text:p>64</text:p>
          </table:table-cell>
          <table:table-cell table:style-name="ce142"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style-name="ce145" table:formula="of:=SQRT([.BA15])" office:value-type="float" office:value="8" calcext:value-type="float">
            <text:p>8</text:p>
          </table:table-cell>
          <table:table-cell table:style-name="ce142"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formula="of:=2*[.BE15]*[.BF15]*[.$B$5]/[.$G$4]" office:value-type="float" office:value="0.00114583701534935" calcext:value-type="float">
            <text:p>0.001145837</text:p>
          </table:table-cell>
          <table:table-cell table:style-name="ce145" table:formula="of:=[.BA15]-[.BG15]" office:value-type="float" office:value="63.9988541629847" calcext:value-type="float">
            <text:p>63.998854163</text:p>
          </table:table-cell>
          <table:table-cell table:style-name="ce142"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style-name="ce132" table:formula="of:=SQRT([.BK15]*[.BK15]+[.BD15]*[.BD15])" office:value-type="float" office:value="8.00000000199904" calcext:value-type="float">
            <text:p>8.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142"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style-name="ce145"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style-name="ce142"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style-name="ce132"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145" office:value-type="float" office:value="326" calcext:value-type="float">
            <text:p>326</text:p>
          </table:table-cell>
          <table:table-cell table:style-name="ce142"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style-name="ce145"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formula="of:=2*[.AA16]*[.AB16]*[.$B$5]/[.$G$4]" office:value-type="float" office:value="0.013630962382749" calcext:value-type="float">
            <text:p>0.0136309624</text:p>
          </table:table-cell>
          <table:table-cell table:style-name="ce145"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style-name="ce132"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145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style-name="ce145"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formula="of:=2*[.AP16]*[.AQ16]*[.$B$5]/[.$G$4]" office:value-type="float" office:value="0.0148244662361326" calcext:value-type="float">
            <text:p>0.0148244662</text:p>
          </table:table-cell>
          <table:table-cell table:style-name="ce145"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style-name="ce132"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145" office:value-type="float" office:value="103" calcext:value-type="float">
            <text:p>103</text:p>
          </table:table-cell>
          <table:table-cell table:style-name="ce142"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style-name="ce145" table:formula="of:=SQRT([.BA16])" office:value-type="float" office:value="10.1488915650922" calcext:value-type="float">
            <text:p>10.1488915651</text:p>
          </table:table-cell>
          <table:table-cell table:style-name="ce142"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formula="of:=2*[.BE16]*[.BF16]*[.$B$5]/[.$G$4]" office:value-type="float" office:value="0.00121958122695106" calcext:value-type="float">
            <text:p>0.0012195812</text:p>
          </table:table-cell>
          <table:table-cell table:style-name="ce145" table:formula="of:=[.BA16]-[.BG16]" office:value-type="float" office:value="102.998780418773" calcext:value-type="float">
            <text:p>102.9987804188</text:p>
          </table:table-cell>
          <table:table-cell table:style-name="ce142"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style-name="ce132" table:formula="of:=SQRT([.BK16]*[.BK16]+[.BD16]*[.BD16])" office:value-type="float" office:value="10.1488915666955" calcext:value-type="float">
            <text:p>10.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142"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style-name="ce145"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style-name="ce142"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style-name="ce132"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145" office:value-type="float" office:value="369" calcext:value-type="float">
            <text:p>369</text:p>
          </table:table-cell>
          <table:table-cell table:style-name="ce142"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style-name="ce145"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formula="of:=2*[.AA17]*[.AB17]*[.$B$5]/[.$G$4]" office:value-type="float" office:value="0.0134753936931868" calcext:value-type="float">
            <text:p>0.0134753937</text:p>
          </table:table-cell>
          <table:table-cell table:style-name="ce145"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style-name="ce132"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145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style-name="ce145"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formula="of:=2*[.AP17]*[.AQ17]*[.$B$5]/[.$G$4]" office:value-type="float" office:value="0.0143002344240774" calcext:value-type="float">
            <text:p>0.0143002344</text:p>
          </table:table-cell>
          <table:table-cell table:style-name="ce145"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style-name="ce132"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145" office:value-type="float" office:value="118" calcext:value-type="float">
            <text:p>118</text:p>
          </table:table-cell>
          <table:table-cell table:style-name="ce142"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style-name="ce145" table:formula="of:=SQRT([.BA17])" office:value-type="float" office:value="10.8627804912002" calcext:value-type="float">
            <text:p>10.8627804912</text:p>
          </table:table-cell>
          <table:table-cell table:style-name="ce142"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formula="of:=2*[.BE17]*[.BF17]*[.$B$5]/[.$G$4]" office:value-type="float" office:value="0.00136617847665205" calcext:value-type="float">
            <text:p>0.0013661785</text:p>
          </table:table-cell>
          <table:table-cell table:style-name="ce145" table:formula="of:=[.BA17]-[.BG17]" office:value-type="float" office:value="117.998633821523" calcext:value-type="float">
            <text:p>117.9986338215</text:p>
          </table:table-cell>
          <table:table-cell table:style-name="ce142"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style-name="ce132" table:formula="of:=SQRT([.BK17]*[.BK17]+[.BD17]*[.BD17])" office:value-type="float" office:value="10.8627804930793" calcext:value-type="float">
            <text:p>10.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142"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style-name="ce145"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style-name="ce142"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style-name="ce132"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145" office:value-type="float" office:value="300" calcext:value-type="float">
            <text:p>300</text:p>
          </table:table-cell>
          <table:table-cell table:style-name="ce142"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style-name="ce145"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formula="of:=2*[.AA18]*[.AB18]*[.$B$5]/[.$G$4]" office:value-type="float" office:value="0.0137554734505577" calcext:value-type="float">
            <text:p>0.0137554735</text:p>
          </table:table-cell>
          <table:table-cell table:style-name="ce145"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style-name="ce132"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145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style-name="ce145"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formula="of:=2*[.AP18]*[.AQ18]*[.$B$5]/[.$G$4]" office:value-type="float" office:value="0.0135396266536429" calcext:value-type="float">
            <text:p>0.0135396267</text:p>
          </table:table-cell>
          <table:table-cell table:style-name="ce145"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style-name="ce132"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145" office:value-type="float" office:value="102" calcext:value-type="float">
            <text:p>102</text:p>
          </table:table-cell>
          <table:table-cell table:style-name="ce142"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style-name="ce145" table:formula="of:=SQRT([.BA18])" office:value-type="float" office:value="10.0995049383621" calcext:value-type="float">
            <text:p>10.0995049384</text:p>
          </table:table-cell>
          <table:table-cell table:style-name="ce142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formula="of:=2*[.BE18]*[.BF18]*[.$B$5]/[.$G$4]" office:value-type="float" office:value="0.00128425541338583" calcext:value-type="float">
            <text:p>0.0012842554</text:p>
          </table:table-cell>
          <table:table-cell table:style-name="ce145" table:formula="of:=[.BA18]-[.BG18]" office:value-type="float" office:value="101.998715744587" calcext:value-type="float">
            <text:p>101.9987157446</text:p>
          </table:table-cell>
          <table:table-cell table:style-name="ce142"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style-name="ce132" table:formula="of:=SQRT([.BK18]*[.BK18]+[.BD18]*[.BD18])" office:value-type="float" office:value="10.0995049401769" calcext:value-type="float">
            <text:p>10.0995049402</text:p>
          </table:table-cell>
          <table:table-cell table:number-columns-repeated="960"/>
        </table:table-row>
        <table:table-row table:style-name="ro10">
          <table:table-cell table:style-name="ce121" office:value-type="string" calcext:value-type="string">
            <text:p>Fonte 2 (Menor actividade)</text:p>
          </table:table-cell>
          <table:table-cell table:style-name="ce127"/>
          <table:table-cell table:style-name="ce129"/>
          <table:table-cell table:style-name="ce132"/>
          <table:table-cell table:style-name="ce136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142"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style-name="ce145"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style-name="ce142"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style-name="ce132"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145" office:value-type="float" office:value="257" calcext:value-type="float">
            <text:p>257</text:p>
          </table:table-cell>
          <table:table-cell table:style-name="ce142"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style-name="ce145"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formula="of:=2*[.AA19]*[.AB19]*[.$B$5]/[.$G$4]" office:value-type="float" office:value="0.0136690612463456" calcext:value-type="float">
            <text:p>0.0136690612</text:p>
          </table:table-cell>
          <table:table-cell table:style-name="ce145"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style-name="ce132"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145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style-name="ce145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formula="of:=2*[.AP19]*[.AQ19]*[.$B$5]/[.$G$4]" office:value-type="float" office:value="0.0138902123563756" calcext:value-type="float">
            <text:p>0.0138902124</text:p>
          </table:table-cell>
          <table:table-cell table:style-name="ce145"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style-name="ce132"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145" office:value-type="float" office:value="83" calcext:value-type="float">
            <text:p>83</text:p>
          </table:table-cell>
          <table:table-cell table:style-name="ce142"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style-name="ce145" table:formula="of:=SQRT([.BA19])" office:value-type="float" office:value="9.1104335791443" calcext:value-type="float">
            <text:p>9.1104335791</text:p>
          </table:table-cell>
          <table:table-cell table:style-name="ce142"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formula="of:=2*[.BE19]*[.BF19]*[.$B$5]/[.$G$4]" office:value-type="float" office:value="0.00122511979903817" calcext:value-type="float">
            <text:p>0.0012251198</text:p>
          </table:table-cell>
          <table:table-cell table:style-name="ce145" table:formula="of:=[.BA19]-[.BG19]" office:value-type="float" office:value="82.998774880201" calcext:value-type="float">
            <text:p>82.9987748802</text:p>
          </table:table-cell>
          <table:table-cell table:style-name="ce142"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style-name="ce132" table:formula="of:=SQRT([.BK19]*[.BK19]+[.BD19]*[.BD19])" office:value-type="float" office:value="9.11043358095915" calcext:value-type="float">
            <text:p>9.110433581</text:p>
          </table:table-cell>
          <table:table-cell table:number-columns-repeated="960"/>
        </table:table-row>
        <table:table-row table:style-name="ro7">
          <table:table-cell table:style-name="ce123"/>
          <table:table-cell office:value-type="string" calcext:value-type="string">
            <text:p>valor</text:p>
          </table:table-cell>
          <table:table-cell table:style-name="ce130" office:value-type="string" calcext:value-type="string">
            <text:p>erro</text:p>
          </table:table-cell>
          <table:table-cell table:style-name="ce132"/>
          <table:table-cell table:style-name="ce136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142"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style-name="ce145"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style-name="ce142"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style-name="ce132"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145" office:value-type="float" office:value="178" calcext:value-type="float">
            <text:p>178</text:p>
          </table:table-cell>
          <table:table-cell table:style-name="ce142"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style-name="ce145"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formula="of:=2*[.AA20]*[.AB20]*[.$B$5]/[.$G$4]" office:value-type="float" office:value="0.0146294826254376" calcext:value-type="float">
            <text:p>0.0146294826</text:p>
          </table:table-cell>
          <table:table-cell table:style-name="ce145"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style-name="ce132"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145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style-name="ce145"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formula="of:=2*[.AP20]*[.AQ20]*[.$B$5]/[.$G$4]" office:value-type="float" office:value="0.0139361541212281" calcext:value-type="float">
            <text:p>0.0139361541</text:p>
          </table:table-cell>
          <table:table-cell table:style-name="ce145"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style-name="ce132"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145" office:value-type="float" office:value="76" calcext:value-type="float">
            <text:p>76</text:p>
          </table:table-cell>
          <table:table-cell table:style-name="ce142"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style-name="ce145" table:formula="of:=SQRT([.BA20])" office:value-type="float" office:value="8.71779788708135" calcext:value-type="float">
            <text:p>8.7177978871</text:p>
          </table:table-cell>
          <table:table-cell table:style-name="ce142"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formula="of:=2*[.BE20]*[.BF20]*[.$B$5]/[.$G$4]" office:value-type="float" office:value="0.00127039711140736" calcext:value-type="float">
            <text:p>0.0012703971</text:p>
          </table:table-cell>
          <table:table-cell table:style-name="ce145" table:formula="of:=[.BA20]-[.BG20]" office:value-type="float" office:value="75.9987296028886" calcext:value-type="float">
            <text:p>75.9987296029</text:p>
          </table:table-cell>
          <table:table-cell table:style-name="ce142"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style-name="ce132" table:formula="of:=SQRT([.BK20]*[.BK20]+[.BD20]*[.BD20])" office:value-type="float" office:value="8.71779788915707" calcext:value-type="float">
            <text:p>8.7177978892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style-name="ce130" table:formula="of:=SQRT(([.C28]/[.B27])^2 + [.C27]^2*([.B28]/[.B27]^2)^2)" office:value-type="float" office:value="0.051238020259372" calcext:value-type="float">
            <text:p>0.0512380203</text:p>
          </table:table-cell>
          <table:table-cell table:style-name="ce132"/>
          <table:table-cell table:style-name="ce136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142"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style-name="ce145"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style-name="ce142"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style-name="ce132"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145" office:value-type="float" office:value="100" calcext:value-type="float">
            <text:p>100</text:p>
          </table:table-cell>
          <table:table-cell table:style-name="ce142"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style-name="ce145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formula="of:=2*[.AA21]*[.AB21]*[.$B$5]/[.$G$4]" office:value-type="float" office:value="0.0132911656796145" calcext:value-type="float">
            <text:p>0.0132911657</text:p>
          </table:table-cell>
          <table:table-cell table:style-name="ce145"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style-name="ce132"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145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style-name="ce145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formula="of:=2*[.AP21]*[.AQ21]*[.$B$5]/[.$G$4]" office:value-type="float" office:value="0.0139004201528995" calcext:value-type="float">
            <text:p>0.0139004202</text:p>
          </table:table-cell>
          <table:table-cell table:style-name="ce145"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style-name="ce132"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145" office:value-type="float" office:value="43" calcext:value-type="float">
            <text:p>43</text:p>
          </table:table-cell>
          <table:table-cell table:style-name="ce142"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style-name="ce145" table:formula="of:=SQRT([.BA21])" office:value-type="float" office:value="6.557438524302" calcext:value-type="float">
            <text:p>6.5574385243</text:p>
          </table:table-cell>
          <table:table-cell table:style-name="ce142"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formula="of:=2*[.BE21]*[.BF21]*[.$B$5]/[.$G$4]" office:value-type="float" office:value="0.00130284659062593" calcext:value-type="float">
            <text:p>0.0013028466</text:p>
          </table:table-cell>
          <table:table-cell table:style-name="ce145" table:formula="of:=[.BA21]-[.BG21]" office:value-type="float" office:value="42.9986971534094" calcext:value-type="float">
            <text:p>42.9986971534</text:p>
          </table:table-cell>
          <table:table-cell table:style-name="ce142"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style-name="ce132" table:formula="of:=SQRT([.BK21]*[.BK21]+[.BD21]*[.BD21])" office:value-type="float" office:value="6.55743852712307" calcext:value-type="float">
            <text:p>6.5574385271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style-name="ce130" table:formula="of:=SQRT(([.C32]/[.B31])^2 + [.C31]^2*([.B32]/[.B31]^2)^2)" office:value-type="float" office:value="0.0469367093510629" calcext:value-type="float">
            <text:p>0.0469367094</text:p>
          </table:table-cell>
          <table:table-cell table:style-name="ce132"/>
          <table:table-cell table:style-name="ce136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142"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style-name="ce145"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style-name="ce142"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style-name="ce132"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145" office:value-type="float" office:value="38" calcext:value-type="float">
            <text:p>38</text:p>
          </table:table-cell>
          <table:table-cell table:style-name="ce142"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style-name="ce145"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formula="of:=2*[.AA22]*[.AB22]*[.$B$5]/[.$G$4]" office:value-type="float" office:value="0.0144802002817713" calcext:value-type="float">
            <text:p>0.0144802003</text:p>
          </table:table-cell>
          <table:table-cell table:style-name="ce145"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style-name="ce132"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style-name="ce145"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formula="of:=2*[.AP22]*[.AQ22]*[.$B$5]/[.$G$4]" office:value-type="float" office:value="0.0127550225447831" calcext:value-type="float">
            <text:p>0.0127550225</text:p>
          </table:table-cell>
          <table:table-cell table:style-name="ce145"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style-name="ce132"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145" office:value-type="float" office:value="29" calcext:value-type="float">
            <text:p>29</text:p>
          </table:table-cell>
          <table:table-cell table:style-name="ce142"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style-name="ce145" table:formula="of:=SQRT([.BA22])" office:value-type="float" office:value="5.3851648071345" calcext:value-type="float">
            <text:p>5.3851648071</text:p>
          </table:table-cell>
          <table:table-cell table:style-name="ce142"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formula="of:=2*[.BE22]*[.BF22]*[.$B$5]/[.$G$4]" office:value-type="float" office:value="0.00122986692041264" calcext:value-type="float">
            <text:p>0.0012298669</text:p>
          </table:table-cell>
          <table:table-cell table:style-name="ce145" table:formula="of:=[.BA22]-[.BG22]" office:value-type="float" office:value="28.9987701330796" calcext:value-type="float">
            <text:p>28.9987701331</text:p>
          </table:table-cell>
          <table:table-cell table:style-name="ce142"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style-name="ce132" table:formula="of:=SQRT([.BK22]*[.BK22]+[.BD22]*[.BD22])" office:value-type="float" office:value="5.38516481010883" calcext:value-type="float">
            <text:p>5.3851648101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142"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style-name="ce145"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style-name="ce142"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style-name="ce132"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145" office:value-type="float" office:value="20" calcext:value-type="float">
            <text:p>20</text:p>
          </table:table-cell>
          <table:table-cell table:style-name="ce142"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style-name="ce145"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formula="of:=2*[.AA23]*[.AB23]*[.$B$5]/[.$G$4]" office:value-type="float" office:value="0.0132786865147542" calcext:value-type="float">
            <text:p>0.0132786865</text:p>
          </table:table-cell>
          <table:table-cell table:style-name="ce145"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style-name="ce132"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style-name="ce145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formula="of:=2*[.AP23]*[.AQ23]*[.$B$5]/[.$G$4]" office:value-type="float" office:value="0.0144815564222781" calcext:value-type="float">
            <text:p>0.0144815564</text:p>
          </table:table-cell>
          <table:table-cell table:style-name="ce145"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style-name="ce132"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145" office:value-type="float" office:value="5" calcext:value-type="float">
            <text:p>5</text:p>
          </table:table-cell>
          <table:table-cell table:style-name="ce142"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style-name="ce145" table:formula="of:=SQRT([.BA23])" office:value-type="float" office:value="2.23606797749979" calcext:value-type="float">
            <text:p>2.2360679775</text:p>
          </table:table-cell>
          <table:table-cell table:style-name="ce142"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formula="of:=2*[.BE23]*[.BF23]*[.$B$5]/[.$G$4]" office:value-type="float" office:value="0.00124360650478421" calcext:value-type="float">
            <text:p>0.0012436065</text:p>
          </table:table-cell>
          <table:table-cell table:style-name="ce145" table:formula="of:=[.BA23]-[.BG23]" office:value-type="float" office:value="4.99875639349522" calcext:value-type="float">
            <text:p>4.9987563935</text:p>
          </table:table-cell>
          <table:table-cell table:style-name="ce142"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style-name="ce132" table:formula="of:=SQRT([.BK23]*[.BK23]+[.BD23]*[.BD23])" office:value-type="float" office:value="2.23606798451097" calcext:value-type="float">
            <text:p>2.2360679845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142"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style-name="ce145"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style-name="ce142"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style-name="ce132"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145" office:value-type="float" office:value="9" calcext:value-type="float">
            <text:p>9</text:p>
          </table:table-cell>
          <table:table-cell table:style-name="ce142"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style-name="ce145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formula="of:=2*[.AA24]*[.AB24]*[.$B$5]/[.$G$4]" office:value-type="float" office:value="0.0137620470577432" calcext:value-type="float">
            <text:p>0.0137620471</text:p>
          </table:table-cell>
          <table:table-cell table:style-name="ce145"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style-name="ce132"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style-name="ce145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formula="of:=2*[.AP24]*[.AQ24]*[.$B$5]/[.$G$4]" office:value-type="float" office:value="0.012151366326398" calcext:value-type="float">
            <text:p>0.0121513663</text:p>
          </table:table-cell>
          <table:table-cell table:style-name="ce145"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style-name="ce132"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145" office:value-type="float" office:value="3" calcext:value-type="float">
            <text:p>3</text:p>
          </table:table-cell>
          <table:table-cell table:style-name="ce142"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style-name="ce145" table:formula="of:=SQRT([.BA24])" office:value-type="float" office:value="1.73205080756888" calcext:value-type="float">
            <text:p>1.7320508076</text:p>
          </table:table-cell>
          <table:table-cell table:style-name="ce142"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formula="of:=2*[.BE24]*[.BF24]*[.$B$5]/[.$G$4]" office:value-type="float" office:value="0.00110625814811123" calcext:value-type="float">
            <text:p>0.0011062581</text:p>
          </table:table-cell>
          <table:table-cell table:style-name="ce145" table:formula="of:=[.BA24]-[.BG24]" office:value-type="float" office:value="2.99889374185189" calcext:value-type="float">
            <text:p>2.9988937419</text:p>
          </table:table-cell>
          <table:table-cell table:style-name="ce142"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style-name="ce132" table:formula="of:=SQRT([.BK24]*[.BK24]+[.BD24]*[.BD24])" office:value-type="float" office:value="1.7320508151343" calcext:value-type="float">
            <text:p>1.7320508151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142"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style-name="ce145"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style-name="ce142"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style-name="ce132"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145" office:value-type="float" office:value="6" calcext:value-type="float">
            <text:p>6</text:p>
          </table:table-cell>
          <table:table-cell table:style-name="ce142"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style-name="ce145"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formula="of:=2*[.AA25]*[.AB25]*[.$B$5]/[.$G$4]" office:value-type="float" office:value="0.0130443881903531" calcext:value-type="float">
            <text:p>0.0130443882</text:p>
          </table:table-cell>
          <table:table-cell table:style-name="ce145"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style-name="ce132"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style-name="ce145"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formula="of:=2*[.AP25]*[.AQ25]*[.$B$5]/[.$G$4]" office:value-type="float" office:value="0.0129067766716391" calcext:value-type="float">
            <text:p>0.0129067767</text:p>
          </table:table-cell>
          <table:table-cell table:style-name="ce145"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style-name="ce132"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style-name="ce145" table:formula="of:=SQRT([.BA25])" office:value-type="float" office:value="1" calcext:value-type="float">
            <text:p>1</text:p>
          </table:table-cell>
          <table:table-cell table:style-name="ce142"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formula="of:=2*[.BE25]*[.BF25]*[.$B$5]/[.$G$4]" office:value-type="float" office:value="0.00121869321925147" calcext:value-type="float">
            <text:p>0.0012186932</text:p>
          </table:table-cell>
          <table:table-cell table:style-name="ce145" table:formula="of:=[.BA25]-[.BG25]" office:value-type="float" office:value="0.998781306780749" calcext:value-type="float">
            <text:p>0.9987813068</text:p>
          </table:table-cell>
          <table:table-cell table:style-name="ce142"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style-name="ce132" table:formula="of:=SQRT([.BK25]*[.BK25]+[.BD25]*[.BD25])" office:value-type="float" office:value="1.00000001529544" calcext:value-type="float">
            <text:p>1.0000000153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A</text:p>
          </table:table-cell>
          <table:table-cell/>
          <table:table-cell table:style-name="ce130"/>
          <table:table-cell table:style-name="ce132"/>
          <table:table-cell table:style-name="ce136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142"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style-name="ce145"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style-name="ce142"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style-name="ce132"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style-name="ce145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formula="of:=2*[.AA26]*[.AB26]*[.$B$5]/[.$G$4]" office:value-type="float" office:value="0.0126355151678098" calcext:value-type="float">
            <text:p>0.0126355152</text:p>
          </table:table-cell>
          <table:table-cell table:style-name="ce145"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style-name="ce132"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style-name="ce145"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formula="of:=2*[.AP26]*[.AQ26]*[.$B$5]/[.$G$4]" office:value-type="float" office:value="0.0125750900895648" calcext:value-type="float">
            <text:p>0.0125750901</text:p>
          </table:table-cell>
          <table:table-cell table:style-name="ce145"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style-name="ce132"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style-name="ce145" table:formula="of:=SQRT([.BA26])" office:value-type="float" office:value="1" calcext:value-type="float">
            <text:p>1</text:p>
          </table:table-cell>
          <table:table-cell table:style-name="ce142"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formula="of:=2*[.BE26]*[.BF26]*[.$B$5]/[.$G$4]" office:value-type="float" office:value="0.00122124327344762" calcext:value-type="float">
            <text:p>0.0012212433</text:p>
          </table:table-cell>
          <table:table-cell table:style-name="ce145" table:formula="of:=[.BA26]-[.BG26]" office:value-type="float" office:value="0.998778756726552" calcext:value-type="float">
            <text:p>0.9987787567</text:p>
          </table:table-cell>
          <table:table-cell table:style-name="ce142"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style-name="ce132" table:formula="of:=SQRT([.BK26]*[.BK26]+[.BD26]*[.BD26])" office:value-type="float" office:value="1.00000001414842" calcext:value-type="float">
            <text:p>1.0000000141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30" office:value-type="float" office:value="49" calcext:value-type="float">
            <text:p>49</text:p>
          </table:table-cell>
          <table:table-cell table:style-name="ce132"/>
          <table:table-cell table:style-name="ce136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142"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style-name="ce145"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style-name="ce142"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style-name="ce132"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145" office:value-type="float" office:value="8" calcext:value-type="float">
            <text:p>8</text:p>
          </table:table-cell>
          <table:table-cell table:style-name="ce142"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style-name="ce145"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formula="of:=2*[.AA27]*[.AB27]*[.$B$5]/[.$G$4]" office:value-type="float" office:value="0.0136679589646529" calcext:value-type="float">
            <text:p>0.013667959</text:p>
          </table:table-cell>
          <table:table-cell table:style-name="ce145"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style-name="ce132"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style-name="ce145"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formula="of:=2*[.AP27]*[.AQ27]*[.$B$5]/[.$G$4]" office:value-type="float" office:value="0.0126290016850802" calcext:value-type="float">
            <text:p>0.0126290017</text:p>
          </table:table-cell>
          <table:table-cell table:style-name="ce145"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style-name="ce132"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style-name="ce145" table:formula="of:=SQRT([.BA27])" office:value-type="float" office:value="0" calcext:value-type="float">
            <text:p>0</text:p>
          </table:table-cell>
          <table:table-cell table:style-name="ce142"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formula="of:=2*[.BE27]*[.BF27]*[.$B$5]/[.$G$4]" office:value-type="float" office:value="0.00112971833013555" calcext:value-type="float">
            <text:p>0.0011297183</text:p>
          </table:table-cell>
          <table:table-cell table:style-name="ce145" table:formula="of:=[.BA27]-[.BG27]" office:value-type="float" office:value="-0.00112971833013555" calcext:value-type="float">
            <text:p>-0.0011297183</text:p>
          </table:table-cell>
          <table:table-cell table:style-name="ce142"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style-name="ce132" table:formula="of:=SQRT([.BK27]*[.BK27]+[.BD27]*[.BD27])" office:value-type="float" office:value="0.000157646783143037" calcext:value-type="float">
            <text:p>0.0001576468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2"/>
          <table:table-cell table:style-name="ce136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142"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style-name="ce145"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style-name="ce142"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style-name="ce132"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style-name="ce145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formula="of:=2*[.AA28]*[.AB28]*[.$B$5]/[.$G$4]" office:value-type="float" office:value="0.0135976734756297" calcext:value-type="float">
            <text:p>0.0135976735</text:p>
          </table:table-cell>
          <table:table-cell table:style-name="ce145"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style-name="ce132"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style-name="ce145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formula="of:=2*[.AP28]*[.AQ28]*[.$B$5]/[.$G$4]" office:value-type="float" office:value="0.0124269768325422" calcext:value-type="float">
            <text:p>0.0124269768</text:p>
          </table:table-cell>
          <table:table-cell table:style-name="ce145"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style-name="ce132"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style-name="ce145" table:formula="of:=SQRT([.BA28])" office:value-type="float" office:value="1" calcext:value-type="float">
            <text:p>1</text:p>
          </table:table-cell>
          <table:table-cell table:style-name="ce142"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formula="of:=2*[.BE28]*[.BF28]*[.$B$5]/[.$G$4]" office:value-type="float" office:value="0.0012934330758497" calcext:value-type="float">
            <text:p>0.0012934331</text:p>
          </table:table-cell>
          <table:table-cell table:style-name="ce145" table:formula="of:=[.BA28]-[.BG28]" office:value-type="float" office:value="0.99870656692415" calcext:value-type="float">
            <text:p>0.9987065669</text:p>
          </table:table-cell>
          <table:table-cell table:style-name="ce142"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style-name="ce132" table:formula="of:=SQRT([.BK28]*[.BK28]+[.BD28]*[.BD28])" office:value-type="float" office:value="1.00000001469959" calcext:value-type="float">
            <text:p>1.0000000147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142"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style-name="ce145"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style-name="ce142"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style-name="ce132"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145" office:value-type="float" office:value="17" calcext:value-type="float">
            <text:p>17</text:p>
          </table:table-cell>
          <table:table-cell table:style-name="ce142"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style-name="ce145"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formula="of:=2*[.AA29]*[.AB29]*[.$B$5]/[.$G$4]" office:value-type="float" office:value="0.0136070462102651" calcext:value-type="float">
            <text:p>0.0136070462</text:p>
          </table:table-cell>
          <table:table-cell table:style-name="ce145"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style-name="ce132"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style-name="ce145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formula="of:=2*[.AP29]*[.AQ29]*[.$B$5]/[.$G$4]" office:value-type="float" office:value="0.0125168428527248" calcext:value-type="float">
            <text:p>0.0125168429</text:p>
          </table:table-cell>
          <table:table-cell table:style-name="ce145"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style-name="ce132"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style-name="ce145" table:formula="of:=SQRT([.BA29])" office:value-type="float" office:value="1" calcext:value-type="float">
            <text:p>1</text:p>
          </table:table-cell>
          <table:table-cell table:style-name="ce142"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formula="of:=2*[.BE29]*[.BF29]*[.$B$5]/[.$G$4]" office:value-type="float" office:value="0.00123892111656533" calcext:value-type="float">
            <text:p>0.0012389211</text:p>
          </table:table-cell>
          <table:table-cell table:style-name="ce145" table:formula="of:=[.BA29]-[.BG29]" office:value-type="float" office:value="0.998761078883435" calcext:value-type="float">
            <text:p>0.9987610789</text:p>
          </table:table-cell>
          <table:table-cell table:style-name="ce142"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style-name="ce132" table:formula="of:=SQRT([.BK29]*[.BK29]+[.BD29]*[.BD29])" office:value-type="float" office:value="1.00000001326141" calcext:value-type="float">
            <text:p>1.0000000133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B</text:p>
          </table:table-cell>
          <table:table-cell/>
          <table:table-cell table:style-name="ce130"/>
          <table:table-cell table:style-name="ce132"/>
          <table:table-cell table:style-name="ce136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142"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style-name="ce145"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style-name="ce142"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style-name="ce132"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145" office:value-type="float" office:value="43" calcext:value-type="float">
            <text:p>43</text:p>
          </table:table-cell>
          <table:table-cell table:style-name="ce142"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style-name="ce145"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formula="of:=2*[.AA30]*[.AB30]*[.$B$5]/[.$G$4]" office:value-type="float" office:value="0.013632084705927" calcext:value-type="float">
            <text:p>0.0136320847</text:p>
          </table:table-cell>
          <table:table-cell table:style-name="ce145"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style-name="ce132"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145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style-name="ce145"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formula="of:=2*[.AP30]*[.AQ30]*[.$B$5]/[.$G$4]" office:value-type="float" office:value="0.0124338443815125" calcext:value-type="float">
            <text:p>0.0124338444</text:p>
          </table:table-cell>
          <table:table-cell table:style-name="ce145"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style-name="ce132"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145" office:value-type="float" office:value="7" calcext:value-type="float">
            <text:p>7</text:p>
          </table:table-cell>
          <table:table-cell table:style-name="ce142"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style-name="ce145" table:formula="of:=SQRT([.BA30])" office:value-type="float" office:value="2.64575131106459" calcext:value-type="float">
            <text:p>2.6457513111</text:p>
          </table:table-cell>
          <table:table-cell table:style-name="ce142"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formula="of:=2*[.BE30]*[.BF30]*[.$B$5]/[.$G$4]" office:value-type="float" office:value="0.00122490610734576" calcext:value-type="float">
            <text:p>0.0012249061</text:p>
          </table:table-cell>
          <table:table-cell table:style-name="ce145" table:formula="of:=[.BA30]-[.BG30]" office:value-type="float" office:value="6.99877509389265" calcext:value-type="float">
            <text:p>6.9987750939</text:p>
          </table:table-cell>
          <table:table-cell table:style-name="ce142"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style-name="ce132" table:formula="of:=SQRT([.BK30]*[.BK30]+[.BD30]*[.BD30])" office:value-type="float" office:value="2.6457513159086" calcext:value-type="float">
            <text:p>2.6457513159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30" office:value-type="float" office:value="51" calcext:value-type="float">
            <text:p>51</text:p>
          </table:table-cell>
          <table:table-cell table:style-name="ce132"/>
          <table:table-cell table:style-name="ce136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142"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style-name="ce145"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style-name="ce142"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style-name="ce132"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145" office:value-type="float" office:value="105" calcext:value-type="float">
            <text:p>105</text:p>
          </table:table-cell>
          <table:table-cell table:style-name="ce142"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style-name="ce145"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formula="of:=2*[.AA31]*[.AB31]*[.$B$5]/[.$G$4]" office:value-type="float" office:value="0.0138760630677385" calcext:value-type="float">
            <text:p>0.0138760631</text:p>
          </table:table-cell>
          <table:table-cell table:style-name="ce145"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style-name="ce132"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145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style-name="ce145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formula="of:=2*[.AP31]*[.AQ31]*[.$B$5]/[.$G$4]" office:value-type="float" office:value="0.013690017959497" calcext:value-type="float">
            <text:p>0.013690018</text:p>
          </table:table-cell>
          <table:table-cell table:style-name="ce145"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style-name="ce132"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145" office:value-type="float" office:value="21" calcext:value-type="float">
            <text:p>21</text:p>
          </table:table-cell>
          <table:table-cell table:style-name="ce142"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style-name="ce145" table:formula="of:=SQRT([.BA31])" office:value-type="float" office:value="4.58257569495584" calcext:value-type="float">
            <text:p>4.582575695</text:p>
          </table:table-cell>
          <table:table-cell table:style-name="ce142"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formula="of:=2*[.BE31]*[.BF31]*[.$B$5]/[.$G$4]" office:value-type="float" office:value="0.00126347350057311" calcext:value-type="float">
            <text:p>0.0012634735</text:p>
          </table:table-cell>
          <table:table-cell table:style-name="ce145" table:formula="of:=[.BA31]-[.BG31]" office:value-type="float" office:value="20.9987365264994" calcext:value-type="float">
            <text:p>20.9987365265</text:p>
          </table:table-cell>
          <table:table-cell table:style-name="ce142"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style-name="ce132" table:formula="of:=SQRT([.BK31]*[.BK31]+[.BD31]*[.BD31])" office:value-type="float" office:value="4.58257569783078" calcext:value-type="float">
            <text:p>4.5825756978</text:p>
          </table:table-cell>
          <table:table-cell table:number-columns-repeated="960"/>
        </table:table-row>
        <table:table-row table:style-name="ro7">
          <table:table-cell table:style-name="ce126" office:value-type="string" calcext:value-type="string">
            <text:p>ROI net</text:p>
          </table:table-cell>
          <table:table-cell table:style-name="ce128" office:value-type="float" office:value="847" calcext:value-type="float">
            <text:p>847</text:p>
          </table:table-cell>
          <table:table-cell table:style-name="ce131" office:value-type="float" office:value="118" calcext:value-type="float">
            <text:p>118</text:p>
          </table:table-cell>
          <table:table-cell table:style-name="ce132"/>
          <table:table-cell table:style-name="ce136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142"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style-name="ce145"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style-name="ce142"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style-name="ce132"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145" office:value-type="float" office:value="173" calcext:value-type="float">
            <text:p>173</text:p>
          </table:table-cell>
          <table:table-cell table:style-name="ce142"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style-name="ce145"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formula="of:=2*[.AA32]*[.AB32]*[.$B$5]/[.$G$4]" office:value-type="float" office:value="0.0140049431793473" calcext:value-type="float">
            <text:p>0.0140049432</text:p>
          </table:table-cell>
          <table:table-cell table:style-name="ce145"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style-name="ce132"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145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style-name="ce145"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formula="of:=2*[.AP32]*[.AQ32]*[.$B$5]/[.$G$4]" office:value-type="float" office:value="0.013830622340019" calcext:value-type="float">
            <text:p>0.0138306223</text:p>
          </table:table-cell>
          <table:table-cell table:style-name="ce145"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style-name="ce132"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145" office:value-type="float" office:value="32" calcext:value-type="float">
            <text:p>32</text:p>
          </table:table-cell>
          <table:table-cell table:style-name="ce142"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style-name="ce145" table:formula="of:=SQRT([.BA32])" office:value-type="float" office:value="5.65685424949238" calcext:value-type="float">
            <text:p>5.6568542495</text:p>
          </table:table-cell>
          <table:table-cell table:style-name="ce142"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formula="of:=2*[.BE32]*[.BF32]*[.$B$5]/[.$G$4]" office:value-type="float" office:value="0.00125531997533141" calcext:value-type="float">
            <text:p>0.00125532</text:p>
          </table:table-cell>
          <table:table-cell table:style-name="ce145" table:formula="of:=[.BA32]-[.BG32]" office:value-type="float" office:value="31.9987446800247" calcext:value-type="float">
            <text:p>31.99874468</text:p>
          </table:table-cell>
          <table:table-cell table:style-name="ce142"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style-name="ce132" table:formula="of:=SQRT([.BK32]*[.BK32]+[.BD32]*[.BD32])" office:value-type="float" office:value="5.6568542519307" calcext:value-type="float">
            <text:p>5.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142"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style-name="ce145"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style-name="ce142"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style-name="ce132"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145" office:value-type="float" office:value="245" calcext:value-type="float">
            <text:p>245</text:p>
          </table:table-cell>
          <table:table-cell table:style-name="ce142"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style-name="ce145"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formula="of:=2*[.AA33]*[.AB33]*[.$B$5]/[.$G$4]" office:value-type="float" office:value="0.0130662734923244" calcext:value-type="float">
            <text:p>0.0130662735</text:p>
          </table:table-cell>
          <table:table-cell table:style-name="ce145"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style-name="ce132"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145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style-name="ce145"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formula="of:=2*[.AP33]*[.AQ33]*[.$B$5]/[.$G$4]" office:value-type="float" office:value="0.014046415692973" calcext:value-type="float">
            <text:p>0.0140464157</text:p>
          </table:table-cell>
          <table:table-cell table:style-name="ce145"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style-name="ce132"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145" office:value-type="float" office:value="67" calcext:value-type="float">
            <text:p>67</text:p>
          </table:table-cell>
          <table:table-cell table:style-name="ce142"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style-name="ce145" table:formula="of:=SQRT([.BA33])" office:value-type="float" office:value="8.18535277187245" calcext:value-type="float">
            <text:p>8.1853527719</text:p>
          </table:table-cell>
          <table:table-cell table:style-name="ce142"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formula="of:=2*[.BE33]*[.BF33]*[.$B$5]/[.$G$4]" office:value-type="float" office:value="0.00124645414444832" calcext:value-type="float">
            <text:p>0.0012464541</text:p>
          </table:table-cell>
          <table:table-cell table:style-name="ce145" table:formula="of:=[.BA33]-[.BG33]" office:value-type="float" office:value="66.9987535458556" calcext:value-type="float">
            <text:p>66.9987535459</text:p>
          </table:table-cell>
          <table:table-cell table:style-name="ce142"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style-name="ce132" table:formula="of:=SQRT([.BK33]*[.BK33]+[.BD33]*[.BD33])" office:value-type="float" office:value="8.18535277344413" calcext:value-type="float">
            <text:p>8.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142"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style-name="ce145"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style-name="ce142"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style-name="ce132"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145" office:value-type="float" office:value="320" calcext:value-type="float">
            <text:p>320</text:p>
          </table:table-cell>
          <table:table-cell table:style-name="ce142"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style-name="ce145"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formula="of:=2*[.AA34]*[.AB34]*[.$B$5]/[.$G$4]" office:value-type="float" office:value="0.0135059569583024" calcext:value-type="float">
            <text:p>0.013505957</text:p>
          </table:table-cell>
          <table:table-cell table:style-name="ce145"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style-name="ce132"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145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style-name="ce145"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formula="of:=2*[.AP34]*[.AQ34]*[.$B$5]/[.$G$4]" office:value-type="float" office:value="0.013880832941245" calcext:value-type="float">
            <text:p>0.0138808329</text:p>
          </table:table-cell>
          <table:table-cell table:style-name="ce145"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style-name="ce132"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145" office:value-type="float" office:value="86" calcext:value-type="float">
            <text:p>86</text:p>
          </table:table-cell>
          <table:table-cell table:style-name="ce142"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style-name="ce145" table:formula="of:=SQRT([.BA34])" office:value-type="float" office:value="9.2736184954957" calcext:value-type="float">
            <text:p>9.2736184955</text:p>
          </table:table-cell>
          <table:table-cell table:style-name="ce142"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formula="of:=2*[.BE34]*[.BF34]*[.$B$5]/[.$G$4]" office:value-type="float" office:value="0.00134879663610087" calcext:value-type="float">
            <text:p>0.0013487966</text:p>
          </table:table-cell>
          <table:table-cell table:style-name="ce145" table:formula="of:=[.BA34]-[.BG34]" office:value-type="float" office:value="85.9986512033639" calcext:value-type="float">
            <text:p>85.9986512034</text:p>
          </table:table-cell>
          <table:table-cell table:style-name="ce142"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style-name="ce132" table:formula="of:=SQRT([.BK34]*[.BK34]+[.BD34]*[.BD34])" office:value-type="float" office:value="9.27361849711011" calcext:value-type="float">
            <text:p>9.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142"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style-name="ce145"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style-name="ce142"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style-name="ce132"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145" office:value-type="float" office:value="359" calcext:value-type="float">
            <text:p>359</text:p>
          </table:table-cell>
          <table:table-cell table:style-name="ce142"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style-name="ce145"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formula="of:=2*[.AA35]*[.AB35]*[.$B$5]/[.$G$4]" office:value-type="float" office:value="0.0136223178220803" calcext:value-type="float">
            <text:p>0.0136223178</text:p>
          </table:table-cell>
          <table:table-cell table:style-name="ce145"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style-name="ce132"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45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style-name="ce145"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formula="of:=2*[.AP35]*[.AQ35]*[.$B$5]/[.$G$4]" office:value-type="float" office:value="0.0136442432070222" calcext:value-type="float">
            <text:p>0.0136442432</text:p>
          </table:table-cell>
          <table:table-cell table:style-name="ce145"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style-name="ce132"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145" office:value-type="float" office:value="102" calcext:value-type="float">
            <text:p>102</text:p>
          </table:table-cell>
          <table:table-cell table:style-name="ce142"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style-name="ce145" table:formula="of:=SQRT([.BA35])" office:value-type="float" office:value="10.0995049383621" calcext:value-type="float">
            <text:p>10.0995049384</text:p>
          </table:table-cell>
          <table:table-cell table:style-name="ce142"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formula="of:=2*[.BE35]*[.BF35]*[.$B$5]/[.$G$4]" office:value-type="float" office:value="0.00118417488787003" calcext:value-type="float">
            <text:p>0.0011841749</text:p>
          </table:table-cell>
          <table:table-cell table:style-name="ce145" table:formula="of:=[.BA35]-[.BG35]" office:value-type="float" office:value="101.998815825112" calcext:value-type="float">
            <text:p>101.9988158251</text:p>
          </table:table-cell>
          <table:table-cell table:style-name="ce142"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style-name="ce132" table:formula="of:=SQRT([.BK35]*[.BK35]+[.BD35]*[.BD35])" office:value-type="float" office:value="10.099504939489" calcext:value-type="float">
            <text:p>10.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142"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style-name="ce145"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style-name="ce142"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style-name="ce132"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145" office:value-type="float" office:value="366" calcext:value-type="float">
            <text:p>366</text:p>
          </table:table-cell>
          <table:table-cell table:style-name="ce142"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style-name="ce145"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formula="of:=2*[.AA36]*[.AB36]*[.$B$5]/[.$G$4]" office:value-type="float" office:value="0.0146501654382896" calcext:value-type="float">
            <text:p>0.0146501654</text:p>
          </table:table-cell>
          <table:table-cell table:style-name="ce145"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style-name="ce132"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45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style-name="ce145"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formula="of:=2*[.AP36]*[.AQ36]*[.$B$5]/[.$G$4]" office:value-type="float" office:value="0.0136442432070222" calcext:value-type="float">
            <text:p>0.0136442432</text:p>
          </table:table-cell>
          <table:table-cell table:style-name="ce145"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style-name="ce132"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145" office:value-type="float" office:value="136" calcext:value-type="float">
            <text:p>136</text:p>
          </table:table-cell>
          <table:table-cell table:style-name="ce142"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style-name="ce145" table:formula="of:=SQRT([.BA36])" office:value-type="float" office:value="11.6619037896906" calcext:value-type="float">
            <text:p>11.6619037897</text:p>
          </table:table-cell>
          <table:table-cell table:style-name="ce142"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formula="of:=2*[.BE36]*[.BF36]*[.$B$5]/[.$G$4]" office:value-type="float" office:value="0.00127377185724609" calcext:value-type="float">
            <text:p>0.0012737719</text:p>
          </table:table-cell>
          <table:table-cell table:style-name="ce145" table:formula="of:=[.BA36]-[.BG36]" office:value-type="float" office:value="135.998726228143" calcext:value-type="float">
            <text:p>135.9987262281</text:p>
          </table:table-cell>
          <table:table-cell table:style-name="ce142"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style-name="ce132" table:formula="of:=SQRT([.BK36]*[.BK36]+[.BD36]*[.BD36])" office:value-type="float" office:value="11.661903790813" calcext:value-type="float">
            <text:p>11.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142"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style-name="ce145"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style-name="ce142"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style-name="ce132"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145" office:value-type="float" office:value="280" calcext:value-type="float">
            <text:p>280</text:p>
          </table:table-cell>
          <table:table-cell table:style-name="ce142"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style-name="ce145"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formula="of:=2*[.AA37]*[.AB37]*[.$B$5]/[.$G$4]" office:value-type="float" office:value="0.0141460819994779" calcext:value-type="float">
            <text:p>0.014146082</text:p>
          </table:table-cell>
          <table:table-cell table:style-name="ce145"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style-name="ce132"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145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style-name="ce145"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formula="of:=2*[.AP37]*[.AQ37]*[.$B$5]/[.$G$4]" office:value-type="float" office:value="0.0134150287393978" calcext:value-type="float">
            <text:p>0.0134150287</text:p>
          </table:table-cell>
          <table:table-cell table:style-name="ce145"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style-name="ce132"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145" office:value-type="float" office:value="107" calcext:value-type="float">
            <text:p>107</text:p>
          </table:table-cell>
          <table:table-cell table:style-name="ce142"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style-name="ce145" table:formula="of:=SQRT([.BA37])" office:value-type="float" office:value="10.3440804327886" calcext:value-type="float">
            <text:p>10.3440804328</text:p>
          </table:table-cell>
          <table:table-cell table:style-name="ce142"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formula="of:=2*[.BE37]*[.BF37]*[.$B$5]/[.$G$4]" office:value-type="float" office:value="0.00129780504958637" calcext:value-type="float">
            <text:p>0.001297805</text:p>
          </table:table-cell>
          <table:table-cell table:style-name="ce145" table:formula="of:=[.BA37]-[.BG37]" office:value-type="float" office:value="106.99870219495" calcext:value-type="float">
            <text:p>106.998702195</text:p>
          </table:table-cell>
          <table:table-cell table:style-name="ce142"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style-name="ce132" table:formula="of:=SQRT([.BK37]*[.BK37]+[.BD37]*[.BD37])" office:value-type="float" office:value="10.3440804341287" calcext:value-type="float">
            <text:p>10.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142"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style-name="ce145"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style-name="ce142"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style-name="ce132"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145" office:value-type="float" office:value="183" calcext:value-type="float">
            <text:p>183</text:p>
          </table:table-cell>
          <table:table-cell table:style-name="ce142"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style-name="ce145"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formula="of:=2*[.AA38]*[.AB38]*[.$B$5]/[.$G$4]" office:value-type="float" office:value="0.0140299616335239" calcext:value-type="float">
            <text:p>0.0140299616</text:p>
          </table:table-cell>
          <table:table-cell table:style-name="ce145"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style-name="ce132"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145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style-name="ce145"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formula="of:=2*[.AP38]*[.AQ38]*[.$B$5]/[.$G$4]" office:value-type="float" office:value="0.0139329207615962" calcext:value-type="float">
            <text:p>0.0139329208</text:p>
          </table:table-cell>
          <table:table-cell table:style-name="ce145"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style-name="ce132"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145" office:value-type="float" office:value="68" calcext:value-type="float">
            <text:p>68</text:p>
          </table:table-cell>
          <table:table-cell table:style-name="ce142"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style-name="ce145" table:formula="of:=SQRT([.BA38])" office:value-type="float" office:value="8.24621125123532" calcext:value-type="float">
            <text:p>8.2462112512</text:p>
          </table:table-cell>
          <table:table-cell table:style-name="ce142"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formula="of:=2*[.BE38]*[.BF38]*[.$B$5]/[.$G$4]" office:value-type="float" office:value="0.00113556715090202" calcext:value-type="float">
            <text:p>0.0011355672</text:p>
          </table:table-cell>
          <table:table-cell table:style-name="ce145" table:formula="of:=[.BA38]-[.BG38]" office:value-type="float" office:value="67.9988644328491" calcext:value-type="float">
            <text:p>67.9988644328</text:p>
          </table:table-cell>
          <table:table-cell table:style-name="ce142"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style-name="ce132" table:formula="of:=SQRT([.BK38]*[.BK38]+[.BD38]*[.BD38])" office:value-type="float" office:value="8.24621125257495" calcext:value-type="float">
            <text:p>8.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142"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style-name="ce145"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style-name="ce142"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style-name="ce132"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145" office:value-type="float" office:value="111" calcext:value-type="float">
            <text:p>111</text:p>
          </table:table-cell>
          <table:table-cell table:style-name="ce142"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style-name="ce145"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formula="of:=2*[.AA39]*[.AB39]*[.$B$5]/[.$G$4]" office:value-type="float" office:value="0.0140992784507566" calcext:value-type="float">
            <text:p>0.0140992785</text:p>
          </table:table-cell>
          <table:table-cell table:style-name="ce145"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style-name="ce132"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145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style-name="ce145"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formula="of:=2*[.AP39]*[.AQ39]*[.$B$5]/[.$G$4]" office:value-type="float" office:value="0.0139692359329991" calcext:value-type="float">
            <text:p>0.0139692359</text:p>
          </table:table-cell>
          <table:table-cell table:style-name="ce145"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style-name="ce132"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145" office:value-type="float" office:value="31" calcext:value-type="float">
            <text:p>31</text:p>
          </table:table-cell>
          <table:table-cell table:style-name="ce142"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style-name="ce145" table:formula="of:=SQRT([.BA39])" office:value-type="float" office:value="5.56776436283002" calcext:value-type="float">
            <text:p>5.5677643628</text:p>
          </table:table-cell>
          <table:table-cell table:style-name="ce142"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formula="of:=2*[.BE39]*[.BF39]*[.$B$5]/[.$G$4]" office:value-type="float" office:value="0.00120126072585468" calcext:value-type="float">
            <text:p>0.0012012607</text:p>
          </table:table-cell>
          <table:table-cell table:style-name="ce145" table:formula="of:=[.BA39]-[.BG39]" office:value-type="float" office:value="30.9987987392741" calcext:value-type="float">
            <text:p>30.9987987393</text:p>
          </table:table-cell>
          <table:table-cell table:style-name="ce142"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style-name="ce132" table:formula="of:=SQRT([.BK39]*[.BK39]+[.BD39]*[.BD39])" office:value-type="float" office:value="5.56776436504173" calcext:value-type="float">
            <text:p>5.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142"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style-name="ce145"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style-name="ce142"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style-name="ce132"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145" office:value-type="float" office:value="65" calcext:value-type="float">
            <text:p>65</text:p>
          </table:table-cell>
          <table:table-cell table:style-name="ce142"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style-name="ce145"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formula="of:=2*[.AA40]*[.AB40]*[.$B$5]/[.$G$4]" office:value-type="float" office:value="0.0136447041611846" calcext:value-type="float">
            <text:p>0.0136447042</text:p>
          </table:table-cell>
          <table:table-cell table:style-name="ce145"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style-name="ce132"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style-name="ce145"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formula="of:=2*[.AP40]*[.AQ40]*[.$B$5]/[.$G$4]" office:value-type="float" office:value="0.0134363729212654" calcext:value-type="float">
            <text:p>0.0134363729</text:p>
          </table:table-cell>
          <table:table-cell table:style-name="ce145"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style-name="ce132"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145" office:value-type="float" office:value="17" calcext:value-type="float">
            <text:p>17</text:p>
          </table:table-cell>
          <table:table-cell table:style-name="ce142"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style-name="ce145" table:formula="of:=SQRT([.BA40])" office:value-type="float" office:value="4.12310562561766" calcext:value-type="float">
            <text:p>4.1231056256</text:p>
          </table:table-cell>
          <table:table-cell table:style-name="ce142"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formula="of:=2*[.BE40]*[.BF40]*[.$B$5]/[.$G$4]" office:value-type="float" office:value="0.00113853983977873" calcext:value-type="float">
            <text:p>0.0011385398</text:p>
          </table:table-cell>
          <table:table-cell table:style-name="ce145" table:formula="of:=[.BA40]-[.BG40]" office:value-type="float" office:value="16.9988614601602" calcext:value-type="float">
            <text:p>16.9988614602</text:p>
          </table:table-cell>
          <table:table-cell table:style-name="ce142"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style-name="ce132" table:formula="of:=SQRT([.BK40]*[.BK40]+[.BD40]*[.BD40])" office:value-type="float" office:value="4.12310562831163" calcext:value-type="float">
            <text:p>4.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142"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style-name="ce145"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style-name="ce142"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style-name="ce132"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145" office:value-type="float" office:value="29" calcext:value-type="float">
            <text:p>29</text:p>
          </table:table-cell>
          <table:table-cell table:style-name="ce142"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style-name="ce145"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formula="of:=2*[.AA41]*[.AB41]*[.$B$5]/[.$G$4]" office:value-type="float" office:value="0.0137910871699744" calcext:value-type="float">
            <text:p>0.0137910872</text:p>
          </table:table-cell>
          <table:table-cell table:style-name="ce145"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style-name="ce132"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style-name="ce145"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formula="of:=2*[.AP41]*[.AQ41]*[.$B$5]/[.$G$4]" office:value-type="float" office:value="0.0132401400579854" calcext:value-type="float">
            <text:p>0.0132401401</text:p>
          </table:table-cell>
          <table:table-cell table:style-name="ce145"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style-name="ce132"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145" office:value-type="float" office:value="6" calcext:value-type="float">
            <text:p>6</text:p>
          </table:table-cell>
          <table:table-cell table:style-name="ce142"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style-name="ce145" table:formula="of:=SQRT([.BA41])" office:value-type="float" office:value="2.44948974278318" calcext:value-type="float">
            <text:p>2.4494897428</text:p>
          </table:table-cell>
          <table:table-cell table:style-name="ce142"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formula="of:=2*[.BE41]*[.BF41]*[.$B$5]/[.$G$4]" office:value-type="float" office:value="0.00123944347403568" calcext:value-type="float">
            <text:p>0.0012394435</text:p>
          </table:table-cell>
          <table:table-cell table:style-name="ce145" table:formula="of:=[.BA41]-[.BG41]" office:value-type="float" office:value="5.99876055652597" calcext:value-type="float">
            <text:p>5.9987605565</text:p>
          </table:table-cell>
          <table:table-cell table:style-name="ce142"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style-name="ce132" table:formula="of:=SQRT([.BK41]*[.BK41]+[.BD41]*[.BD41])" office:value-type="float" office:value="2.44948974821838" calcext:value-type="float">
            <text:p>2.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142"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style-name="ce145"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style-name="ce142"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style-name="ce132"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145" office:value-type="float" office:value="12" calcext:value-type="float">
            <text:p>12</text:p>
          </table:table-cell>
          <table:table-cell table:style-name="ce142"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style-name="ce145"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formula="of:=2*[.AA42]*[.AB42]*[.$B$5]/[.$G$4]" office:value-type="float" office:value="0.013104125177602" calcext:value-type="float">
            <text:p>0.0131041252</text:p>
          </table:table-cell>
          <table:table-cell table:style-name="ce145"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style-name="ce132"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style-name="ce145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formula="of:=2*[.AP42]*[.AQ42]*[.$B$5]/[.$G$4]" office:value-type="float" office:value="0.0124614214653151" calcext:value-type="float">
            <text:p>0.0124614215</text:p>
          </table:table-cell>
          <table:table-cell table:style-name="ce145"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style-name="ce132"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style-name="ce145" table:formula="of:=SQRT([.BA42])" office:value-type="float" office:value="0" calcext:value-type="float">
            <text:p>0</text:p>
          </table:table-cell>
          <table:table-cell table:style-name="ce142"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formula="of:=2*[.BE42]*[.BF42]*[.$B$5]/[.$G$4]" office:value-type="float" office:value="0.00109104329961128" calcext:value-type="float">
            <text:p>0.0010910433</text:p>
          </table:table-cell>
          <table:table-cell table:style-name="ce145" table:formula="of:=[.BA42]-[.BG42]" office:value-type="float" office:value="-0.00109104329961128" calcext:value-type="float">
            <text:p>-0.0010910433</text:p>
          </table:table-cell>
          <table:table-cell table:style-name="ce142"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style-name="ce132" table:formula="of:=SQRT([.BK42]*[.BK42]+[.BD42]*[.BD42])" office:value-type="float" office:value="0.000148822013845133" calcext:value-type="float">
            <text:p>0.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142"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style-name="ce145"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style-name="ce142"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style-name="ce132"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145" office:value-type="float" office:value="7" calcext:value-type="float">
            <text:p>7</text:p>
          </table:table-cell>
          <table:table-cell table:style-name="ce142"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style-name="ce145"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formula="of:=2*[.AA43]*[.AB43]*[.$B$5]/[.$G$4]" office:value-type="float" office:value="0.0134095173309343" calcext:value-type="float">
            <text:p>0.0134095173</text:p>
          </table:table-cell>
          <table:table-cell table:style-name="ce145"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style-name="ce132"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style-name="ce145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formula="of:=2*[.AP43]*[.AQ43]*[.$B$5]/[.$G$4]" office:value-type="float" office:value="0.0132901769663386" calcext:value-type="float">
            <text:p>0.013290177</text:p>
          </table:table-cell>
          <table:table-cell table:style-name="ce145"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style-name="ce132"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145" office:value-type="float" office:value="3" calcext:value-type="float">
            <text:p>3</text:p>
          </table:table-cell>
          <table:table-cell table:style-name="ce142"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style-name="ce145" table:formula="of:=SQRT([.BA43])" office:value-type="float" office:value="1.73205080756888" calcext:value-type="float">
            <text:p>1.7320508076</text:p>
          </table:table-cell>
          <table:table-cell table:style-name="ce142"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formula="of:=2*[.BE43]*[.BF43]*[.$B$5]/[.$G$4]" office:value-type="float" office:value="0.00113586315346855" calcext:value-type="float">
            <text:p>0.0011358632</text:p>
          </table:table-cell>
          <table:table-cell table:style-name="ce145" table:formula="of:=[.BA43]-[.BG43]" office:value-type="float" office:value="2.99886413684653" calcext:value-type="float">
            <text:p>2.9988641368</text:p>
          </table:table-cell>
          <table:table-cell table:style-name="ce142"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style-name="ce132" table:formula="of:=SQRT([.BK43]*[.BK43]+[.BD43]*[.BD43])" office:value-type="float" office:value="1.73205081427868" calcext:value-type="float">
            <text:p>1.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132"/>
          <table:table-cell table:style-name="ce137" office:value-type="float" office:value="360" calcext:value-type="float">
            <text:p>360</text:p>
          </table:table-cell>
          <table:table-cell table:style-name="ce134" office:value-type="float" office:value="1390" calcext:value-type="float">
            <text:p>1390</text:p>
          </table:table-cell>
          <table:table-cell table:style-name="ce134" office:value-type="float" office:value="1514" calcext:value-type="float">
            <text:p>1514</text:p>
          </table:table-cell>
          <table:table-cell table:style-name="ce134" office:value-type="float" office:value="198" calcext:value-type="float">
            <text:p>198</text:p>
          </table:table-cell>
          <table:table-cell table:style-name="ce143" table:formula="of:=SQRT([.F44])" office:value-type="float" office:value="37.2827037646145" calcext:value-type="float">
            <text:p>37.2827037646</text:p>
          </table:table-cell>
          <table:table-cell table:style-name="ce134" table:formula="of:=SQRT([.G44])" office:value-type="float" office:value="38.9101529166874" calcext:value-type="float">
            <text:p>38.9101529167</text:p>
          </table:table-cell>
          <table:table-cell table:style-name="ce146" table:formula="of:=SQRT([.H44])" office:value-type="float" office:value="14.0712472794703" calcext:value-type="float">
            <text:p>14.0712472795</text:p>
          </table:table-cell>
          <table:table-cell table:style-name="ce134" table:formula="of:=[.F44]*[.$B$6]" office:value-type="float" office:value="991.324996674205" calcext:value-type="float">
            <text:p>991.3249966742</text:p>
          </table:table-cell>
          <table:table-cell table:style-name="ce134" table:formula="of:=[.G44]*[.$B$7]" office:value-type="float" office:value="1134.54899497487" calcext:value-type="float">
            <text:p>1134.5489949749</text:p>
          </table:table-cell>
          <table:table-cell table:style-name="ce143" table:formula="of:=2*[.L44]*[.M44]*[.$B$5]/[.$G$4]" office:value-type="float" office:value="0.0140588347333774" calcext:value-type="float">
            <text:p>0.0140588347</text:p>
          </table:table-cell>
          <table:table-cell table:style-name="ce146" table:formula="of:=[.H44]-[.N44]" office:value-type="float" office:value="197.985941165267" calcext:value-type="float">
            <text:p>197.9859411653</text:p>
          </table:table-cell>
          <table:table-cell table:style-name="ce143"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style-name="ce134"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134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style-name="ce144" table:formula="of:=SQRT([.R44]*[.R44]+[.K44]*[.K44])" office:value-type="float" office:value="14.0712473053895" calcext:value-type="float">
            <text:p>14.0712473054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1341" calcext:value-type="float">
            <text:p>1341</text:p>
          </table:table-cell>
          <table:table-cell table:style-name="ce134" office:value-type="float" office:value="1467" calcext:value-type="float">
            <text:p>1467</text:p>
          </table:table-cell>
          <table:table-cell table:style-name="ce146" office:value-type="float" office:value="4" calcext:value-type="float">
            <text:p>4</text:p>
          </table:table-cell>
          <table:table-cell table:style-name="ce143" table:formula="of:=SQRT([.U44])" office:value-type="float" office:value="36.6196668472011" calcext:value-type="float">
            <text:p>36.6196668472</text:p>
          </table:table-cell>
          <table:table-cell table:style-name="ce134" table:formula="of:=SQRT([.V44])" office:value-type="float" office:value="38.3014360044111" calcext:value-type="float">
            <text:p>38.3014360044</text:p>
          </table:table-cell>
          <table:table-cell table:style-name="ce146" table:formula="of:=SQRT([.W44])" office:value-type="float" office:value="2" calcext:value-type="float">
            <text:p>2</text:p>
          </table:table-cell>
          <table:table-cell table:style-name="ce134" table:formula="of:=[.U44]*[.$B$6]" office:value-type="float" office:value="956.379007582812" calcext:value-type="float">
            <text:p>956.3790075828</text:p>
          </table:table-cell>
          <table:table-cell table:style-name="ce134" table:formula="of:=[.V44]*[.$B$7]" office:value-type="float" office:value="1099.32851758794" calcext:value-type="float">
            <text:p>1099.3285175879</text:p>
          </table:table-cell>
          <table:table-cell table:style-name="ce134" table:formula="of:=2*[.AA44]*[.AB44]*[.$B$5]/[.$G$4]" office:value-type="float" office:value="0.013142183958228" calcext:value-type="float">
            <text:p>0.013142184</text:p>
          </table:table-cell>
          <table:table-cell table:style-name="ce146" table:formula="of:=[.W44]-[.AC44]" office:value-type="float" office:value="3.98685781604177" calcext:value-type="float">
            <text:p>3.986857816</text:p>
          </table:table-cell>
          <table:table-cell table:style-name="ce134"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style-name="ce134"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134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style-name="ce144" table:formula="of:=SQRT([.AG44]*[.AG44]+[.Z44]*[.Z44])" office:value-type="float" office:value="2.00000016226438" calcext:value-type="float">
            <text:p>2.0000001623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1371" calcext:value-type="float">
            <text:p>1371</text:p>
          </table:table-cell>
          <table:table-cell table:style-name="ce134" office:value-type="float" office:value="1404" calcext:value-type="float">
            <text:p>1404</text:p>
          </table:table-cell>
          <table:table-cell table:style-name="ce146" office:value-type="float" office:value="1" calcext:value-type="float">
            <text:p>1</text:p>
          </table:table-cell>
          <table:table-cell table:style-name="ce134" table:formula="of:=SQRT([.AJ44])" office:value-type="float" office:value="37.0270171631472" calcext:value-type="float">
            <text:p>37.0270171631</text:p>
          </table:table-cell>
          <table:table-cell table:style-name="ce134" table:formula="of:=SQRT([.AK44])" office:value-type="float" office:value="37.4699879903904" calcext:value-type="float">
            <text:p>37.4699879904</text:p>
          </table:table-cell>
          <table:table-cell table:style-name="ce146" table:formula="of:=SQRT([.AL44])" office:value-type="float" office:value="1" calcext:value-type="float">
            <text:p>1</text:p>
          </table:table-cell>
          <table:table-cell table:style-name="ce134" table:formula="of:=[.AJ44]*[.$B$6]" office:value-type="float" office:value="977.774511108155" calcext:value-type="float">
            <text:p>977.7745111082</text:p>
          </table:table-cell>
          <table:table-cell table:style-name="ce134" table:formula="of:=[.AK44]*[.$B$7]" office:value-type="float" office:value="1052.11809045226" calcext:value-type="float">
            <text:p>1052.1180904523</text:p>
          </table:table-cell>
          <table:table-cell table:style-name="ce134" table:formula="of:=2*[.AP44]*[.AQ44]*[.$B$5]/[.$G$4]" office:value-type="float" office:value="0.0128591781440001" calcext:value-type="float">
            <text:p>0.0128591781</text:p>
          </table:table-cell>
          <table:table-cell table:style-name="ce146" table:formula="of:=[.AL44]-[.AR44]" office:value-type="float" office:value="0.987140821856" calcext:value-type="float">
            <text:p>0.9871408219</text:p>
          </table:table-cell>
          <table:table-cell table:style-name="ce134"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style-name="ce134"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134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style-name="ce144" table:formula="of:=SQRT([.AV44]*[.AV44]+[.AO44]*[.AO44])" office:value-type="float" office:value="1.00000029428407" calcext:value-type="float">
            <text:p>1.0000002943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897" calcext:value-type="float">
            <text:p>897</text:p>
          </table:table-cell>
          <table:table-cell table:style-name="ce134" office:value-type="float" office:value="798" calcext:value-type="float">
            <text:p>798</text:p>
          </table:table-cell>
          <table:table-cell table:style-name="ce146" office:value-type="float" office:value="0" calcext:value-type="float">
            <text:p>0</text:p>
          </table:table-cell>
          <table:table-cell table:style-name="ce143" table:formula="of:=SQRT([.AY44])" office:value-type="float" office:value="29.9499582637439" calcext:value-type="float">
            <text:p>29.9499582637</text:p>
          </table:table-cell>
          <table:table-cell table:style-name="ce134" table:formula="of:=SQRT([.AZ44])" office:value-type="float" office:value="28.2488937836511" calcext:value-type="float">
            <text:p>28.2488937837</text:p>
          </table:table-cell>
          <table:table-cell table:style-name="ce146" table:formula="of:=SQRT([.BA44])" office:value-type="float" office:value="0" calcext:value-type="float">
            <text:p>0</text:p>
          </table:table-cell>
          <table:table-cell table:style-name="ce143" table:formula="of:=[.AY44]*[.$B$21]" office:value-type="float" office:value="340.632911392405" calcext:value-type="float">
            <text:p>340.6329113924</text:p>
          </table:table-cell>
          <table:table-cell table:style-name="ce134" table:formula="of:=[.AZ44]*[.$B$22]" office:value-type="float" office:value="266.104724409449" calcext:value-type="float">
            <text:p>266.1047244094</text:p>
          </table:table-cell>
          <table:table-cell table:style-name="ce134" table:formula="of:=2*[.BE44]*[.BF44]*[.$B$5]/[.$G$4]" office:value-type="float" office:value="0.0011330503376358" calcext:value-type="float">
            <text:p>0.0011330503</text:p>
          </table:table-cell>
          <table:table-cell table:style-name="ce146" table:formula="of:=[.BA44]-[.BG44]" office:value-type="float" office:value="-0.0011330503376358" calcext:value-type="float">
            <text:p>-0.0011330503</text:p>
          </table:table-cell>
          <table:table-cell table:style-name="ce143"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style-name="ce134"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134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style-name="ce144" table:formula="of:=SQRT([.BK44]*[.BK44]+[.BD44]*[.BD44])" office:value-type="float" office:value="0.000151219229782687" calcext:value-type="float">
            <text:p>0.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133" office:value-type="string" calcext:value-type="string">
            <text:p>Posiçao 1 – 1.27cm</text:p>
          </table:table-cell>
          <table:table-cell table:number-columns-repeated="10"/>
          <table:table-cell table:style-name="ce133" office:value-type="string" calcext:value-type="string">
            <text:p>Posiçao 2 – 2.54cm</text:p>
          </table:table-cell>
          <table:table-cell table:number-columns-repeated="10"/>
          <table:table-cell table:style-name="ce133" office:value-type="string" calcext:value-type="string">
            <text:p>Posiçao 3 – 3.81cm</text:p>
          </table:table-cell>
          <table:table-cell table:number-columns-repeated="10"/>
          <table:table-cell table:style-name="ce133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138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56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7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7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139" office:value-type="string" calcext:value-type="string">
            <text:p>Φ (˚)</text:p>
          </table:table-cell>
          <table:table-cell table:style-name="ce141" office:value-type="string" calcext:value-type="string">
            <text:p>RA (s^-1)</text:p>
          </table:table-cell>
          <table:table-cell table:style-name="ce138" office:value-type="string" calcext:value-type="string">
            <text:p>RB (s^-1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RA (s^-1)</text:p>
          </table:table-cell>
          <table:table-cell table:style-name="ce138" office:value-type="string" calcext:value-type="string">
            <text:p>eRB (s^-1)</text:p>
          </table:table-cell>
          <table:table-cell table:style-name="ce147" office:value-type="string" calcext:value-type="string">
            <text:p>eRC (s^-1)</text:p>
          </table:table-cell>
          <table:table-cell table:style-name="ce150" office:value-type="string" calcext:value-type="string">
            <text:p>Φ (˚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 Φ (˚)</text:p>
          </table:table-cell>
          <table:table-cell table:style-name="ce153" office:value-type="string" calcext:value-type="string">
            <text:p>eRC (s^-1)</text:p>
          </table:table-cell>
          <table:table-cell table:style-name="ce157" office:value-type="string" calcext:value-type="string">
            <text:p>Φ (˚)</text:p>
          </table:table-cell>
          <table:table-cell table:style-name="ce138" office:value-type="string" calcext:value-type="string">
            <text:p>RA (s^-1)</text:p>
          </table:table-cell>
          <table:table-cell table:style-name="ce138" office:value-type="string" calcext:value-type="string">
            <text:p>RB (s^-1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RA (s^-1)</text:p>
          </table:table-cell>
          <table:table-cell table:style-name="ce138" office:value-type="string" calcext:value-type="string">
            <text:p>eRB (s^-1)</text:p>
          </table:table-cell>
          <table:table-cell table:style-name="ce138" office:value-type="string" calcext:value-type="string">
            <text:p>eRC (s^-1)</text:p>
          </table:table-cell>
          <table:table-cell table:style-name="ce162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5" office:value-type="string" calcext:value-type="string">
            <text:p>eRC (s^-1)</text:p>
          </table:table-cell>
          <table:table-cell table:style-name="ce16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1" office:value-type="string" calcext:value-type="string">
            <text:p>eRC (s^-1)</text:p>
          </table:table-cell>
          <table:table-cell table:style-name="ce172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5" office:value-type="string" calcext:value-type="string">
            <text:p>eRC (s^-1)</text:p>
          </table:table-cell>
          <table:table-cell table:style-name="ce16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1" office:value-type="string" calcext:value-type="string">
            <text:p>eRC (s^-1)</text:p>
          </table:table-cell>
          <table:table-cell table:style-name="ce173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32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0" calcext:value-type="float">
            <text:p>0</text:p>
          </table:table-cell>
          <table:table-cell table:style-name="ce142"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style-name="ce145" table:formula="of:=[.S8]/[.$G$4]" office:value-type="float" office:value="0.34731110032579" calcext:value-type="float">
            <text:p>0.3473111003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731110032579" calcext:value-type="float">
            <text:p>0.3473111003</text:p>
          </table:table-cell>
          <table:table-cell table:style-name="ce158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0.0246430370966379" calcext:value-type="float">
            <text:p>0.0246430371</text:p>
          </table:table-cell>
          <table:table-cell table:style-name="ce148" office:value-type="float" office:value="0" calcext:value-type="float">
            <text:p>0</text:p>
          </table:table-cell>
          <table:table-cell table:style-name="ce166" office:value-type="float" office:value="0.0250000092869542" calcext:value-type="float">
            <text:p>0.0250000093</text:p>
          </table:table-cell>
          <table:table-cell table:style-name="ce169" office:value-type="float" office:value="0" calcext:value-type="float">
            <text:p>0</text:p>
          </table:table-cell>
          <table:table-cell table:style-name="ce148" table:formula="of:=[.AP8]/[.$G$4]" office:value-type="float" office:value="24.016452707197" calcext:value-type="float">
            <text:p>24.0164527072</text:p>
          </table:table-cell>
          <table:table-cell table:style-name="ce148" table:formula="of:=[.AQ8]/[.$G$4]" office:value-type="float" office:value="27.0335898241206" calcext:value-type="float">
            <text:p>27.0335898241</text:p>
          </table:table-cell>
          <table:table-cell table:style-name="ce148" table:formula="of:=[.AS8]/[.$G$4]" office:value-type="float" office:value="0.0246753745342416" calcext:value-type="float">
            <text:p>0.0246753745</text:p>
          </table:table-cell>
          <table:table-cell table:style-name="ce148" table:formula="of:=[.AT8]/[.$G$4]" office:value-type="float" office:value="1.03207095219675" calcext:value-type="float">
            <text:p>1.0320709522</text:p>
          </table:table-cell>
          <table:table-cell table:style-name="ce148" table:formula="of:=[.AU8]/[.$G$4]" office:value-type="float" office:value="1.09151426663534" calcext:value-type="float">
            <text:p>1.0915142666</text:p>
          </table:table-cell>
          <table:table-cell table:style-name="ce148" table:formula="of:=[.AW8]/[.$G$4]" office:value-type="float" office:value="0.0250000077894238" calcext:value-type="float">
            <text:p>0.0250000078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0.0246753745342416" calcext:value-type="float">
            <text:p>0.0246753745</text:p>
          </table:table-cell>
          <table:table-cell table:style-name="ce148" office:value-type="float" office:value="0" calcext:value-type="float">
            <text:p>0</text:p>
          </table:table-cell>
          <table:table-cell table:style-name="ce166" office:value-type="float" office:value="0.0250000077894238" calcext:value-type="float">
            <text:p>0.0250000078</text:p>
          </table:table-cell>
          <table:table-cell table:style-name="ce169" office:value-type="float" office:value="0" calcext:value-type="float">
            <text:p>0</text:p>
          </table:table-cell>
          <table:table-cell table:style-name="ce148" table:formula="of:=[.BE8]/[.$AZ$5]" office:value-type="float" office:value="3.55696202531646" calcext:value-type="float">
            <text:p>3.5569620253</text:p>
          </table:table-cell>
          <table:table-cell table:style-name="ce148" table:formula="of:=[.BF8]/[.$AZ$5]" office:value-type="float" office:value="3.13086176727909" calcext:value-type="float">
            <text:p>3.1308617673</text:p>
          </table:table-cell>
          <table:table-cell table:style-name="ce148" table:formula="of:=[.BH8]/[.$AZ$5]" office:value-type="float" office:value="-0.0000125284009643178" calcext:value-type="float">
            <text:p>-1.25284009643178E-005</text:p>
          </table:table-cell>
          <table:table-cell table:style-name="ce148" table:formula="of:=[.BI8]/[.$AZ$5]" office:value-type="float" office:value="0.319711426356666" calcext:value-type="float">
            <text:p>0.3197114264</text:p>
          </table:table-cell>
          <table:table-cell table:style-name="ce148" table:formula="of:=[.BJ8]/[.$AZ$5]" office:value-type="float" office:value="0.324002377266015" calcext:value-type="float">
            <text:p>0.3240023773</text:p>
          </table:table-cell>
          <table:table-cell table:style-name="ce148" table:formula="of:=[.BL8]/[.$AZ$5]" office:value-type="float" office:value="0.00000172723023056858" calcext:value-type="float">
            <text:p>1.72723023056858E-006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-0.0000528750053579349" calcext:value-type="float">
            <text:p>-0.000052875</text:p>
          </table:table-cell>
          <table:table-cell table:style-name="ce148" office:value-type="float" office:value="0" calcext:value-type="float">
            <text:p>0</text:p>
          </table:table-cell>
          <table:table-cell table:style-name="ce160" office:value-type="float" office:value="0.00000353636116512302" calcext:value-type="float">
            <text:p>3.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0" calcext:value-type="float">
            <text:p>10</text:p>
          </table:table-cell>
          <table:table-cell table:style-name="ce142"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style-name="ce145" table:formula="of:=[.S9]/[.$G$4]" office:value-type="float" office:value="0.369120577075331" calcext:value-type="float">
            <text:p>0.3691205771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9120577075331" calcext:value-type="float">
            <text:p>0.3691205771</text:p>
          </table:table-cell>
          <table:table-cell table:style-name="ce145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79972512" calcext:value-type="float">
            <text:p>0.025000008</text:p>
          </table:table-cell>
          <table:table-cell table:style-name="ce145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55874858" calcext:value-type="float">
            <text:p>0.0433012756</text:p>
          </table:table-cell>
          <table:table-cell table:style-name="ce145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74285364735817" calcext:value-type="float">
            <text:p>3.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0" calcext:value-type="float">
            <text:p>20</text:p>
          </table:table-cell>
          <table:table-cell table:style-name="ce142"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style-name="ce145" table:formula="of:=[.S10]/[.$G$4]" office:value-type="float" office:value="0.368272997191585" calcext:value-type="float">
            <text:p>0.3682729972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8272997191585" calcext:value-type="float">
            <text:p>0.3682729972</text:p>
          </table:table-cell>
          <table:table-cell table:style-name="ce145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866025433116736" calcext:value-type="float">
            <text:p>0.0866025433</text:p>
          </table:table-cell>
          <table:table-cell table:style-name="ce145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59017043425993" calcext:value-type="float">
            <text:p>0.0559017043</text:p>
          </table:table-cell>
          <table:table-cell table:style-name="ce145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184782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0" calcext:value-type="float">
            <text:p>30</text:p>
          </table:table-cell>
          <table:table-cell table:style-name="ce142"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style-name="ce145" table:formula="of:=[.S11]/[.$G$4]" office:value-type="float" office:value="0.383242743514584" calcext:value-type="float">
            <text:p>0.3832427435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3242743514584" calcext:value-type="float">
            <text:p>0.3832427435</text:p>
          </table:table-cell>
          <table:table-cell table:style-name="ce145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36930641297604" calcext:value-type="float">
            <text:p>0.1369306413</text:p>
          </table:table-cell>
          <table:table-cell table:style-name="ce145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60843307" calcext:value-type="float">
            <text:p>0.0353553461</text:p>
          </table:table-cell>
          <table:table-cell table:style-name="ce145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22222225678494" calcext:value-type="float">
            <text:p>0.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40" calcext:value-type="float">
            <text:p>40</text:p>
          </table:table-cell>
          <table:table-cell table:style-name="ce142"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style-name="ce145" table:formula="of:=[.S12]/[.$G$4]" office:value-type="float" office:value="0.382426464143288" calcext:value-type="float">
            <text:p>0.3824264641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2426464143288" calcext:value-type="float">
            <text:p>0.3824264641</text:p>
          </table:table-cell>
          <table:table-cell table:style-name="ce145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96850198239959" calcext:value-type="float">
            <text:p>0.1968501982</text:p>
          </table:table-cell>
          <table:table-cell table:style-name="ce145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109724591" calcext:value-type="float">
            <text:p>0.025000011</text:p>
          </table:table-cell>
          <table:table-cell table:style-name="ce145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333333335980081" calcext:value-type="float">
            <text:p>0.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50" calcext:value-type="float">
            <text:p>50</text:p>
          </table:table-cell>
          <table:table-cell table:style-name="ce142"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style-name="ce145" table:formula="of:=[.S13]/[.$G$4]" office:value-type="float" office:value="0.41003048720977" calcext:value-type="float">
            <text:p>0.4100304872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003048720977" calcext:value-type="float">
            <text:p>0.4100304872</text:p>
          </table:table-cell>
          <table:table-cell table:style-name="ce145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69258241516268" calcext:value-type="float">
            <text:p>0.2692582415</text:p>
          </table:table-cell>
          <table:table-cell table:style-name="ce145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9056946179913" calcext:value-type="float">
            <text:p>0.0790569462</text:p>
          </table:table-cell>
          <table:table-cell table:style-name="ce145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32870170886589" calcext:value-type="float">
            <text:p>0.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60" calcext:value-type="float">
            <text:p>60</text:p>
          </table:table-cell>
          <table:table-cell table:style-name="ce142"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style-name="ce145" table:formula="of:=[.S14]/[.$G$4]" office:value-type="float" office:value="0.434453680459694" calcext:value-type="float">
            <text:p>0.434453680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4453680459694" calcext:value-type="float">
            <text:p>0.4344536805</text:p>
          </table:table-cell>
          <table:table-cell table:style-name="ce145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19178634452151" calcext:value-type="float">
            <text:p>0.3191786345</text:p>
          </table:table-cell>
          <table:table-cell table:style-name="ce145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06155283517966" calcext:value-type="float">
            <text:p>0.2061552835</text:p>
          </table:table-cell>
          <table:table-cell table:style-name="ce145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18640486405622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70" calcext:value-type="float">
            <text:p>70</text:p>
          </table:table-cell>
          <table:table-cell table:style-name="ce142"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style-name="ce145" table:formula="of:=[.S15]/[.$G$4]" office:value-type="float" office:value="0.469041576574453" calcext:value-type="float">
            <text:p>0.4690415766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69041576574453" calcext:value-type="float">
            <text:p>0.4690415766</text:p>
          </table:table-cell>
          <table:table-cell table:style-name="ce145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0791918881573" calcext:value-type="float">
            <text:p>0.4107919189</text:p>
          </table:table-cell>
          <table:table-cell table:style-name="ce145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19178634633026" calcext:value-type="float">
            <text:p>0.3191786346</text:p>
          </table:table-cell>
          <table:table-cell table:style-name="ce145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888888889875012" calcext:value-type="float">
            <text:p>0.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80" calcext:value-type="float">
            <text:p>80</text:p>
          </table:table-cell>
          <table:table-cell table:style-name="ce142"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style-name="ce145" table:formula="of:=[.S16]/[.$G$4]" office:value-type="float" office:value="0.494342998950518" calcext:value-type="float">
            <text:p>0.494342999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94342998950518" calcext:value-type="float">
            <text:p>0.494342999</text:p>
          </table:table-cell>
          <table:table-cell table:style-name="ce145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1386752797069" calcext:value-type="float">
            <text:p>0.4513867528</text:p>
          </table:table-cell>
          <table:table-cell table:style-name="ce145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445368104027" calcext:value-type="float">
            <text:p>0.434453681</text:p>
          </table:table-cell>
          <table:table-cell table:style-name="ce145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765461912087" calcext:value-type="float">
            <text:p>0.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90" calcext:value-type="float">
            <text:p>90</text:p>
          </table:table-cell>
          <table:table-cell table:style-name="ce142"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style-name="ce145" table:formula="of:=[.S17]/[.$G$4]" office:value-type="float" office:value="0.506211418863884" calcext:value-type="float">
            <text:p>0.5062114189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506211418863884" calcext:value-type="float">
            <text:p>0.5062114189</text:p>
          </table:table-cell>
          <table:table-cell table:style-name="ce145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0234318479515" calcext:value-type="float">
            <text:p>0.4802343185</text:p>
          </table:table-cell>
          <table:table-cell table:style-name="ce145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0693910463852" calcext:value-type="float">
            <text:p>0.4506939105</text:p>
          </table:table-cell>
          <table:table-cell table:style-name="ce145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2069756110496" calcext:value-type="float">
            <text:p>0.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00" calcext:value-type="float">
            <text:p>100</text:p>
          </table:table-cell>
          <table:table-cell table:style-name="ce142"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style-name="ce145" table:formula="of:=[.S18]/[.$G$4]" office:value-type="float" office:value="0.48153400768126" calcext:value-type="float">
            <text:p>0.4815340077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153400768126" calcext:value-type="float">
            <text:p>0.4815340077</text:p>
          </table:table-cell>
          <table:table-cell table:style-name="ce145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3012702715422" calcext:value-type="float">
            <text:p>0.4330127027</text:p>
          </table:table-cell>
          <table:table-cell table:style-name="ce145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5331194177076" calcext:value-type="float">
            <text:p>0.4153311942</text:p>
          </table:table-cell>
          <table:table-cell table:style-name="ce145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216721625856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10" calcext:value-type="float">
            <text:p>110</text:p>
          </table:table-cell>
          <table:table-cell table:style-name="ce142"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style-name="ce145" table:formula="of:=[.S19]/[.$G$4]" office:value-type="float" office:value="0.483476990775397" calcext:value-type="float">
            <text:p>0.4834769908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3476990775397" calcext:value-type="float">
            <text:p>0.4834769908</text:p>
          </table:table-cell>
          <table:table-cell table:style-name="ce145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00780489351547" calcext:value-type="float">
            <text:p>0.4007804894</text:p>
          </table:table-cell>
          <table:table-cell table:style-name="ce145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5000001505445" calcext:value-type="float">
            <text:p>0.3250000015</text:p>
          </table:table-cell>
          <table:table-cell table:style-name="ce145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01227039856404" calcext:value-type="float">
            <text:p>0.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20" calcext:value-type="float">
            <text:p>120</text:p>
          </table:table-cell>
          <table:table-cell table:style-name="ce142"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style-name="ce145" table:formula="of:=[.S20]/[.$G$4]" office:value-type="float" office:value="0.455521679484701" calcext:value-type="float">
            <text:p>0.4555216795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5521679484701" calcext:value-type="float">
            <text:p>0.4555216795</text:p>
          </table:table-cell>
          <table:table-cell table:style-name="ce145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3541602695574" calcext:value-type="float">
            <text:p>0.3335416027</text:p>
          </table:table-cell>
          <table:table-cell table:style-name="ce145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7677669754875" calcext:value-type="float">
            <text:p>0.1767766975</text:p>
          </table:table-cell>
          <table:table-cell table:style-name="ce145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68644210689115" calcext:value-type="float">
            <text:p>0.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30" calcext:value-type="float">
            <text:p>130</text:p>
          </table:table-cell>
          <table:table-cell table:style-name="ce142"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style-name="ce145" table:formula="of:=[.S21]/[.$G$4]" office:value-type="float" office:value="0.414578099380604" calcext:value-type="float">
            <text:p>0.4145780994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4578099380604" calcext:value-type="float">
            <text:p>0.4145780994</text:p>
          </table:table-cell>
          <table:table-cell table:style-name="ce145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50000001215077" calcext:value-type="float">
            <text:p>0.2500000012</text:p>
          </table:table-cell>
          <table:table-cell table:style-name="ce145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70448898" calcext:value-type="float">
            <text:p>0.050000007</text:p>
          </table:table-cell>
          <table:table-cell table:style-name="ce145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728604281849382" calcext:value-type="float">
            <text:p>0.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40" calcext:value-type="float">
            <text:p>140</text:p>
          </table:table-cell>
          <table:table-cell table:style-name="ce142"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style-name="ce145" table:formula="of:=[.S22]/[.$G$4]" office:value-type="float" office:value="0.389711432296739" calcext:value-type="float">
            <text:p>0.3897114323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9711432296739" calcext:value-type="float">
            <text:p>0.3897114323</text:p>
          </table:table-cell>
          <table:table-cell table:style-name="ce145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54110352055866" calcext:value-type="float">
            <text:p>0.1541103521</text:p>
          </table:table-cell>
          <table:table-cell table:style-name="ce145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7161435" calcext:value-type="float">
            <text:p>0.0353553472</text:p>
          </table:table-cell>
          <table:table-cell table:style-name="ce145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98351646669904" calcext:value-type="float">
            <text:p>0.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50" calcext:value-type="float">
            <text:p>150</text:p>
          </table:table-cell>
          <table:table-cell table:style-name="ce142"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style-name="ce145" table:formula="of:=[.S23]/[.$G$4]" office:value-type="float" office:value="0.361420808069718" calcext:value-type="float">
            <text:p>0.3614208081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1420808069718" calcext:value-type="float">
            <text:p>0.3614208081</text:p>
          </table:table-cell>
          <table:table-cell table:style-name="ce145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11803401103355" calcext:value-type="float">
            <text:p>0.1118034011</text:p>
          </table:table-cell>
          <table:table-cell table:style-name="ce145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25918458211981" calcext:value-type="float">
            <text:p>2.5918458211981E-005</text:p>
          </table:table-cell>
          <table:table-cell table:style-name="ce145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48452000846004" calcext:value-type="float">
            <text:p>0.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60" calcext:value-type="float">
            <text:p>160</text:p>
          </table:table-cell>
          <table:table-cell table:style-name="ce142"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style-name="ce145" table:formula="of:=[.S24]/[.$G$4]" office:value-type="float" office:value="0.348209707572712" calcext:value-type="float">
            <text:p>0.3482097076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8209707572712" calcext:value-type="float">
            <text:p>0.3482097076</text:p>
          </table:table-cell>
          <table:table-cell table:style-name="ce145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5000003176806" calcext:value-type="float">
            <text:p>0.0750000032</text:p>
          </table:table-cell>
          <table:table-cell table:style-name="ce145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87202209" calcext:value-type="float">
            <text:p>0.0250000087</text:p>
          </table:table-cell>
          <table:table-cell table:style-name="ce145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92450093360237" calcext:value-type="float">
            <text:p>0.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70" calcext:value-type="float">
            <text:p>170</text:p>
          </table:table-cell>
          <table:table-cell table:style-name="ce142"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style-name="ce145" table:formula="of:=[.S25]/[.$G$4]" office:value-type="float" office:value="0.340036763351025" calcext:value-type="float">
            <text:p>0.3400367634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0036763351025" calcext:value-type="float">
            <text:p>0.3400367634</text:p>
          </table:table-cell>
          <table:table-cell table:style-name="ce145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12372470770302" calcext:value-type="float">
            <text:p>0.0612372471</text:p>
          </table:table-cell>
          <table:table-cell table:style-name="ce145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52566382" calcext:value-type="float">
            <text:p>0.0353553453</text:p>
          </table:table-cell>
          <table:table-cell table:style-name="ce145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842873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80" calcext:value-type="float">
            <text:p>180</text:p>
          </table:table-cell>
          <table:table-cell table:style-name="ce142"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style-name="ce145" table:formula="of:=[.S26]/[.$G$4]" office:value-type="float" office:value="0.328823661590996" calcext:value-type="float">
            <text:p>0.3288236616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590996" calcext:value-type="float">
            <text:p>0.3288236616</text:p>
          </table:table-cell>
          <table:table-cell table:style-name="ce145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40680068" calcext:value-type="float">
            <text:p>0.0500000041</text:p>
          </table:table-cell>
          <table:table-cell table:style-name="ce145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42142976" calcext:value-type="float">
            <text:p>0.0433012742</text:p>
          </table:table-cell>
          <table:table-cell table:style-name="ce145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739924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90" calcext:value-type="float">
            <text:p>190</text:p>
          </table:table-cell>
          <table:table-cell table:style-name="ce142"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style-name="ce145" table:formula="of:=[.S27]/[.$G$4]" office:value-type="float" office:value="0.336340601794203" calcext:value-type="float">
            <text:p>0.3363406018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6340601794203" calcext:value-type="float">
            <text:p>0.3363406018</text:p>
          </table:table-cell>
          <table:table-cell table:style-name="ce145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07106808982592" calcext:value-type="float">
            <text:p>0.0707106809</text:p>
          </table:table-cell>
          <table:table-cell table:style-name="ce145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39148238" calcext:value-type="float">
            <text:p>0.0353553439</text:p>
          </table:table-cell>
          <table:table-cell table:style-name="ce145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59925213022433" calcext:value-type="float">
            <text:p>3.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00" calcext:value-type="float">
            <text:p>200</text:p>
          </table:table-cell>
          <table:table-cell table:style-name="ce142"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style-name="ce145" table:formula="of:=[.S28]/[.$G$4]" office:value-type="float" office:value="0.328823661563251" calcext:value-type="float">
            <text:p>0.3288236616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563251" calcext:value-type="float">
            <text:p>0.3288236616</text:p>
          </table:table-cell>
          <table:table-cell table:style-name="ce145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38492171" calcext:value-type="float">
            <text:p>0.0500000038</text:p>
          </table:table-cell>
          <table:table-cell table:style-name="ce145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173795712138395" calcext:value-type="float">
            <text:p>1.73795712138395E-005</text:p>
          </table:table-cell>
          <table:table-cell table:style-name="ce145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870502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10" calcext:value-type="float">
            <text:p>210</text:p>
          </table:table-cell>
          <table:table-cell table:style-name="ce142"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style-name="ce145" table:formula="of:=[.S29]/[.$G$4]" office:value-type="float" office:value="0.356195171767386" calcext:value-type="float">
            <text:p>0.3561951718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56195171767386" calcext:value-type="float">
            <text:p>0.3561951718</text:p>
          </table:table-cell>
          <table:table-cell table:style-name="ce145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0307764232473" calcext:value-type="float">
            <text:p>0.1030776423</text:p>
          </table:table-cell>
          <table:table-cell table:style-name="ce145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59539042" calcext:value-type="float">
            <text:p>0.025000006</text:p>
          </table:table-cell>
          <table:table-cell table:style-name="ce145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147438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20" calcext:value-type="float">
            <text:p>220</text:p>
          </table:table-cell>
          <table:table-cell table:style-name="ce142"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style-name="ce145" table:formula="of:=[.S30]/[.$G$4]" office:value-type="float" office:value="0.379967104341429" calcext:value-type="float">
            <text:p>0.3799671043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79967104341429" calcext:value-type="float">
            <text:p>0.3799671043</text:p>
          </table:table-cell>
          <table:table-cell table:style-name="ce145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63935964154549" calcext:value-type="float">
            <text:p>0.1639359642</text:p>
          </table:table-cell>
          <table:table-cell table:style-name="ce145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12372458620278" calcext:value-type="float">
            <text:p>0.0612372459</text:p>
          </table:table-cell>
          <table:table-cell table:style-name="ce145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93972370088604" calcext:value-type="float">
            <text:p>0.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30" calcext:value-type="float">
            <text:p>230</text:p>
          </table:table-cell>
          <table:table-cell table:style-name="ce142"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style-name="ce145" table:formula="of:=[.S31]/[.$G$4]" office:value-type="float" office:value="0.41155194128727" calcext:value-type="float">
            <text:p>0.4115519413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155194128727" calcext:value-type="float">
            <text:p>0.4115519413</text:p>
          </table:table-cell>
          <table:table-cell table:style-name="ce145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561737698421" calcext:value-type="float">
            <text:p>0.2561737698</text:p>
          </table:table-cell>
          <table:table-cell table:style-name="ce145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31263437" calcext:value-type="float">
            <text:p>0.0500000031</text:p>
          </table:table-cell>
          <table:table-cell table:style-name="ce145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09175078504698" calcext:value-type="float">
            <text:p>0.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40" calcext:value-type="float">
            <text:p>240</text:p>
          </table:table-cell>
          <table:table-cell table:style-name="ce142"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style-name="ce145" table:formula="of:=[.S32]/[.$G$4]" office:value-type="float" office:value="0.45276925738829" calcext:value-type="float">
            <text:p>0.4527692574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276925738829" calcext:value-type="float">
            <text:p>0.4527692574</text:p>
          </table:table-cell>
          <table:table-cell table:style-name="ce145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463406" calcext:value-type="float">
            <text:p>0.3288236615</text:p>
          </table:table-cell>
          <table:table-cell table:style-name="ce145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82002748080287" calcext:value-type="float">
            <text:p>0.1820027481</text:p>
          </table:table-cell>
          <table:table-cell table:style-name="ce145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28539362171299" calcext:value-type="float">
            <text:p>0.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50" calcext:value-type="float">
            <text:p>250</text:p>
          </table:table-cell>
          <table:table-cell table:style-name="ce142"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style-name="ce145" table:formula="of:=[.S33]/[.$G$4]" office:value-type="float" office:value="0.453458929025411" calcext:value-type="float">
            <text:p>0.453458929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3458929025411" calcext:value-type="float">
            <text:p>0.453458929</text:p>
          </table:table-cell>
          <table:table-cell table:style-name="ce145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91311896440112" calcext:value-type="float">
            <text:p>0.3913118964</text:p>
          </table:table-cell>
          <table:table-cell table:style-name="ce145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3071200069239" calcext:value-type="float">
            <text:p>0.3230712001</text:p>
          </table:table-cell>
          <table:table-cell table:style-name="ce145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0948364202277" calcext:value-type="float">
            <text:p>0.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60" calcext:value-type="float">
            <text:p>260</text:p>
          </table:table-cell>
          <table:table-cell table:style-name="ce142"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style-name="ce145" table:formula="of:=[.S34]/[.$G$4]" office:value-type="float" office:value="0.488620507485322" calcext:value-type="float">
            <text:p>0.4886205075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8620507485322" calcext:value-type="float">
            <text:p>0.4886205075</text:p>
          </table:table-cell>
          <table:table-cell table:style-name="ce145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47213595844491" calcext:value-type="float">
            <text:p>0.4472135958</text:p>
          </table:table-cell>
          <table:table-cell table:style-name="ce145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20565096388502" calcext:value-type="float">
            <text:p>0.4205650964</text:p>
          </table:table-cell>
          <table:table-cell table:style-name="ce145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03040205578283" calcext:value-type="float">
            <text:p>0.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70" calcext:value-type="float">
            <text:p>270</text:p>
          </table:table-cell>
          <table:table-cell table:style-name="ce142"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style-name="ce145" table:formula="of:=[.S35]/[.$G$4]" office:value-type="float" office:value="0.475657440114483" calcext:value-type="float">
            <text:p>0.4756574401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5657440114483" calcext:value-type="float">
            <text:p>0.4756574401</text:p>
          </table:table-cell>
          <table:table-cell table:style-name="ce145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3682383367882" calcext:value-type="float">
            <text:p>0.4736823834</text:p>
          </table:table-cell>
          <table:table-cell table:style-name="ce145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40879802552529" calcext:value-type="float">
            <text:p>0.4408798026</text:p>
          </table:table-cell>
          <table:table-cell table:style-name="ce145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216721586928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80" calcext:value-type="float">
            <text:p>280</text:p>
          </table:table-cell>
          <table:table-cell table:style-name="ce142"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style-name="ce145" table:formula="of:=[.S36]/[.$G$4]" office:value-type="float" office:value="0.484767986110477" calcext:value-type="float">
            <text:p>0.4847679861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4767986110477" calcext:value-type="float">
            <text:p>0.4847679861</text:p>
          </table:table-cell>
          <table:table-cell table:style-name="ce145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827816212469" calcext:value-type="float">
            <text:p>0.4782781621</text:p>
          </table:table-cell>
          <table:table-cell table:style-name="ce145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6082924786343" calcext:value-type="float">
            <text:p>0.4160829248</text:p>
          </table:table-cell>
          <table:table-cell table:style-name="ce145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29576708824114" calcext:value-type="float">
            <text:p>0.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90" calcext:value-type="float">
            <text:p>290</text:p>
          </table:table-cell>
          <table:table-cell table:style-name="ce142"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style-name="ce145" table:formula="of:=[.S37]/[.$G$4]" office:value-type="float" office:value="0.506828373719747" calcext:value-type="float">
            <text:p>0.506828373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506828373719747" calcext:value-type="float">
            <text:p>0.5068283737</text:p>
          </table:table-cell>
          <table:table-cell table:style-name="ce145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8330013674201" calcext:value-type="float">
            <text:p>0.4183300137</text:p>
          </table:table-cell>
          <table:table-cell table:style-name="ce145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07205143645254" calcext:value-type="float">
            <text:p>0.3072051436</text:p>
          </table:table-cell>
          <table:table-cell table:style-name="ce145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4934227091124" calcext:value-type="float">
            <text:p>0.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00" calcext:value-type="float">
            <text:p>300</text:p>
          </table:table-cell>
          <table:table-cell table:style-name="ce142"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style-name="ce145" table:formula="of:=[.S38]/[.$G$4]" office:value-type="float" office:value="0.473022198633798" calcext:value-type="float">
            <text:p>0.4730221986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3022198633798" calcext:value-type="float">
            <text:p>0.4730221986</text:p>
          </table:table-cell>
          <table:table-cell table:style-name="ce145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8193731960851" calcext:value-type="float">
            <text:p>0.338193732</text:p>
          </table:table-cell>
          <table:table-cell table:style-name="ce145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9202864452144" calcext:value-type="float">
            <text:p>0.1920286445</text:p>
          </table:table-cell>
          <table:table-cell table:style-name="ce145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16245695183309" calcext:value-type="float">
            <text:p>0.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10" calcext:value-type="float">
            <text:p>310</text:p>
          </table:table-cell>
          <table:table-cell table:style-name="ce142"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style-name="ce145" table:formula="of:=[.S39]/[.$G$4]" office:value-type="float" office:value="0.420565096404682" calcext:value-type="float">
            <text:p>0.4205650964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20565096404682" calcext:value-type="float">
            <text:p>0.4205650964</text:p>
          </table:table-cell>
          <table:table-cell table:style-name="ce145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63391344504922" calcext:value-type="float">
            <text:p>0.2633913445</text:p>
          </table:table-cell>
          <table:table-cell table:style-name="ce145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07106803708492" calcext:value-type="float">
            <text:p>0.0707106804</text:p>
          </table:table-cell>
          <table:table-cell table:style-name="ce145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18640485757351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20" calcext:value-type="float">
            <text:p>320</text:p>
          </table:table-cell>
          <table:table-cell table:style-name="ce142"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style-name="ce145" table:formula="of:=[.S40]/[.$G$4]" office:value-type="float" office:value="0.39131189651004" calcext:value-type="float">
            <text:p>0.3913118965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9131189651004" calcext:value-type="float">
            <text:p>0.3913118965</text:p>
          </table:table-cell>
          <table:table-cell table:style-name="ce145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01556444561583" calcext:value-type="float">
            <text:p>0.2015564446</text:p>
          </table:table-cell>
          <table:table-cell table:style-name="ce145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37671601" calcext:value-type="float">
            <text:p>0.0433012738</text:p>
          </table:table-cell>
          <table:table-cell table:style-name="ce145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458122848501205" calcext:value-type="float">
            <text:p>0.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30" calcext:value-type="float">
            <text:p>330</text:p>
          </table:table-cell>
          <table:table-cell table:style-name="ce142"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style-name="ce145" table:formula="of:=[.S41]/[.$G$4]" office:value-type="float" office:value="0.385681215985441" calcext:value-type="float">
            <text:p>0.385681216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5681215985441" calcext:value-type="float">
            <text:p>0.385681216</text:p>
          </table:table-cell>
          <table:table-cell table:style-name="ce145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34629121529925" calcext:value-type="float">
            <text:p>0.1346291215</text:p>
          </table:table-cell>
          <table:table-cell table:style-name="ce145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38313252" calcext:value-type="float">
            <text:p>0.0433012738</text:p>
          </table:table-cell>
          <table:table-cell table:style-name="ce145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72165529452836" calcext:value-type="float">
            <text:p>0.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40" calcext:value-type="float">
            <text:p>340</text:p>
          </table:table-cell>
          <table:table-cell table:style-name="ce142"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style-name="ce145" table:formula="of:=[.S42]/[.$G$4]" office:value-type="float" office:value="0.369120577010042" calcext:value-type="float">
            <text:p>0.369120577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9120577010042" calcext:value-type="float">
            <text:p>0.369120577</text:p>
          </table:table-cell>
          <table:table-cell table:style-name="ce145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86602542409125" calcext:value-type="float">
            <text:p>0.0866025424</text:p>
          </table:table-cell>
          <table:table-cell table:style-name="ce145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170075309924885" calcext:value-type="float">
            <text:p>1.70075309924885E-005</text:p>
          </table:table-cell>
          <table:table-cell table:style-name="ce145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36926720819003" calcext:value-type="float">
            <text:p>3.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50" calcext:value-type="float">
            <text:p>350</text:p>
          </table:table-cell>
          <table:table-cell table:style-name="ce142"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style-name="ce145" table:formula="of:=[.S43]/[.$G$4]" office:value-type="float" office:value="0.354436172550384" calcext:value-type="float">
            <text:p>0.3544361726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54436172550384" calcext:value-type="float">
            <text:p>0.3544361726</text:p>
          </table:table-cell>
          <table:table-cell table:style-name="ce145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61437856302231" calcext:value-type="float">
            <text:p>0.0661437856</text:p>
          </table:table-cell>
          <table:table-cell table:style-name="ce145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73146325" calcext:value-type="float">
            <text:p>0.0250000073</text:p>
          </table:table-cell>
          <table:table-cell table:style-name="ce145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92450092803131" calcext:value-type="float">
            <text:p>0.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137" office:value-type="float" office:value="360" calcext:value-type="float">
            <text:p>360</text:p>
          </table:table-cell>
          <table:table-cell table:style-name="ce143" table:formula="of:=[.L44]/[.$G$4]" office:value-type="float" office:value="24.7831249168551" calcext:value-type="float">
            <text:p>24.7831249169</text:p>
          </table:table-cell>
          <table:table-cell table:style-name="ce134" table:formula="of:=[.M44]/[.$G$4]" office:value-type="float" office:value="28.3637248743719" calcext:value-type="float">
            <text:p>28.3637248744</text:p>
          </table:table-cell>
          <table:table-cell table:style-name="ce134" table:formula="of:=[.O44]/[.$G$4]" office:value-type="float" office:value="4.94964852913167" calcext:value-type="float">
            <text:p>4.9496485291</text:p>
          </table:table-cell>
          <table:table-cell table:style-name="ce134" table:formula="of:=[.P44]/[.$G$4]" office:value-type="float" office:value="1.05837448041214" calcext:value-type="float">
            <text:p>1.0583744804</text:p>
          </table:table-cell>
          <table:table-cell table:style-name="ce134" table:formula="of:=[.Q44]/[.$G$4]" office:value-type="float" office:value="1.13374769143731" calcext:value-type="float">
            <text:p>1.1337476914</text:p>
          </table:table-cell>
          <table:table-cell table:style-name="ce146" table:formula="of:=[.S44]/[.$G$4]" office:value-type="float" office:value="0.351781182634738" calcext:value-type="float">
            <text:p>0.3517811826</text:p>
          </table:table-cell>
          <table:table-cell table:style-name="ce143" office:value-type="float" office:value="360" calcext:value-type="float">
            <text:p>360</text:p>
          </table:table-cell>
          <table:table-cell table:style-name="ce134" office:value-type="float" office:value="4.94964852913167" calcext:value-type="float">
            <text:p>4.9496485291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351781182634738" calcext:value-type="float">
            <text:p>0.3517811826</text:p>
          </table:table-cell>
          <table:table-cell table:style-name="ce159" office:value-type="float" office:value="360" calcext:value-type="float">
            <text:p>360</text:p>
          </table:table-cell>
          <table:table-cell table:style-name="ce134" table:formula="of:=[.AA44]/[.$G$4]" office:value-type="float" office:value="23.9094751895703" calcext:value-type="float">
            <text:p>23.9094751896</text:p>
          </table:table-cell>
          <table:table-cell table:style-name="ce134" table:formula="of:=[.AB44]/[.$G$4]" office:value-type="float" office:value="27.4832129396985" calcext:value-type="float">
            <text:p>27.4832129397</text:p>
          </table:table-cell>
          <table:table-cell table:style-name="ce134" table:formula="of:=[.AD44]/[.$G$4]" office:value-type="float" office:value="0.0996714454010443" calcext:value-type="float">
            <text:p>0.0996714454</text:p>
          </table:table-cell>
          <table:table-cell table:style-name="ce134" table:formula="of:=[.AE44]/[.$G$4]" office:value-type="float" office:value="1.02839738640977" calcext:value-type="float">
            <text:p>1.0283973864</text:p>
          </table:table-cell>
          <table:table-cell table:style-name="ce134" table:formula="of:=[.AF44]/[.$G$4]" office:value-type="float" office:value="1.10580304608164" calcext:value-type="float">
            <text:p>1.1058030461</text:p>
          </table:table-cell>
          <table:table-cell table:style-name="ce134" table:formula="of:=[.AH44]/[.$G$4]" office:value-type="float" office:value="0.0500000040566095" calcext:value-type="float">
            <text:p>0.0500000041</text:p>
          </table:table-cell>
          <table:table-cell table:style-name="ce164" office:value-type="float" office:value="360" calcext:value-type="float">
            <text:p>360</text:p>
          </table:table-cell>
          <table:table-cell table:style-name="ce134" office:value-type="float" office:value="0.0996714454010443" calcext:value-type="float">
            <text:p>0.0996714454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0500000040566095" calcext:value-type="float">
            <text:p>0.0500000041</text:p>
          </table:table-cell>
          <table:table-cell table:style-name="ce145" office:value-type="float" office:value="360" calcext:value-type="float">
            <text:p>360</text:p>
          </table:table-cell>
          <table:table-cell table:style-name="ce134" table:formula="of:=[.AP44]/[.$G$4]" office:value-type="float" office:value="24.4443627777039" calcext:value-type="float">
            <text:p>24.4443627777</text:p>
          </table:table-cell>
          <table:table-cell table:style-name="ce134" table:formula="of:=[.AQ44]/[.$G$4]" office:value-type="float" office:value="26.3029522613065" calcext:value-type="float">
            <text:p>26.3029522613</text:p>
          </table:table-cell>
          <table:table-cell table:style-name="ce134" table:formula="of:=[.AS44]/[.$G$4]" office:value-type="float" office:value="0.0246785205464" calcext:value-type="float">
            <text:p>0.0246785205</text:p>
          </table:table-cell>
          <table:table-cell table:style-name="ce134" table:formula="of:=[.AT44]/[.$G$4]" office:value-type="float" office:value="1.04675702901218" calcext:value-type="float">
            <text:p>1.046757029</text:p>
          </table:table-cell>
          <table:table-cell table:style-name="ce134" table:formula="of:=[.AU44]/[.$G$4]" office:value-type="float" office:value="1.06826565930117" calcext:value-type="float">
            <text:p>1.0682656593</text:p>
          </table:table-cell>
          <table:table-cell table:style-name="ce134" table:formula="of:=[.AW44]/[.$G$4]" office:value-type="float" office:value="0.0250000073571018" calcext:value-type="float">
            <text:p>0.0250000074</text:p>
          </table:table-cell>
          <table:table-cell table:style-name="ce142" office:value-type="float" office:value="360" calcext:value-type="float">
            <text:p>360</text:p>
          </table:table-cell>
          <table:table-cell table:style-name="ce134" office:value-type="float" office:value="0.0246785205464" calcext:value-type="float">
            <text:p>0.0246785205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0250000073571018" calcext:value-type="float">
            <text:p>0.0250000074</text:p>
          </table:table-cell>
          <table:table-cell table:style-name="ce145" office:value-type="float" office:value="360" calcext:value-type="float">
            <text:p>360</text:p>
          </table:table-cell>
          <table:table-cell table:style-name="ce134" table:formula="of:=[.BE44]/[.$AZ$5]" office:value-type="float" office:value="3.78481012658228" calcext:value-type="float">
            <text:p>3.7848101266</text:p>
          </table:table-cell>
          <table:table-cell table:style-name="ce134" table:formula="of:=[.BF44]/[.$AZ$5]" office:value-type="float" office:value="2.95671916010499" calcext:value-type="float">
            <text:p>2.9567191601</text:p>
          </table:table-cell>
          <table:table-cell table:style-name="ce134" table:formula="of:=[.BH44]/[.$AZ$5]" office:value-type="float" office:value="-0.0000125894481959534" calcext:value-type="float">
            <text:p>-1.25894481959534E-005</text:p>
          </table:table-cell>
          <table:table-cell table:style-name="ce134" table:formula="of:=[.BI44]/[.$AZ$5]" office:value-type="float" office:value="0.334846154067511" calcext:value-type="float">
            <text:p>0.3348461541</text:p>
          </table:table-cell>
          <table:table-cell table:style-name="ce134" table:formula="of:=[.BJ44]/[.$AZ$5]" office:value-type="float" office:value="0.310968686337484" calcext:value-type="float">
            <text:p>0.3109686863</text:p>
          </table:table-cell>
          <table:table-cell table:style-name="ce134" table:formula="of:=[.BL44]/[.$AZ$5]" office:value-type="float" office:value="0.00000168021366425208" calcext:value-type="float">
            <text:p>1.68021366425208E-006</text:p>
          </table:table-cell>
          <table:table-cell table:style-name="ce164" office:value-type="float" office:value="360" calcext:value-type="float">
            <text:p>360</text:p>
          </table:table-cell>
          <table:table-cell table:style-name="ce134" office:value-type="float" office:value="-0.000053132649785904" calcext:value-type="float">
            <text:p>-5.3132649785904E-005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0.00000340394274445058" calcext:value-type="float">
            <text:p>3.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170"/>
          <table:table-cell table:number-columns-repeated="6"/>
          <table:table-cell table:style-name="ce170"/>
          <table:table-cell table:number-columns-repeated="3"/>
          <table:table-cell table:style-name="ce170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152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63"/>
        <table:table-column table:style-name="co23" table:default-cell-style-name="ce63"/>
        <table:table-column table:style-name="co2" table:number-columns-repeated="23" table:default-cell-style-name="ce63"/>
        <table:table-column table:style-name="co9" table:number-columns-repeated="997" table:default-cell-style-name="ce63"/>
        <table:table-row table:style-name="ro1">
          <table:table-cell table:number-columns-repeated="1024"/>
        </table:table-row>
        <table:table-row table:style-name="ro1">
          <table:table-cell table:style-name="ce175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78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79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4"/>
        </table:table-row>
        <table:table-row table:style-name="ro1">
          <table:table-cell table:style-name="ce176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50873919148862" calcext:value-type="float">
            <text:p>0.0150873919</text:p>
          </table:table-cell>
          <table:table-cell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177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formula="of:=SUMPRODUCT([.C84:.C102];[.B5:.B23])/SUM([.B5:.B23])/[.D84]^1.5" office:value-type="float" office:value="-0.00306550368935413" calcext:value-type="float">
            <text:p>-0.0030655037</text:p>
          </table:table-cell>
          <table:table-cell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177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177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formula="of:=SUMPRODUCT([.S84:.S102];[.R5:.R23])/SUM([.R5:.R23])/[.T84]^1.5" office:value-type="float" office:value="-0.0204401170621637" calcext:value-type="float">
            <text:p>-0.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1005"/>
        </table:table-row>
        <table:table-row table:style-name="ro1">
          <table:table-cell table:style-name="ce65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65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177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177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177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1005"/>
        </table:table-row>
        <table:table-row table:style-name="ro1">
          <table:table-cell table:style-name="ce65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65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4]/[.B4])" office:value-type="float" office:value="0.00000999170688328687" calcext:value-type="float">
            <text:p>9,99170688328687E-006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5]/[.B5])" office:value-type="float" office:value="0.0000124915681914708" calcext:value-type="float">
            <text:p>1,24915681914708E-00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6]/[.B6])" office:value-type="float" office:value="0.0000166691670417229" calcext:value-type="float">
            <text:p>1,66691670417229E-00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7]/[.B7])" office:value-type="float" office:value="0.000025" calcext:value-type="float">
            <text:p>0,0000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8]/[.B8])" office:value-type="float" office:value="0.000049965024482862" calcext:value-type="float">
            <text:p>0,000049965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C9]/[.B9])" office:value-type="float" office:value="0.333333333333333" calcext:value-type="float">
            <text:p>0,3333333333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0]/[.B10])" office:value-type="float" office:value="0.0000499900019996001" calcext:value-type="float">
            <text:p>0,00004999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1]/[.B11])" office:value-type="float" office:value="0.0000250031253906738" calcext:value-type="float">
            <text:p>2,50031253906738E-005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2]/[.B12])" office:value-type="float" office:value="0.0000166405963989749" calcext:value-type="float">
            <text:p>1,66405963989749E-005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3]/[.B13])" office:value-type="float" office:value="0.0000124926605619199" calcext:value-type="float">
            <text:p>1,24926605619199E-005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14]/[.B14])" office:value-type="float" office:value="0.0000100041016816895" calcext:value-type="float">
            <text:p>1,00041016816895E-005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4">
        <table:table-column table:style-name="co19" table:default-cell-style-name="Default"/>
        <table:table-column table:style-name="co24" table:default-cell-style-name="ce198"/>
        <table:table-column table:style-name="co25" table:default-cell-style-name="ce204"/>
        <table:table-column table:style-name="co19" table:number-columns-repeated="3" table:default-cell-style-name="ce191"/>
        <table:table-column table:style-name="co19" table:default-cell-style-name="ce198"/>
        <table:table-column table:style-name="co19" table:number-columns-repeated="2" table:default-cell-style-name="ce191"/>
        <table:table-column table:style-name="co26" table:default-cell-style-name="ce204"/>
        <table:table-row table:style-name="ro9">
          <table:table-cell/>
          <table:table-cell table:style-name="Default" table:number-columns-repeated="9"/>
        </table:table-row>
        <table:table-row table:style-name="ro7">
          <table:table-cell/>
          <table:table-cell table:style-name="ce191" table:number-columns-repeated="2"/>
          <table:table-cell/>
          <table:table-cell table:style-name="ce197" office:value-type="string" calcext:value-type="string">
            <text:p>I (A)</text:p>
          </table:table-cell>
          <table:table-cell table:style-name="ce201" office:value-type="string" calcext:value-type="string">
            <text:p>e_I (A)</text:p>
          </table:table-cell>
          <table:table-cell table:style-name="ce191"/>
          <table:table-cell table:number-columns-repeated="2"/>
          <table:table-cell table:style-name="ce191"/>
        </table:table-row>
        <table:table-row table:style-name="ro7">
          <table:table-cell/>
          <table:table-cell table:style-name="ce194" office:value-type="string" calcext:value-type="string" table:number-columns-spanned="2" table:number-rows-spanned="1">
            <text:p>-40 a 40 Oe c/ passo de 1 Oe</text:p>
          </table:table-cell>
          <table:covered-table-cell table:style-name="ce201"/>
          <table:table-cell/>
          <table:table-cell table:style-name="ce205" office:value-type="float" office:value="0.0010004" calcext:value-type="float">
            <text:p>1.00E-003</text:p>
          </table:table-cell>
          <table:table-cell table:style-name="ce206" office:value-type="float" office:value="0.0000001" calcext:value-type="float">
            <text:p>1.00E-007</text:p>
          </table:table-cell>
          <table:table-cell table:style-name="ce191"/>
          <table:table-cell table:number-columns-repeated="2"/>
          <table:table-cell table:style-name="ce191"/>
        </table:table-row>
        <table:table-row table:style-name="ro7">
          <table:table-cell/>
          <table:table-cell table:style-name="ce195" office:value-type="string" calcext:value-type="string" table:number-columns-spanned="2" table:number-rows-spanned="1">
            <text:p>Característica V(H)</text:p>
          </table:table-cell>
          <table:covered-table-cell table:style-name="ce202"/>
          <table:table-cell table:number-columns-repeated="3"/>
          <table:table-cell table:style-name="ce191"/>
          <table:table-cell table:number-columns-repeated="2"/>
          <table:table-cell table:style-name="ce191"/>
        </table:table-row>
        <table:table-row table:style-name="ro7">
          <table:table-cell/>
          <table:table-cell table:style-name="ce196" office:value-type="string" calcext:value-type="string">
            <text:p>Magnetic Field (Oe)</text:p>
          </table:table-cell>
          <table:table-cell table:style-name="ce203" office:value-type="string" calcext:value-type="string">
            <text:p>Voltage (V) </text:p>
          </table:table-cell>
          <table:table-cell table:style-name="ce203" office:value-type="string" calcext:value-type="string">
            <text:p>Vmin (V)</text:p>
          </table:table-cell>
          <table:table-cell table:style-name="ce203" office:value-type="string" calcext:value-type="string">
            <text:p>Rp (Ω)</text:p>
          </table:table-cell>
          <table:table-cell table:style-name="ce203" office:value-type="string" calcext:value-type="string">
            <text:p>e_Rp (Ω)</text:p>
          </table:table-cell>
          <table:table-cell table:style-name="ce203" office:value-type="string" calcext:value-type="string">
            <text:p>R <text:s/>(Ω)</text:p>
          </table:table-cell>
          <table:table-cell table:style-name="ce203" office:value-type="string" calcext:value-type="string">
            <text:p>e_R (Ω)</text:p>
          </table:table-cell>
          <table:table-cell table:style-name="ce203" office:value-type="string" calcext:value-type="string">
            <text:p>MR (%)</text:p>
          </table:table-cell>
          <table:table-cell table:style-name="ce207" office:value-type="string" calcext:value-type="string">
            <text:p>e_MR (%)</text:p>
          </table:table-cell>
        </table:table-row>
        <table:table-row table:style-name="ro7">
          <table:table-cell/>
          <table:table-cell table:style-name="ce197" office:value-type="float" office:value="-40" calcext:value-type="float">
            <text:p>-40</text:p>
          </table:table-cell>
          <table:table-cell table:style-name="ce201" office:value-type="float" office:value="0.069264" calcext:value-type="float">
            <text:p>0.069264</text:p>
          </table:table-cell>
          <table:table-cell table:style-name="ce196" table:formula="of:=MIN([.C6:.C167])" office:value-type="float" office:value="0.064691" calcext:value-type="float">
            <text:p>0.064691</text:p>
          </table:table-cell>
          <table:table-cell table:style-name="ce203" table:formula="of:=[.D6]/[.E3]" office:value-type="float" office:value="64.6651339464214" calcext:value-type="float">
            <text:p>64.6651339464</text:p>
          </table:table-cell>
          <table:table-cell table:style-name="ce207" table:formula="of:=[.D6]*[.F3]/([.E3]*[.E3])" office:value-type="float" office:value="0.00646392782351274" calcext:value-type="float">
            <text:p>0.0064639278</text:p>
          </table:table-cell>
          <table:table-cell table:style-name="ce197" table:formula="of:=[.C6]/[.$E$3]" office:value-type="float" office:value="69.2363054778089" calcext:value-type="float">
            <text:p>69.2363054778</text:p>
          </table:table-cell>
          <table:table-cell table:style-name="ce208" table:formula="of:=[.C6]*[.$F$6]/([.$E$6]*[.$E$6])" office:value-type="float" office:value="0.00000010706898950395" calcext:value-type="float">
            <text:p>1.0706898950395E-007</text:p>
          </table:table-cell>
          <table:table-cell table:style-name="ce208" table:formula="of:=([.G6]-[.$E$6])*100/[.$E$6]" office:value-type="float" office:value="7.06898950394953" calcext:value-type="float">
            <text:p>7.0689895039</text:p>
          </table:table-cell>
          <table:table-cell table:style-name="ce201" table:formula="of:=SQRT( ( 100*[.H6]/[.$E$6] )^2 + (100*[.G6]*[.$F$6]/([.$E$6]^2))^2           )" office:value-type="float" office:value="0.0107026179045144" calcext:value-type="float">
            <text:p>0.0107026179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259" calcext:value-type="float">
            <text:p>0.069259</text:p>
          </table:table-cell>
          <table:table-cell table:number-columns-repeated="3"/>
          <table:table-cell table:formula="of:=[.C7]/[.$E$3]" office:value-type="float" office:value="69.2313074770092" calcext:value-type="float">
            <text:p>69.231307477</text:p>
          </table:table-cell>
          <table:table-cell table:formula="of:=[.C7]*[.$F$6]/([.$E$6]*[.$E$6])" office:value-type="float" office:value="0.000000107061260453541" calcext:value-type="float">
            <text:p>1.07061260453541E-007</text:p>
          </table:table-cell>
          <table:table-cell table:formula="of:=([.G7]-[.$E$6])*100/[.$E$6]" office:value-type="float" office:value="7.06126045354067" calcext:value-type="float">
            <text:p>7.0612604535</text:p>
          </table:table-cell>
          <table:table-cell table:formula="of:=SQRT( ( 100*[.H7]/[.$E$6] )^2 + (100*[.G7]*[.$F$6]/([.$E$6]^2))^2           )" office:value-type="float" office:value="0.0107018453085118" calcext:value-type="float">
            <text:p>0.0107018453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255" calcext:value-type="float">
            <text:p>0.069255</text:p>
          </table:table-cell>
          <table:table-cell table:number-columns-repeated="3"/>
          <table:table-cell table:formula="of:=[.C8]/[.$E$3]" office:value-type="float" office:value="69.2273090763695" calcext:value-type="float">
            <text:p>69.2273090764</text:p>
          </table:table-cell>
          <table:table-cell table:formula="of:=[.C8]*[.$F$6]/([.$E$6]*[.$E$6])" office:value-type="float" office:value="0.000000107055077213214" calcext:value-type="float">
            <text:p>1.07055077213214E-007</text:p>
          </table:table-cell>
          <table:table-cell table:formula="of:=([.G8]-[.$E$6])*100/[.$E$6]" office:value-type="float" office:value="7.05507721321358" calcext:value-type="float">
            <text:p>7.0550772132</text:p>
          </table:table-cell>
          <table:table-cell table:formula="of:=SQRT( ( 100*[.H8]/[.$E$6] )^2 + (100*[.G8]*[.$F$6]/([.$E$6]^2))^2           )" office:value-type="float" office:value="0.0107012272317098" calcext:value-type="float">
            <text:p>0.0107012272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251" calcext:value-type="float">
            <text:p>0.069251</text:p>
          </table:table-cell>
          <table:table-cell table:number-columns-repeated="3"/>
          <table:table-cell table:formula="of:=[.C9]/[.$E$3]" office:value-type="float" office:value="69.2233106757297" calcext:value-type="float">
            <text:p>69.2233106757</text:p>
          </table:table-cell>
          <table:table-cell table:formula="of:=[.C9]*[.$F$6]/([.$E$6]*[.$E$6])" office:value-type="float" office:value="0.000000107048893972886" calcext:value-type="float">
            <text:p>0.000000107</text:p>
          </table:table-cell>
          <table:table-cell table:formula="of:=([.G9]-[.$E$6])*100/[.$E$6]" office:value-type="float" office:value="7.04889397288646" calcext:value-type="float">
            <text:p>7.0488939729</text:p>
          </table:table-cell>
          <table:table-cell table:formula="of:=SQRT( ( 100*[.H9]/[.$E$6] )^2 + (100*[.G9]*[.$F$6]/([.$E$6]^2))^2           )" office:value-type="float" office:value="0.0107006091549077" calcext:value-type="float">
            <text:p>0.0107006092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248" calcext:value-type="float">
            <text:p>0.069248</text:p>
          </table:table-cell>
          <table:table-cell table:number-columns-repeated="3"/>
          <table:table-cell table:formula="of:=[.C10]/[.$E$3]" office:value-type="float" office:value="69.2203118752499" calcext:value-type="float">
            <text:p>69.2203118752</text:p>
          </table:table-cell>
          <table:table-cell table:formula="of:=[.C10]*[.$F$6]/([.$E$6]*[.$E$6])" office:value-type="float" office:value="0.000000107044256542641" calcext:value-type="float">
            <text:p>0.000000107</text:p>
          </table:table-cell>
          <table:table-cell table:formula="of:=([.G10]-[.$E$6])*100/[.$E$6]" office:value-type="float" office:value="7.04425654264115" calcext:value-type="float">
            <text:p>7.0442565426</text:p>
          </table:table-cell>
          <table:table-cell table:formula="of:=SQRT( ( 100*[.H10]/[.$E$6] )^2 + (100*[.G10]*[.$F$6]/([.$E$6]^2))^2           )" office:value-type="float" office:value="0.0107001455973062" calcext:value-type="float">
            <text:p>0.0107001456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245" calcext:value-type="float">
            <text:p>0.069245</text:p>
          </table:table-cell>
          <table:table-cell table:number-columns-repeated="3"/>
          <table:table-cell table:formula="of:=[.C11]/[.$E$3]" office:value-type="float" office:value="69.2173130747701" calcext:value-type="float">
            <text:p>69.2173130748</text:p>
          </table:table-cell>
          <table:table-cell table:formula="of:=[.C11]*[.$F$6]/([.$E$6]*[.$E$6])" office:value-type="float" office:value="0.000000107039619112396" calcext:value-type="float">
            <text:p>0.000000107</text:p>
          </table:table-cell>
          <table:table-cell table:formula="of:=([.G11]-[.$E$6])*100/[.$E$6]" office:value-type="float" office:value="7.03961911239584" calcext:value-type="float">
            <text:p>7.0396191124</text:p>
          </table:table-cell>
          <table:table-cell table:formula="of:=SQRT( ( 100*[.H11]/[.$E$6] )^2 + (100*[.G11]*[.$F$6]/([.$E$6]^2))^2           )" office:value-type="float" office:value="0.0106996820397046" calcext:value-type="float">
            <text:p>0.010699682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24" calcext:value-type="float">
            <text:p>0.06924</text:p>
          </table:table-cell>
          <table:table-cell table:number-columns-repeated="3"/>
          <table:table-cell table:formula="of:=[.C12]/[.$E$3]" office:value-type="float" office:value="69.2123150739704" calcext:value-type="float">
            <text:p>69.212315074</text:p>
          </table:table-cell>
          <table:table-cell table:formula="of:=[.C12]*[.$F$6]/([.$E$6]*[.$E$6])" office:value-type="float" office:value="0.000000107031890061987" calcext:value-type="float">
            <text:p>0.000000107</text:p>
          </table:table-cell>
          <table:table-cell table:formula="of:=([.G12]-[.$E$6])*100/[.$E$6]" office:value-type="float" office:value="7.03189006198699" calcext:value-type="float">
            <text:p>7.031890062</text:p>
          </table:table-cell>
          <table:table-cell table:formula="of:=SQRT( ( 100*[.H12]/[.$E$6] )^2 + (100*[.G12]*[.$F$6]/([.$E$6]^2))^2           )" office:value-type="float" office:value="0.010698909443702" calcext:value-type="float">
            <text:p>0.0106989094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236" calcext:value-type="float">
            <text:p>0.069236</text:p>
          </table:table-cell>
          <table:table-cell table:number-columns-repeated="3"/>
          <table:table-cell table:formula="of:=[.C13]/[.$E$3]" office:value-type="float" office:value="69.2083166733307" calcext:value-type="float">
            <text:p>69.2083166733</text:p>
          </table:table-cell>
          <table:table-cell table:formula="of:=[.C13]*[.$F$6]/([.$E$6]*[.$E$6])" office:value-type="float" office:value="0.00000010702570682166" calcext:value-type="float">
            <text:p>0.000000107</text:p>
          </table:table-cell>
          <table:table-cell table:formula="of:=([.G13]-[.$E$6])*100/[.$E$6]" office:value-type="float" office:value="7.02570682165987" calcext:value-type="float">
            <text:p>7.0257068217</text:p>
          </table:table-cell>
          <table:table-cell table:formula="of:=SQRT( ( 100*[.H13]/[.$E$6] )^2 + (100*[.G13]*[.$F$6]/([.$E$6]^2))^2           )" office:value-type="float" office:value="0.0106982913669" calcext:value-type="float">
            <text:p>0.0106982914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23" calcext:value-type="float">
            <text:p>0.06923</text:p>
          </table:table-cell>
          <table:table-cell table:number-columns-repeated="3"/>
          <table:table-cell table:formula="of:=[.C14]/[.$E$3]" office:value-type="float" office:value="69.2023190723711" calcext:value-type="float">
            <text:p>69.2023190724</text:p>
          </table:table-cell>
          <table:table-cell table:formula="of:=[.C14]*[.$F$6]/([.$E$6]*[.$E$6])" office:value-type="float" office:value="0.000000107016431961169" calcext:value-type="float">
            <text:p>0.000000107</text:p>
          </table:table-cell>
          <table:table-cell table:formula="of:=([.G14]-[.$E$6])*100/[.$E$6]" office:value-type="float" office:value="7.01643196116925" calcext:value-type="float">
            <text:p>7.0164319612</text:p>
          </table:table-cell>
          <table:table-cell table:formula="of:=SQRT( ( 100*[.H14]/[.$E$6] )^2 + (100*[.G14]*[.$F$6]/([.$E$6]^2))^2           )" office:value-type="float" office:value="0.0106973642516969" calcext:value-type="float">
            <text:p>0.0106973643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226" calcext:value-type="float">
            <text:p>0.069226</text:p>
          </table:table-cell>
          <table:table-cell table:number-columns-repeated="3"/>
          <table:table-cell table:formula="of:=[.C15]/[.$E$3]" office:value-type="float" office:value="69.1983206717313" calcext:value-type="float">
            <text:p>69.1983206717</text:p>
          </table:table-cell>
          <table:table-cell table:formula="of:=[.C15]*[.$F$6]/([.$E$6]*[.$E$6])" office:value-type="float" office:value="0.000000107010248720842" calcext:value-type="float">
            <text:p>0.000000107</text:p>
          </table:table-cell>
          <table:table-cell table:formula="of:=([.G15]-[.$E$6])*100/[.$E$6]" office:value-type="float" office:value="7.01024872084213" calcext:value-type="float">
            <text:p>7.0102487208</text:p>
          </table:table-cell>
          <table:table-cell table:formula="of:=SQRT( ( 100*[.H15]/[.$E$6] )^2 + (100*[.G15]*[.$F$6]/([.$E$6]^2))^2           )" office:value-type="float" office:value="0.0106967461748948" calcext:value-type="float">
            <text:p>0.0106967462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219" calcext:value-type="float">
            <text:p>0.069219</text:p>
          </table:table-cell>
          <table:table-cell table:number-columns-repeated="3"/>
          <table:table-cell table:formula="of:=[.C16]/[.$E$3]" office:value-type="float" office:value="69.1913234706118" calcext:value-type="float">
            <text:p>69.1913234706</text:p>
          </table:table-cell>
          <table:table-cell table:formula="of:=[.C16]*[.$F$6]/([.$E$6]*[.$E$6])" office:value-type="float" office:value="0.00000010699942805027" calcext:value-type="float">
            <text:p>0.000000107</text:p>
          </table:table-cell>
          <table:table-cell table:formula="of:=([.G16]-[.$E$6])*100/[.$E$6]" office:value-type="float" office:value="6.99942805026973" calcext:value-type="float">
            <text:p>6.9994280503</text:p>
          </table:table-cell>
          <table:table-cell table:formula="of:=SQRT( ( 100*[.H16]/[.$E$6] )^2 + (100*[.G16]*[.$F$6]/([.$E$6]^2))^2           )" office:value-type="float" office:value="0.0106956645404912" calcext:value-type="float">
            <text:p>0.0106956645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213" calcext:value-type="float">
            <text:p>0.069213</text:p>
          </table:table-cell>
          <table:table-cell table:number-columns-repeated="3"/>
          <table:table-cell table:formula="of:=[.C17]/[.$E$3]" office:value-type="float" office:value="69.1853258696521" calcext:value-type="float">
            <text:p>69.1853258697</text:p>
          </table:table-cell>
          <table:table-cell table:formula="of:=[.C17]*[.$F$6]/([.$E$6]*[.$E$6])" office:value-type="float" office:value="0.000000106990153189779" calcext:value-type="float">
            <text:p>0.000000107</text:p>
          </table:table-cell>
          <table:table-cell table:formula="of:=([.G17]-[.$E$6])*100/[.$E$6]" office:value-type="float" office:value="6.99015318977909" calcext:value-type="float">
            <text:p>6.9901531898</text:p>
          </table:table-cell>
          <table:table-cell table:formula="of:=SQRT( ( 100*[.H17]/[.$E$6] )^2 + (100*[.G17]*[.$F$6]/([.$E$6]^2))^2           )" office:value-type="float" office:value="0.0106947374252881" calcext:value-type="float">
            <text:p>0.0106947374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204" calcext:value-type="float">
            <text:p>0.069204</text:p>
          </table:table-cell>
          <table:table-cell table:number-columns-repeated="3"/>
          <table:table-cell table:formula="of:=[.C18]/[.$E$3]" office:value-type="float" office:value="69.1763294682127" calcext:value-type="float">
            <text:p>69.1763294682</text:p>
          </table:table-cell>
          <table:table-cell table:formula="of:=[.C18]*[.$F$6]/([.$E$6]*[.$E$6])" office:value-type="float" office:value="0.000000106976240899043" calcext:value-type="float">
            <text:p>0.000000107</text:p>
          </table:table-cell>
          <table:table-cell table:formula="of:=([.G18]-[.$E$6])*100/[.$E$6]" office:value-type="float" office:value="6.97624089904314" calcext:value-type="float">
            <text:p>6.976240899</text:p>
          </table:table-cell>
          <table:table-cell table:formula="of:=SQRT( ( 100*[.H18]/[.$E$6] )^2 + (100*[.G18]*[.$F$6]/([.$E$6]^2))^2           )" office:value-type="float" office:value="0.0106933467524835" calcext:value-type="float">
            <text:p>0.0106933468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197" calcext:value-type="float">
            <text:p>0.069197</text:p>
          </table:table-cell>
          <table:table-cell table:number-columns-repeated="3"/>
          <table:table-cell table:formula="of:=[.C19]/[.$E$3]" office:value-type="float" office:value="69.1693322670932" calcext:value-type="float">
            <text:p>69.1693322671</text:p>
          </table:table-cell>
          <table:table-cell table:formula="of:=[.C19]*[.$F$6]/([.$E$6]*[.$E$6])" office:value-type="float" office:value="0.000000106965420228471" calcext:value-type="float">
            <text:p>0.000000107</text:p>
          </table:table-cell>
          <table:table-cell table:formula="of:=([.G19]-[.$E$6])*100/[.$E$6]" office:value-type="float" office:value="6.96542022847071" calcext:value-type="float">
            <text:p>6.9654202285</text:p>
          </table:table-cell>
          <table:table-cell table:formula="of:=SQRT( ( 100*[.H19]/[.$E$6] )^2 + (100*[.G19]*[.$F$6]/([.$E$6]^2))^2           )" office:value-type="float" office:value="0.0106922651180799" calcext:value-type="float">
            <text:p>0.010692265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9184" calcext:value-type="float">
            <text:p>0.069184</text:p>
          </table:table-cell>
          <table:table-cell table:number-columns-repeated="3"/>
          <table:table-cell table:formula="of:=[.C20]/[.$E$3]" office:value-type="float" office:value="69.156337465014" calcext:value-type="float">
            <text:p>69.156337465</text:p>
          </table:table-cell>
          <table:table-cell table:formula="of:=[.C20]*[.$F$6]/([.$E$6]*[.$E$6])" office:value-type="float" office:value="0.000000106945324697408" calcext:value-type="float">
            <text:p>1.06945324697408E-007</text:p>
          </table:table-cell>
          <table:table-cell table:formula="of:=([.G20]-[.$E$6])*100/[.$E$6]" office:value-type="float" office:value="6.94532469740767" calcext:value-type="float">
            <text:p>6.9453246974</text:p>
          </table:table-cell>
          <table:table-cell table:formula="of:=SQRT( ( 100*[.H20]/[.$E$6] )^2 + (100*[.G20]*[.$F$6]/([.$E$6]^2))^2           )" office:value-type="float" office:value="0.0106902563684732" calcext:value-type="float">
            <text:p>0.0106902564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9175" calcext:value-type="float">
            <text:p>0.069175</text:p>
          </table:table-cell>
          <table:table-cell table:number-columns-repeated="3"/>
          <table:table-cell table:formula="of:=[.C21]/[.$E$3]" office:value-type="float" office:value="69.1473410635746" calcext:value-type="float">
            <text:p>69.1473410636</text:p>
          </table:table-cell>
          <table:table-cell table:formula="of:=[.C21]*[.$F$6]/([.$E$6]*[.$E$6])" office:value-type="float" office:value="0.000000106931412406672" calcext:value-type="float">
            <text:p>1.06931412406672E-007</text:p>
          </table:table-cell>
          <table:table-cell table:formula="of:=([.G21]-[.$E$6])*100/[.$E$6]" office:value-type="float" office:value="6.93141240667171" calcext:value-type="float">
            <text:p>6.9314124067</text:p>
          </table:table-cell>
          <table:table-cell table:formula="of:=SQRT( ( 100*[.H21]/[.$E$6] )^2 + (100*[.G21]*[.$F$6]/([.$E$6]^2))^2           )" office:value-type="float" office:value="0.0106888656956685" calcext:value-type="float">
            <text:p>0.0106888657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9158" calcext:value-type="float">
            <text:p>0.069158</text:p>
          </table:table-cell>
          <table:table-cell table:number-columns-repeated="3"/>
          <table:table-cell table:formula="of:=[.C22]/[.$E$3]" office:value-type="float" office:value="69.1303478608557" calcext:value-type="float">
            <text:p>69.1303478609</text:p>
          </table:table-cell>
          <table:table-cell table:formula="of:=[.C22]*[.$F$6]/([.$E$6]*[.$E$6])" office:value-type="float" office:value="0.000000106905133635282" calcext:value-type="float">
            <text:p>1.06905133635282E-007</text:p>
          </table:table-cell>
          <table:table-cell table:formula="of:=([.G22]-[.$E$6])*100/[.$E$6]" office:value-type="float" office:value="6.90513363528155" calcext:value-type="float">
            <text:p>6.9051336353</text:p>
          </table:table-cell>
          <table:table-cell table:formula="of:=SQRT( ( 100*[.H22]/[.$E$6] )^2 + (100*[.G22]*[.$F$6]/([.$E$6]^2))^2           )" office:value-type="float" office:value="0.0106862388692598" calcext:value-type="float">
            <text:p>0.0106862389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9144" calcext:value-type="float">
            <text:p>0.069144</text:p>
          </table:table-cell>
          <table:table-cell table:number-columns-repeated="3"/>
          <table:table-cell table:formula="of:=[.C23]/[.$E$3]" office:value-type="float" office:value="69.1163534586165" calcext:value-type="float">
            <text:p>69.1163534586</text:p>
          </table:table-cell>
          <table:table-cell table:formula="of:=[.C23]*[.$F$6]/([.$E$6]*[.$E$6])" office:value-type="float" office:value="0.000000106883492294137" calcext:value-type="float">
            <text:p>1.06883492294137E-007</text:p>
          </table:table-cell>
          <table:table-cell table:formula="of:=([.G23]-[.$E$6])*100/[.$E$6]" office:value-type="float" office:value="6.88349229413672" calcext:value-type="float">
            <text:p>6.8834922941</text:p>
          </table:table-cell>
          <table:table-cell table:formula="of:=SQRT( ( 100*[.H23]/[.$E$6] )^2 + (100*[.G23]*[.$F$6]/([.$E$6]^2))^2           )" office:value-type="float" office:value="0.0106840756004525" calcext:value-type="float">
            <text:p>0.0106840756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912" calcext:value-type="float">
            <text:p>0.06912</text:p>
          </table:table-cell>
          <table:table-cell table:number-columns-repeated="3"/>
          <table:table-cell table:formula="of:=[.C24]/[.$E$3]" office:value-type="float" office:value="69.0923630547781" calcext:value-type="float">
            <text:p>69.0923630548</text:p>
          </table:table-cell>
          <table:table-cell table:formula="of:=[.C24]*[.$F$6]/([.$E$6]*[.$E$6])" office:value-type="float" office:value="0.000000106846392852174" calcext:value-type="float">
            <text:p>1.06846392852174E-007</text:p>
          </table:table-cell>
          <table:table-cell table:formula="of:=([.G24]-[.$E$6])*100/[.$E$6]" office:value-type="float" office:value="6.84639285217418" calcext:value-type="float">
            <text:p>6.8463928522</text:p>
          </table:table-cell>
          <table:table-cell table:formula="of:=SQRT( ( 100*[.H24]/[.$E$6] )^2 + (100*[.G24]*[.$F$6]/([.$E$6]^2))^2           )" office:value-type="float" office:value="0.0106803671396402" calcext:value-type="float">
            <text:p>0.010680367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91" calcext:value-type="float">
            <text:p>0.0691</text:p>
          </table:table-cell>
          <table:table-cell table:number-columns-repeated="3"/>
          <table:table-cell table:formula="of:=[.C25]/[.$E$3]" office:value-type="float" office:value="69.0723710515794" calcext:value-type="float">
            <text:p>69.0723710516</text:p>
          </table:table-cell>
          <table:table-cell table:formula="of:=[.C25]*[.$F$6]/([.$E$6]*[.$E$6])" office:value-type="float" office:value="0.000000106815476650539" calcext:value-type="float">
            <text:p>1.06815476650539E-007</text:p>
          </table:table-cell>
          <table:table-cell table:formula="of:=([.G25]-[.$E$6])*100/[.$E$6]" office:value-type="float" office:value="6.81547665053873" calcext:value-type="float">
            <text:p>6.8154766505</text:p>
          </table:table-cell>
          <table:table-cell table:formula="of:=SQRT( ( 100*[.H25]/[.$E$6] )^2 + (100*[.G25]*[.$F$6]/([.$E$6]^2))^2           )" office:value-type="float" office:value="0.0106772767556299" calcext:value-type="float">
            <text:p>0.0106772768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9061" calcext:value-type="float">
            <text:p>0.069061</text:p>
          </table:table-cell>
          <table:table-cell table:number-columns-repeated="3"/>
          <table:table-cell table:formula="of:=[.C26]/[.$E$3]" office:value-type="float" office:value="69.0333866453419" calcext:value-type="float">
            <text:p>69.0333866453</text:p>
          </table:table-cell>
          <table:table-cell table:formula="of:=[.C26]*[.$F$6]/([.$E$6]*[.$E$6])" office:value-type="float" office:value="0.00000010675519005735" calcext:value-type="float">
            <text:p>1.0675519005735E-007</text:p>
          </table:table-cell>
          <table:table-cell table:formula="of:=([.G26]-[.$E$6])*100/[.$E$6]" office:value-type="float" office:value="6.75519005734955" calcext:value-type="float">
            <text:p>6.7551900573</text:p>
          </table:table-cell>
          <table:table-cell table:formula="of:=SQRT( ( 100*[.H26]/[.$E$6] )^2 + (100*[.G26]*[.$F$6]/([.$E$6]^2))^2           )" office:value-type="float" office:value="0.0106712505068097" calcext:value-type="float">
            <text:p>0.0106712505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9031" calcext:value-type="float">
            <text:p>0.069031</text:p>
          </table:table-cell>
          <table:table-cell table:number-columns-repeated="3"/>
          <table:table-cell table:formula="of:=[.C27]/[.$E$3]" office:value-type="float" office:value="69.0033986405438" calcext:value-type="float">
            <text:p>69.0033986405</text:p>
          </table:table-cell>
          <table:table-cell table:formula="of:=[.C27]*[.$F$6]/([.$E$6]*[.$E$6])" office:value-type="float" office:value="0.000000106708815754896" calcext:value-type="float">
            <text:p>1.06708815754896E-007</text:p>
          </table:table-cell>
          <table:table-cell table:formula="of:=([.G27]-[.$E$6])*100/[.$E$6]" office:value-type="float" office:value="6.70881575489634" calcext:value-type="float">
            <text:p>6.7088157549</text:p>
          </table:table-cell>
          <table:table-cell table:formula="of:=SQRT( ( 100*[.H27]/[.$E$6] )^2 + (100*[.G27]*[.$F$6]/([.$E$6]^2))^2           )" office:value-type="float" office:value="0.0106666149307943" calcext:value-type="float">
            <text:p>0.0106666149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8992" calcext:value-type="float">
            <text:p>0.068992</text:p>
          </table:table-cell>
          <table:table-cell table:number-columns-repeated="3"/>
          <table:table-cell table:formula="of:=[.C28]/[.$E$3]" office:value-type="float" office:value="68.9644142343063" calcext:value-type="float">
            <text:p>68.9644142343</text:p>
          </table:table-cell>
          <table:table-cell table:formula="of:=[.C28]*[.$F$6]/([.$E$6]*[.$E$6])" office:value-type="float" office:value="0.000000106648529161707" calcext:value-type="float">
            <text:p>1.06648529161707E-007</text:p>
          </table:table-cell>
          <table:table-cell table:formula="of:=([.G28]-[.$E$6])*100/[.$E$6]" office:value-type="float" office:value="6.64852916170718" calcext:value-type="float">
            <text:p>6.6485291617</text:p>
          </table:table-cell>
          <table:table-cell table:formula="of:=SQRT( ( 100*[.H28]/[.$E$6] )^2 + (100*[.G28]*[.$F$6]/([.$E$6]^2))^2           )" office:value-type="float" office:value="0.0106605886819742" calcext:value-type="float">
            <text:p>0.0106605887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8913" calcext:value-type="float">
            <text:p>0.068913</text:p>
          </table:table-cell>
          <table:table-cell table:number-columns-repeated="3"/>
          <table:table-cell table:formula="of:=[.C29]/[.$E$3]" office:value-type="float" office:value="68.8854458216713" calcext:value-type="float">
            <text:p>68.8854458217</text:p>
          </table:table-cell>
          <table:table-cell table:formula="of:=[.C29]*[.$F$6]/([.$E$6]*[.$E$6])" office:value-type="float" office:value="0.000000106526410165247" calcext:value-type="float">
            <text:p>1.06526410165247E-007</text:p>
          </table:table-cell>
          <table:table-cell table:formula="of:=([.G29]-[.$E$6])*100/[.$E$6]" office:value-type="float" office:value="6.52641016524708" calcext:value-type="float">
            <text:p>6.5264101652</text:p>
          </table:table-cell>
          <table:table-cell table:formula="of:=SQRT( ( 100*[.H29]/[.$E$6] )^2 + (100*[.G29]*[.$F$6]/([.$E$6]^2))^2           )" office:value-type="float" office:value="0.0106483816651334" calcext:value-type="float">
            <text:p>0.0106483817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8848" calcext:value-type="float">
            <text:p>0.068848</text:p>
          </table:table-cell>
          <table:table-cell table:number-columns-repeated="3"/>
          <table:table-cell table:formula="of:=[.C30]/[.$E$3]" office:value-type="float" office:value="68.8204718112755" calcext:value-type="float">
            <text:p>68.8204718113</text:p>
          </table:table-cell>
          <table:table-cell table:formula="of:=[.C30]*[.$F$6]/([.$E$6]*[.$E$6])" office:value-type="float" office:value="0.000000106425932509932" calcext:value-type="float">
            <text:p>1.06425932509932E-007</text:p>
          </table:table-cell>
          <table:table-cell table:formula="of:=([.G30]-[.$E$6])*100/[.$E$6]" office:value-type="float" office:value="6.42593250993181" calcext:value-type="float">
            <text:p>6.4259325099</text:p>
          </table:table-cell>
          <table:table-cell table:formula="of:=SQRT( ( 100*[.H30]/[.$E$6] )^2 + (100*[.G30]*[.$F$6]/([.$E$6]^2))^2           )" office:value-type="float" office:value="0.0106383379170999" calcext:value-type="float">
            <text:p>0.0106383379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8697" calcext:value-type="float">
            <text:p>0.068697</text:p>
          </table:table-cell>
          <table:table-cell table:number-columns-repeated="3"/>
          <table:table-cell table:formula="of:=[.C31]/[.$E$3]" office:value-type="float" office:value="68.6695321871251" calcext:value-type="float">
            <text:p>68.6695321871</text:p>
          </table:table-cell>
          <table:table-cell table:formula="of:=[.C31]*[.$F$6]/([.$E$6]*[.$E$6])" office:value-type="float" office:value="0.000000106192515187584" calcext:value-type="float">
            <text:p>1.06192515187584E-007</text:p>
          </table:table-cell>
          <table:table-cell table:formula="of:=([.G31]-[.$E$6])*100/[.$E$6]" office:value-type="float" office:value="6.19251518758404" calcext:value-type="float">
            <text:p>6.1925151876</text:p>
          </table:table-cell>
          <table:table-cell table:formula="of:=SQRT( ( 100*[.H31]/[.$E$6] )^2 + (100*[.G31]*[.$F$6]/([.$E$6]^2))^2           )" office:value-type="float" office:value="0.0106150055178221" calcext:value-type="float">
            <text:p>0.0106150055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8592" calcext:value-type="float">
            <text:p>0.068592</text:p>
          </table:table-cell>
          <table:table-cell table:number-columns-repeated="3"/>
          <table:table-cell table:formula="of:=[.C32]/[.$E$3]" office:value-type="float" office:value="68.5645741703319" calcext:value-type="float">
            <text:p>68.5645741703</text:p>
          </table:table-cell>
          <table:table-cell table:formula="of:=[.C32]*[.$F$6]/([.$E$6]*[.$E$6])" office:value-type="float" office:value="0.000000106030205128998" calcext:value-type="float">
            <text:p>0.000000106</text:p>
          </table:table-cell>
          <table:table-cell table:formula="of:=([.G32]-[.$E$6])*100/[.$E$6]" office:value-type="float" office:value="6.03020512899785" calcext:value-type="float">
            <text:p>6.030205129</text:p>
          </table:table-cell>
          <table:table-cell table:formula="of:=SQRT( ( 100*[.H32]/[.$E$6] )^2 + (100*[.G32]*[.$F$6]/([.$E$6]^2))^2           )" office:value-type="float" office:value="0.0105987810017679" calcext:value-type="float">
            <text:p>0.010598781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8306" calcext:value-type="float">
            <text:p>0.068306</text:p>
          </table:table-cell>
          <table:table-cell table:number-columns-repeated="3"/>
          <table:table-cell table:formula="of:=[.C33]/[.$E$3]" office:value-type="float" office:value="68.2786885245902" calcext:value-type="float">
            <text:p>68.2786885246</text:p>
          </table:table-cell>
          <table:table-cell table:formula="of:=[.C33]*[.$F$6]/([.$E$6]*[.$E$6])" office:value-type="float" office:value="0.000000105588103445611" calcext:value-type="float">
            <text:p>1.05588103445611E-007</text:p>
          </table:table-cell>
          <table:table-cell table:formula="of:=([.G33]-[.$E$6])*100/[.$E$6]" office:value-type="float" office:value="5.58810344561065" calcext:value-type="float">
            <text:p>5.5881034456</text:p>
          </table:table-cell>
          <table:table-cell table:formula="of:=SQRT( ( 100*[.H33]/[.$E$6] )^2 + (100*[.G33]*[.$F$6]/([.$E$6]^2))^2           )" office:value-type="float" office:value="0.0105545885104204" calcext:value-type="float">
            <text:p>0.0105545885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81" calcext:value-type="float">
            <text:p>0.0681</text:p>
          </table:table-cell>
          <table:table-cell table:number-columns-repeated="3"/>
          <table:table-cell table:formula="of:=[.C34]/[.$E$3]" office:value-type="float" office:value="68.0727708916433" calcext:value-type="float">
            <text:p>68.0727708916</text:p>
          </table:table-cell>
          <table:table-cell table:formula="of:=[.C34]*[.$F$6]/([.$E$6]*[.$E$6])" office:value-type="float" office:value="0.000000105269666568765" calcext:value-type="float">
            <text:p>1.05269666568765E-007</text:p>
          </table:table-cell>
          <table:table-cell table:formula="of:=([.G34]-[.$E$6])*100/[.$E$6]" office:value-type="float" office:value="5.26966656876536" calcext:value-type="float">
            <text:p>5.2696665688</text:p>
          </table:table-cell>
          <table:table-cell table:formula="of:=SQRT( ( 100*[.H34]/[.$E$6] )^2 + (100*[.G34]*[.$F$6]/([.$E$6]^2))^2           )" office:value-type="float" office:value="0.0105227575551142" calcext:value-type="float">
            <text:p>0.0105227576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7434" calcext:value-type="float">
            <text:p>0.067434</text:p>
          </table:table-cell>
          <table:table-cell table:number-columns-repeated="3"/>
          <table:table-cell table:formula="of:=[.C35]/[.$E$3]" office:value-type="float" office:value="67.4070371851259" calcext:value-type="float">
            <text:p>67.4070371851</text:p>
          </table:table-cell>
          <table:table-cell table:formula="of:=[.C35]*[.$F$6]/([.$E$6]*[.$E$6])" office:value-type="float" office:value="0.000000104240157054304" calcext:value-type="float">
            <text:p>1.04240157054304E-007</text:p>
          </table:table-cell>
          <table:table-cell table:formula="of:=([.G35]-[.$E$6])*100/[.$E$6]" office:value-type="float" office:value="4.24015705430429" calcext:value-type="float">
            <text:p>4.2401570543</text:p>
          </table:table-cell>
          <table:table-cell table:formula="of:=SQRT( ( 100*[.H35]/[.$E$6] )^2 + (100*[.G35]*[.$F$6]/([.$E$6]^2))^2           )" office:value-type="float" office:value="0.0104198477675708" calcext:value-type="float">
            <text:p>0.0104198478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7122" calcext:value-type="float">
            <text:p>0.067122</text:p>
          </table:table-cell>
          <table:table-cell table:number-columns-repeated="3"/>
          <table:table-cell table:formula="of:=[.C36]/[.$E$3]" office:value-type="float" office:value="67.0951619352259" calcext:value-type="float">
            <text:p>67.0951619352</text:p>
          </table:table-cell>
          <table:table-cell table:formula="of:=[.C36]*[.$F$6]/([.$E$6]*[.$E$6])" office:value-type="float" office:value="0.000000103757864308791" calcext:value-type="float">
            <text:p>1.03757864308791E-007</text:p>
          </table:table-cell>
          <table:table-cell table:formula="of:=([.G36]-[.$E$6])*100/[.$E$6]" office:value-type="float" office:value="3.75786430879101" calcext:value-type="float">
            <text:p>3.7578643088</text:p>
          </table:table-cell>
          <table:table-cell table:formula="of:=SQRT( ( 100*[.H36]/[.$E$6] )^2 + (100*[.G36]*[.$F$6]/([.$E$6]^2))^2           )" office:value-type="float" office:value="0.0103716377770099" calcext:value-type="float">
            <text:p>0.0103716378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6411" calcext:value-type="float">
            <text:p>0.066411</text:p>
          </table:table-cell>
          <table:table-cell table:number-columns-repeated="3"/>
          <table:table-cell table:formula="of:=[.C37]/[.$E$3]" office:value-type="float" office:value="66.3844462215114" calcext:value-type="float">
            <text:p>66.3844462215</text:p>
          </table:table-cell>
          <table:table-cell table:formula="of:=[.C37]*[.$F$6]/([.$E$6]*[.$E$6])" office:value-type="float" office:value="0.00000010265879334065" calcext:value-type="float">
            <text:p>1.0265879334065E-007</text:p>
          </table:table-cell>
          <table:table-cell table:formula="of:=([.G37]-[.$E$6])*100/[.$E$6]" office:value-type="float" office:value="2.65879334065016" calcext:value-type="float">
            <text:p>2.6587933407</text:p>
          </table:table-cell>
          <table:table-cell table:formula="of:=SQRT( ( 100*[.H37]/[.$E$6] )^2 + (100*[.G37]*[.$F$6]/([.$E$6]^2))^2           )" office:value-type="float" office:value="0.0102617746254433" calcext:value-type="float">
            <text:p>0.0102617746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6132" calcext:value-type="float">
            <text:p>0.066132</text:p>
          </table:table-cell>
          <table:table-cell table:number-columns-repeated="3"/>
          <table:table-cell table:formula="of:=[.C38]/[.$E$3]" office:value-type="float" office:value="66.1055577768892" calcext:value-type="float">
            <text:p>66.1055577769</text:p>
          </table:table-cell>
          <table:table-cell table:formula="of:=[.C38]*[.$F$6]/([.$E$6]*[.$E$6])" office:value-type="float" office:value="0.000000102227512327835" calcext:value-type="float">
            <text:p>1.02227512327835E-007</text:p>
          </table:table-cell>
          <table:table-cell table:formula="of:=([.G38]-[.$E$6])*100/[.$E$6]" office:value-type="float" office:value="2.22751232783539" calcext:value-type="float">
            <text:p>2.2275123278</text:p>
          </table:table-cell>
          <table:table-cell table:formula="of:=SQRT( ( 100*[.H38]/[.$E$6] )^2 + (100*[.G38]*[.$F$6]/([.$E$6]^2))^2           )" office:value-type="float" office:value="0.0102186637684995" calcext:value-type="float">
            <text:p>0.0102186638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5686" calcext:value-type="float">
            <text:p>0.065686</text:p>
          </table:table-cell>
          <table:table-cell table:number-columns-repeated="3"/>
          <table:table-cell table:formula="of:=[.C39]/[.$E$3]" office:value-type="float" office:value="65.6597361055578" calcext:value-type="float">
            <text:p>65.6597361056</text:p>
          </table:table-cell>
          <table:table-cell table:formula="of:=[.C39]*[.$F$6]/([.$E$6]*[.$E$6])" office:value-type="float" office:value="0.000000101538081031364" calcext:value-type="float">
            <text:p>1.01538081031364E-007</text:p>
          </table:table-cell>
          <table:table-cell table:formula="of:=([.G39]-[.$E$6])*100/[.$E$6]" office:value-type="float" office:value="1.53808103136447" calcext:value-type="float">
            <text:p>1.5380810314</text:p>
          </table:table-cell>
          <table:table-cell table:formula="of:=SQRT( ( 100*[.H39]/[.$E$6] )^2 + (100*[.G39]*[.$F$6]/([.$E$6]^2))^2           )" office:value-type="float" office:value="0.0101497482050695" calcext:value-type="float">
            <text:p>0.0101497482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5514" calcext:value-type="float">
            <text:p>0.065514</text:p>
          </table:table-cell>
          <table:table-cell table:number-columns-repeated="3"/>
          <table:table-cell table:formula="of:=[.C40]/[.$E$3]" office:value-type="float" office:value="65.4878048780488" calcext:value-type="float">
            <text:p>65.487804878</text:p>
          </table:table-cell>
          <table:table-cell table:formula="of:=[.C40]*[.$F$6]/([.$E$6]*[.$E$6])" office:value-type="float" office:value="0.000000101272201697299" calcext:value-type="float">
            <text:p>1.01272201697299E-007</text:p>
          </table:table-cell>
          <table:table-cell table:formula="of:=([.G40]-[.$E$6])*100/[.$E$6]" office:value-type="float" office:value="1.27220169729946" calcext:value-type="float">
            <text:p>1.2722016973</text:p>
          </table:table-cell>
          <table:table-cell table:formula="of:=SQRT( ( 100*[.H40]/[.$E$6] )^2 + (100*[.G40]*[.$F$6]/([.$E$6]^2))^2           )" office:value-type="float" office:value="0.0101231709025808" calcext:value-type="float">
            <text:p>0.0101231709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5287" calcext:value-type="float">
            <text:p>0.065287</text:p>
          </table:table-cell>
          <table:table-cell table:number-columns-repeated="3"/>
          <table:table-cell table:formula="of:=[.C41]/[.$E$3]" office:value-type="float" office:value="65.2608956417433" calcext:value-type="float">
            <text:p>65.2608956417</text:p>
          </table:table-cell>
          <table:table-cell table:formula="of:=[.C41]*[.$F$6]/([.$E$6]*[.$E$6])" office:value-type="float" office:value="0.000000100921302808737" calcext:value-type="float">
            <text:p>1.00921302808737E-007</text:p>
          </table:table-cell>
          <table:table-cell table:formula="of:=([.G41]-[.$E$6])*100/[.$E$6]" office:value-type="float" office:value="0.921302808736915" calcext:value-type="float">
            <text:p>0.9213028087</text:p>
          </table:table-cell>
          <table:table-cell table:formula="of:=SQRT( ( 100*[.H41]/[.$E$6] )^2 + (100*[.G41]*[.$F$6]/([.$E$6]^2))^2           )" office:value-type="float" office:value="0.0100880950440638" calcext:value-type="float">
            <text:p>0.010088095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519" calcext:value-type="float">
            <text:p>0.06519</text:p>
          </table:table-cell>
          <table:table-cell table:number-columns-repeated="3"/>
          <table:table-cell table:formula="of:=[.C42]/[.$E$3]" office:value-type="float" office:value="65.1639344262295" calcext:value-type="float">
            <text:p>65.1639344262</text:p>
          </table:table-cell>
          <table:table-cell table:formula="of:=[.C42]*[.$F$6]/([.$E$6]*[.$E$6])" office:value-type="float" office:value="0.000000100771359230805" calcext:value-type="float">
            <text:p>1.00771359230805E-007</text:p>
          </table:table-cell>
          <table:table-cell table:formula="of:=([.G42]-[.$E$6])*100/[.$E$6]" office:value-type="float" office:value="0.771359230804912" calcext:value-type="float">
            <text:p>0.7713592308</text:p>
          </table:table-cell>
          <table:table-cell table:formula="of:=SQRT( ( 100*[.H42]/[.$E$6] )^2 + (100*[.G42]*[.$F$6]/([.$E$6]^2))^2           )" office:value-type="float" office:value="0.0100731066816138" calcext:value-type="float">
            <text:p>0.0100731067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5107" calcext:value-type="float">
            <text:p>0.065107</text:p>
          </table:table-cell>
          <table:table-cell table:number-columns-repeated="3"/>
          <table:table-cell table:formula="of:=[.C43]/[.$E$3]" office:value-type="float" office:value="65.0809676129548" calcext:value-type="float">
            <text:p>65.080967613</text:p>
          </table:table-cell>
          <table:table-cell table:formula="of:=[.C43]*[.$F$6]/([.$E$6]*[.$E$6])" office:value-type="float" office:value="0.000000100643056994018" calcext:value-type="float">
            <text:p>1.00643056994018E-007</text:p>
          </table:table-cell>
          <table:table-cell table:formula="of:=([.G43]-[.$E$6])*100/[.$E$6]" office:value-type="float" office:value="0.643056994017695" calcext:value-type="float">
            <text:p>0.643056994</text:p>
          </table:table-cell>
          <table:table-cell table:formula="of:=SQRT( ( 100*[.H43]/[.$E$6] )^2 + (100*[.G43]*[.$F$6]/([.$E$6]^2))^2           )" office:value-type="float" office:value="0.010060281587971" calcext:value-type="float">
            <text:p>0.0100602816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5014" calcext:value-type="float">
            <text:p>0.065014</text:p>
          </table:table-cell>
          <table:table-cell table:number-columns-repeated="3"/>
          <table:table-cell table:formula="of:=[.C44]/[.$E$3]" office:value-type="float" office:value="64.9880047980808" calcext:value-type="float">
            <text:p>64.9880047981</text:p>
          </table:table-cell>
          <table:table-cell table:formula="of:=[.C44]*[.$F$6]/([.$E$6]*[.$E$6])" office:value-type="float" office:value="0.000000100499296656413" calcext:value-type="float">
            <text:p>1.00499296656413E-007</text:p>
          </table:table-cell>
          <table:table-cell table:formula="of:=([.G44]-[.$E$6])*100/[.$E$6]" office:value-type="float" office:value="0.499296656412786" calcext:value-type="float">
            <text:p>0.4992966564</text:p>
          </table:table-cell>
          <table:table-cell table:formula="of:=SQRT( ( 100*[.H44]/[.$E$6] )^2 + (100*[.G44]*[.$F$6]/([.$E$6]^2))^2           )" office:value-type="float" office:value="0.010045911302323" calcext:value-type="float">
            <text:p>0.0100459113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97" calcext:value-type="float">
            <text:p>0.06497</text:p>
          </table:table-cell>
          <table:table-cell table:number-columns-repeated="3"/>
          <table:table-cell table:formula="of:=[.C45]/[.$E$3]" office:value-type="float" office:value="64.9440223910436" calcext:value-type="float">
            <text:p>64.944022391</text:p>
          </table:table-cell>
          <table:table-cell table:formula="of:=[.C45]*[.$F$6]/([.$E$6]*[.$E$6])" office:value-type="float" office:value="0.000000100431281012815" calcext:value-type="float">
            <text:p>1.00431281012815E-007</text:p>
          </table:table-cell>
          <table:table-cell table:formula="of:=([.G45]-[.$E$6])*100/[.$E$6]" office:value-type="float" office:value="0.431281012814749" calcext:value-type="float">
            <text:p>0.4312810128</text:p>
          </table:table-cell>
          <table:table-cell table:formula="of:=SQRT( ( 100*[.H45]/[.$E$6] )^2 + (100*[.G45]*[.$F$6]/([.$E$6]^2))^2           )" office:value-type="float" office:value="0.0100391124575003" calcext:value-type="float">
            <text:p>0.0100391125</text:p>
          </table:table-cell>
        </table:table-row>
        <table:table-row table:style-name="ro7">
          <table:table-cell/>
          <table:table-cell table:style-name="ce199" office:value-type="float" office:value="-6.22E-015" calcext:value-type="float">
            <text:p>-6.22E-015</text:p>
          </table:table-cell>
          <table:table-cell office:value-type="float" office:value="0.064917" calcext:value-type="float">
            <text:p>0.064917</text:p>
          </table:table-cell>
          <table:table-cell table:number-columns-repeated="3"/>
          <table:table-cell table:formula="of:=[.C46]/[.$E$3]" office:value-type="float" office:value="64.891043582567" calcext:value-type="float">
            <text:p>64.8910435826</text:p>
          </table:table-cell>
          <table:table-cell table:formula="of:=[.C46]*[.$F$6]/([.$E$6]*[.$E$6])" office:value-type="float" office:value="0.000000100349353078481" calcext:value-type="float">
            <text:p>1.00349353078481E-007</text:p>
          </table:table-cell>
          <table:table-cell table:formula="of:=([.G46]-[.$E$6])*100/[.$E$6]" office:value-type="float" office:value="0.349353078480782" calcext:value-type="float">
            <text:p>0.3493530785</text:p>
          </table:table-cell>
          <table:table-cell table:formula="of:=SQRT( ( 100*[.H46]/[.$E$6] )^2 + (100*[.G46]*[.$F$6]/([.$E$6]^2))^2           )" office:value-type="float" office:value="0.010030922939873" calcext:value-type="float">
            <text:p>0.0100309229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888" calcext:value-type="float">
            <text:p>0.064888</text:p>
          </table:table-cell>
          <table:table-cell table:number-columns-repeated="3"/>
          <table:table-cell table:formula="of:=[.C47]/[.$E$3]" office:value-type="float" office:value="64.8620551779288" calcext:value-type="float">
            <text:p>64.8620551779</text:p>
          </table:table-cell>
          <table:table-cell table:formula="of:=[.C47]*[.$F$6]/([.$E$6]*[.$E$6])" office:value-type="float" office:value="0.000000100304524586109" calcext:value-type="float">
            <text:p>1.00304524586109E-007</text:p>
          </table:table-cell>
          <table:table-cell table:formula="of:=([.G47]-[.$E$6])*100/[.$E$6]" office:value-type="float" office:value="0.304524586109338" calcext:value-type="float">
            <text:p>0.3045245861</text:p>
          </table:table-cell>
          <table:table-cell table:formula="of:=SQRT( ( 100*[.H47]/[.$E$6] )^2 + (100*[.G47]*[.$F$6]/([.$E$6]^2))^2           )" office:value-type="float" office:value="0.010026441883058" calcext:value-type="float">
            <text:p>0.0100264419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855" calcext:value-type="float">
            <text:p>0.064855</text:p>
          </table:table-cell>
          <table:table-cell table:number-columns-repeated="3"/>
          <table:table-cell table:formula="of:=[.C48]/[.$E$3]" office:value-type="float" office:value="64.8290683726509" calcext:value-type="float">
            <text:p>64.8290683727</text:p>
          </table:table-cell>
          <table:table-cell table:formula="of:=[.C48]*[.$F$6]/([.$E$6]*[.$E$6])" office:value-type="float" office:value="0.000000100253512853411" calcext:value-type="float">
            <text:p>1.00253512853411E-007</text:p>
          </table:table-cell>
          <table:table-cell table:formula="of:=([.G48]-[.$E$6])*100/[.$E$6]" office:value-type="float" office:value="0.253512853410821" calcext:value-type="float">
            <text:p>0.2535128534</text:p>
          </table:table-cell>
          <table:table-cell table:formula="of:=SQRT( ( 100*[.H48]/[.$E$6] )^2 + (100*[.G48]*[.$F$6]/([.$E$6]^2))^2           )" office:value-type="float" office:value="0.010021342749441" calcext:value-type="float">
            <text:p>0.0100213427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843" calcext:value-type="float">
            <text:p>0.064843</text:p>
          </table:table-cell>
          <table:table-cell table:number-columns-repeated="3"/>
          <table:table-cell table:formula="of:=[.C49]/[.$E$3]" office:value-type="float" office:value="64.8170731707317" calcext:value-type="float">
            <text:p>64.8170731707</text:p>
          </table:table-cell>
          <table:table-cell table:formula="of:=[.C49]*[.$F$6]/([.$E$6]*[.$E$6])" office:value-type="float" office:value="0.00000010023496313243" calcext:value-type="float">
            <text:p>1.0023496313243E-007</text:p>
          </table:table-cell>
          <table:table-cell table:formula="of:=([.G49]-[.$E$6])*100/[.$E$6]" office:value-type="float" office:value="0.234963132429538" calcext:value-type="float">
            <text:p>0.2349631324</text:p>
          </table:table-cell>
          <table:table-cell table:formula="of:=SQRT( ( 100*[.H49]/[.$E$6] )^2 + (100*[.G49]*[.$F$6]/([.$E$6]^2))^2           )" office:value-type="float" office:value="0.0100194885190348" calcext:value-type="float">
            <text:p>0.0100194885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822" calcext:value-type="float">
            <text:p>0.064822</text:p>
          </table:table-cell>
          <table:table-cell table:number-columns-repeated="3"/>
          <table:table-cell table:formula="of:=[.C50]/[.$E$3]" office:value-type="float" office:value="64.796081567373" calcext:value-type="float">
            <text:p>64.7960815674</text:p>
          </table:table-cell>
          <table:table-cell table:formula="of:=[.C50]*[.$F$6]/([.$E$6]*[.$E$6])" office:value-type="float" office:value="0.000000100202501120712" calcext:value-type="float">
            <text:p>1.00202501120712E-007</text:p>
          </table:table-cell>
          <table:table-cell table:formula="of:=([.G50]-[.$E$6])*100/[.$E$6]" office:value-type="float" office:value="0.202501120712283" calcext:value-type="float">
            <text:p>0.2025011207</text:p>
          </table:table-cell>
          <table:table-cell table:formula="of:=SQRT( ( 100*[.H50]/[.$E$6] )^2 + (100*[.G50]*[.$F$6]/([.$E$6]^2))^2           )" office:value-type="float" office:value="0.010016243615824" calcext:value-type="float">
            <text:p>0.0100162436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81" calcext:value-type="float">
            <text:p>0.06481</text:p>
          </table:table-cell>
          <table:table-cell table:number-columns-repeated="3"/>
          <table:table-cell table:formula="of:=[.C51]/[.$E$3]" office:value-type="float" office:value="64.7840863654538" calcext:value-type="float">
            <text:p>64.7840863655</text:p>
          </table:table-cell>
          <table:table-cell table:formula="of:=[.C51]*[.$F$6]/([.$E$6]*[.$E$6])" office:value-type="float" office:value="0.000000100183951399731" calcext:value-type="float">
            <text:p>1.00183951399731E-007</text:p>
          </table:table-cell>
          <table:table-cell table:formula="of:=([.G51]-[.$E$6])*100/[.$E$6]" office:value-type="float" office:value="0.183951399731022" calcext:value-type="float">
            <text:p>0.1839513997</text:p>
          </table:table-cell>
          <table:table-cell table:formula="of:=SQRT( ( 100*[.H51]/[.$E$6] )^2 + (100*[.G51]*[.$F$6]/([.$E$6]^2))^2           )" office:value-type="float" office:value="0.0100143893854178" calcext:value-type="float">
            <text:p>0.0100143894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96" calcext:value-type="float">
            <text:p>0.064796</text:p>
          </table:table-cell>
          <table:table-cell table:number-columns-repeated="3"/>
          <table:table-cell table:formula="of:=[.C52]/[.$E$3]" office:value-type="float" office:value="64.7700919632147" calcext:value-type="float">
            <text:p>64.7700919632</text:p>
          </table:table-cell>
          <table:table-cell table:formula="of:=[.C52]*[.$F$6]/([.$E$6]*[.$E$6])" office:value-type="float" office:value="0.000000100162310058586" calcext:value-type="float">
            <text:p>1.00162310058586E-007</text:p>
          </table:table-cell>
          <table:table-cell table:formula="of:=([.G52]-[.$E$6])*100/[.$E$6]" office:value-type="float" office:value="0.162310058586192" calcext:value-type="float">
            <text:p>0.1623100586</text:p>
          </table:table-cell>
          <table:table-cell table:formula="of:=SQRT( ( 100*[.H52]/[.$E$6] )^2 + (100*[.G52]*[.$F$6]/([.$E$6]^2))^2           )" office:value-type="float" office:value="0.0100122261166106" calcext:value-type="float">
            <text:p>0.0100122261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87" calcext:value-type="float">
            <text:p>0.064787</text:p>
          </table:table-cell>
          <table:table-cell table:number-columns-repeated="3"/>
          <table:table-cell table:formula="of:=[.C53]/[.$E$3]" office:value-type="float" office:value="64.7610955617753" calcext:value-type="float">
            <text:p>64.7610955618</text:p>
          </table:table-cell>
          <table:table-cell table:formula="of:=[.C53]*[.$F$6]/([.$E$6]*[.$E$6])" office:value-type="float" office:value="0.00000010014839776785" calcext:value-type="float">
            <text:p>1.0014839776785E-007</text:p>
          </table:table-cell>
          <table:table-cell table:formula="of:=([.G53]-[.$E$6])*100/[.$E$6]" office:value-type="float" office:value="0.148397767850241" calcext:value-type="float">
            <text:p>0.1483977679</text:p>
          </table:table-cell>
          <table:table-cell table:formula="of:=SQRT( ( 100*[.H53]/[.$E$6] )^2 + (100*[.G53]*[.$F$6]/([.$E$6]^2))^2           )" office:value-type="float" office:value="0.010010835443806" calcext:value-type="float">
            <text:p>0.0100108354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78" calcext:value-type="float">
            <text:p>0.064778</text:p>
          </table:table-cell>
          <table:table-cell table:number-columns-repeated="3"/>
          <table:table-cell table:formula="of:=[.C54]/[.$E$3]" office:value-type="float" office:value="64.7520991603359" calcext:value-type="float">
            <text:p>64.7520991603</text:p>
          </table:table-cell>
          <table:table-cell table:formula="of:=[.C54]*[.$F$6]/([.$E$6]*[.$E$6])" office:value-type="float" office:value="0.000000100134485477114" calcext:value-type="float">
            <text:p>1.00134485477114E-007</text:p>
          </table:table-cell>
          <table:table-cell table:formula="of:=([.G54]-[.$E$6])*100/[.$E$6]" office:value-type="float" office:value="0.134485477114268" calcext:value-type="float">
            <text:p>0.1344854771</text:p>
          </table:table-cell>
          <table:table-cell table:formula="of:=SQRT( ( 100*[.H54]/[.$E$6] )^2 + (100*[.G54]*[.$F$6]/([.$E$6]^2))^2           )" office:value-type="float" office:value="0.0100094447710013" calcext:value-type="float">
            <text:p>0.0100094448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71" calcext:value-type="float">
            <text:p>0.064771</text:p>
          </table:table-cell>
          <table:table-cell table:number-columns-repeated="3"/>
          <table:table-cell table:formula="of:=[.C55]/[.$E$3]" office:value-type="float" office:value="64.7451019592163" calcext:value-type="float">
            <text:p>64.7451019592</text:p>
          </table:table-cell>
          <table:table-cell table:formula="of:=[.C55]*[.$F$6]/([.$E$6]*[.$E$6])" office:value-type="float" office:value="0.000000100123664806542" calcext:value-type="float">
            <text:p>1.00123664806542E-007</text:p>
          </table:table-cell>
          <table:table-cell table:formula="of:=([.G55]-[.$E$6])*100/[.$E$6]" office:value-type="float" office:value="0.123664806541864" calcext:value-type="float">
            <text:p>0.1236648065</text:p>
          </table:table-cell>
          <table:table-cell table:formula="of:=SQRT( ( 100*[.H55]/[.$E$6] )^2 + (100*[.G55]*[.$F$6]/([.$E$6]^2))^2           )" office:value-type="float" office:value="0.0100083631365977" calcext:value-type="float">
            <text:p>0.0100083631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65" calcext:value-type="float">
            <text:p>0.064765</text:p>
          </table:table-cell>
          <table:table-cell table:number-columns-repeated="3"/>
          <table:table-cell table:formula="of:=[.C56]/[.$E$3]" office:value-type="float" office:value="64.7391043582567" calcext:value-type="float">
            <text:p>64.7391043583</text:p>
          </table:table-cell>
          <table:table-cell table:formula="of:=[.C56]*[.$F$6]/([.$E$6]*[.$E$6])" office:value-type="float" office:value="0.000000100114389946051" calcext:value-type="float">
            <text:p>1.00114389946051E-007</text:p>
          </table:table-cell>
          <table:table-cell table:formula="of:=([.G56]-[.$E$6])*100/[.$E$6]" office:value-type="float" office:value="0.114389946051222" calcext:value-type="float">
            <text:p>0.1143899461</text:p>
          </table:table-cell>
          <table:table-cell table:formula="of:=SQRT( ( 100*[.H56]/[.$E$6] )^2 + (100*[.G56]*[.$F$6]/([.$E$6]^2))^2           )" office:value-type="float" office:value="0.0100074360213946" calcext:value-type="float">
            <text:p>0.010007436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6" calcext:value-type="float">
            <text:p>0.06476</text:p>
          </table:table-cell>
          <table:table-cell table:number-columns-repeated="3"/>
          <table:table-cell table:formula="of:=[.C57]/[.$E$3]" office:value-type="float" office:value="64.734106357457" calcext:value-type="float">
            <text:p>64.7341063575</text:p>
          </table:table-cell>
          <table:table-cell table:formula="of:=[.C57]*[.$F$6]/([.$E$6]*[.$E$6])" office:value-type="float" office:value="0.000000100106660895642" calcext:value-type="float">
            <text:p>1.00106660895642E-007</text:p>
          </table:table-cell>
          <table:table-cell table:formula="of:=([.G57]-[.$E$6])*100/[.$E$6]" office:value-type="float" office:value="0.106660895642365" calcext:value-type="float">
            <text:p>0.1066608956</text:p>
          </table:table-cell>
          <table:table-cell table:formula="of:=SQRT( ( 100*[.H57]/[.$E$6] )^2 + (100*[.G57]*[.$F$6]/([.$E$6]^2))^2           )" office:value-type="float" office:value="0.010006663425392" calcext:value-type="float">
            <text:p>0.0100066634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56" calcext:value-type="float">
            <text:p>0.064756</text:p>
          </table:table-cell>
          <table:table-cell table:number-columns-repeated="3"/>
          <table:table-cell table:formula="of:=[.C58]/[.$E$3]" office:value-type="float" office:value="64.7301079568173" calcext:value-type="float">
            <text:p>64.7301079568</text:p>
          </table:table-cell>
          <table:table-cell table:formula="of:=[.C58]*[.$F$6]/([.$E$6]*[.$E$6])" office:value-type="float" office:value="0.000000100100477655315" calcext:value-type="float">
            <text:p>1.00100477655315E-007</text:p>
          </table:table-cell>
          <table:table-cell table:formula="of:=([.G58]-[.$E$6])*100/[.$E$6]" office:value-type="float" office:value="0.100477655315249" calcext:value-type="float">
            <text:p>0.1004776553</text:p>
          </table:table-cell>
          <table:table-cell table:formula="of:=SQRT( ( 100*[.H58]/[.$E$6] )^2 + (100*[.G58]*[.$F$6]/([.$E$6]^2))^2           )" office:value-type="float" office:value="0.01000604534859" calcext:value-type="float">
            <text:p>0.0100060453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51" calcext:value-type="float">
            <text:p>0.064751</text:p>
          </table:table-cell>
          <table:table-cell table:number-columns-repeated="3"/>
          <table:table-cell table:formula="of:=[.C59]/[.$E$3]" office:value-type="float" office:value="64.7251099560176" calcext:value-type="float">
            <text:p>64.725109956</text:p>
          </table:table-cell>
          <table:table-cell table:formula="of:=[.C59]*[.$F$6]/([.$E$6]*[.$E$6])" office:value-type="float" office:value="0.000000100092748604906" calcext:value-type="float">
            <text:p>1.00092748604906E-007</text:p>
          </table:table-cell>
          <table:table-cell table:formula="of:=([.G59]-[.$E$6])*100/[.$E$6]" office:value-type="float" office:value="0.0927486049063921" calcext:value-type="float">
            <text:p>0.0927486049</text:p>
          </table:table-cell>
          <table:table-cell table:formula="of:=SQRT( ( 100*[.H59]/[.$E$6] )^2 + (100*[.G59]*[.$F$6]/([.$E$6]^2))^2           )" office:value-type="float" office:value="0.0100052727525874" calcext:value-type="float">
            <text:p>0.0100052728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48" calcext:value-type="float">
            <text:p>0.064748</text:p>
          </table:table-cell>
          <table:table-cell table:number-columns-repeated="3"/>
          <table:table-cell table:formula="of:=[.C60]/[.$E$3]" office:value-type="float" office:value="64.7221111555378" calcext:value-type="float">
            <text:p>64.7221111555</text:p>
          </table:table-cell>
          <table:table-cell table:formula="of:=[.C60]*[.$F$6]/([.$E$6]*[.$E$6])" office:value-type="float" office:value="0.000000100088111174661" calcext:value-type="float">
            <text:p>1.00088111174661E-007</text:p>
          </table:table-cell>
          <table:table-cell table:formula="of:=([.G60]-[.$E$6])*100/[.$E$6]" office:value-type="float" office:value="0.0881111746610824" calcext:value-type="float">
            <text:p>0.0881111747</text:p>
          </table:table-cell>
          <table:table-cell table:formula="of:=SQRT( ( 100*[.H60]/[.$E$6] )^2 + (100*[.G60]*[.$F$6]/([.$E$6]^2))^2           )" office:value-type="float" office:value="0.0100048091949858" calcext:value-type="float">
            <text:p>0.0100048092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44" calcext:value-type="float">
            <text:p>0.064744</text:p>
          </table:table-cell>
          <table:table-cell table:number-columns-repeated="3"/>
          <table:table-cell table:formula="of:=[.C61]/[.$E$3]" office:value-type="float" office:value="64.718112754898" calcext:value-type="float">
            <text:p>64.7181127549</text:p>
          </table:table-cell>
          <table:table-cell table:formula="of:=[.C61]*[.$F$6]/([.$E$6]*[.$E$6])" office:value-type="float" office:value="0.000000100081927934334" calcext:value-type="float">
            <text:p>1.00081927934334E-007</text:p>
          </table:table-cell>
          <table:table-cell table:formula="of:=([.G61]-[.$E$6])*100/[.$E$6]" office:value-type="float" office:value="0.0819279343339662" calcext:value-type="float">
            <text:p>0.0819279343</text:p>
          </table:table-cell>
          <table:table-cell table:formula="of:=SQRT( ( 100*[.H61]/[.$E$6] )^2 + (100*[.G61]*[.$F$6]/([.$E$6]^2))^2           )" office:value-type="float" office:value="0.0100041911181838" calcext:value-type="float">
            <text:p>0.0100041911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41" calcext:value-type="float">
            <text:p>0.064741</text:p>
          </table:table-cell>
          <table:table-cell table:number-columns-repeated="3"/>
          <table:table-cell table:formula="of:=[.C62]/[.$E$3]" office:value-type="float" office:value="64.7151139544182" calcext:value-type="float">
            <text:p>64.7151139544</text:p>
          </table:table-cell>
          <table:table-cell table:formula="of:=[.C62]*[.$F$6]/([.$E$6]*[.$E$6])" office:value-type="float" office:value="0.000000100077290504089" calcext:value-type="float">
            <text:p>1.00077290504089E-007</text:p>
          </table:table-cell>
          <table:table-cell table:formula="of:=([.G62]-[.$E$6])*100/[.$E$6]" office:value-type="float" office:value="0.0772905040886565" calcext:value-type="float">
            <text:p>0.0772905041</text:p>
          </table:table-cell>
          <table:table-cell table:formula="of:=SQRT( ( 100*[.H62]/[.$E$6] )^2 + (100*[.G62]*[.$F$6]/([.$E$6]^2))^2           )" office:value-type="float" office:value="0.0100037275605822" calcext:value-type="float">
            <text:p>0.0100037276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38" calcext:value-type="float">
            <text:p>0.064738</text:p>
          </table:table-cell>
          <table:table-cell table:number-columns-repeated="3"/>
          <table:table-cell table:formula="of:=[.C63]/[.$E$3]" office:value-type="float" office:value="64.7121151539384" calcext:value-type="float">
            <text:p>64.7121151539</text:p>
          </table:table-cell>
          <table:table-cell table:formula="of:=[.C63]*[.$F$6]/([.$E$6]*[.$E$6])" office:value-type="float" office:value="0.000000100072653073843" calcext:value-type="float">
            <text:p>1.00072653073843E-007</text:p>
          </table:table-cell>
          <table:table-cell table:formula="of:=([.G63]-[.$E$6])*100/[.$E$6]" office:value-type="float" office:value="0.0726530738433467" calcext:value-type="float">
            <text:p>0.0726530738</text:p>
          </table:table-cell>
          <table:table-cell table:formula="of:=SQRT( ( 100*[.H63]/[.$E$6] )^2 + (100*[.G63]*[.$F$6]/([.$E$6]^2))^2           )" office:value-type="float" office:value="0.0100032640029807" calcext:value-type="float">
            <text:p>0.010003264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36" calcext:value-type="float">
            <text:p>0.064736</text:p>
          </table:table-cell>
          <table:table-cell table:number-columns-repeated="3"/>
          <table:table-cell table:formula="of:=[.C64]/[.$E$3]" office:value-type="float" office:value="64.7101159536186" calcext:value-type="float">
            <text:p>64.7101159536</text:p>
          </table:table-cell>
          <table:table-cell table:formula="of:=[.C64]*[.$F$6]/([.$E$6]*[.$E$6])" office:value-type="float" office:value="0.00000010006956145368" calcext:value-type="float">
            <text:p>1.0006956145368E-007</text:p>
          </table:table-cell>
          <table:table-cell table:formula="of:=([.G64]-[.$E$6])*100/[.$E$6]" office:value-type="float" office:value="0.0695614536797996" calcext:value-type="float">
            <text:p>0.0695614537</text:p>
          </table:table-cell>
          <table:table-cell table:formula="of:=SQRT( ( 100*[.H64]/[.$E$6] )^2 + (100*[.G64]*[.$F$6]/([.$E$6]^2))^2           )" office:value-type="float" office:value="0.0100029549645797" calcext:value-type="float">
            <text:p>0.010002955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34" calcext:value-type="float">
            <text:p>0.064734</text:p>
          </table:table-cell>
          <table:table-cell table:number-columns-repeated="3"/>
          <table:table-cell table:formula="of:=[.C65]/[.$E$3]" office:value-type="float" office:value="64.7081167532987" calcext:value-type="float">
            <text:p>64.7081167533</text:p>
          </table:table-cell>
          <table:table-cell table:formula="of:=[.C65]*[.$F$6]/([.$E$6]*[.$E$6])" office:value-type="float" office:value="0.000000100066469833516" calcext:value-type="float">
            <text:p>1.00066469833516E-007</text:p>
          </table:table-cell>
          <table:table-cell table:formula="of:=([.G65]-[.$E$6])*100/[.$E$6]" office:value-type="float" office:value="0.0664698335162525" calcext:value-type="float">
            <text:p>0.0664698335</text:p>
          </table:table-cell>
          <table:table-cell table:formula="of:=SQRT( ( 100*[.H65]/[.$E$6] )^2 + (100*[.G65]*[.$F$6]/([.$E$6]^2))^2           )" office:value-type="float" office:value="0.0100026459261786" calcext:value-type="float">
            <text:p>0.0100026459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31" calcext:value-type="float">
            <text:p>0.064731</text:p>
          </table:table-cell>
          <table:table-cell table:number-columns-repeated="3"/>
          <table:table-cell table:formula="of:=[.C66]/[.$E$3]" office:value-type="float" office:value="64.7051179528189" calcext:value-type="float">
            <text:p>64.7051179528</text:p>
          </table:table-cell>
          <table:table-cell table:formula="of:=[.C66]*[.$F$6]/([.$E$6]*[.$E$6])" office:value-type="float" office:value="0.000000100061832403271" calcext:value-type="float">
            <text:p>1.00061832403271E-007</text:p>
          </table:table-cell>
          <table:table-cell table:formula="of:=([.G66]-[.$E$6])*100/[.$E$6]" office:value-type="float" office:value="0.0618324032709208" calcext:value-type="float">
            <text:p>0.0618324033</text:p>
          </table:table-cell>
          <table:table-cell table:formula="of:=SQRT( ( 100*[.H66]/[.$E$6] )^2 + (100*[.G66]*[.$F$6]/([.$E$6]^2))^2           )" office:value-type="float" office:value="0.0100021823685771" calcext:value-type="float">
            <text:p>0.0100021824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27" calcext:value-type="float">
            <text:p>0.064727</text:p>
          </table:table-cell>
          <table:table-cell table:number-columns-repeated="3"/>
          <table:table-cell table:formula="of:=[.C67]/[.$E$3]" office:value-type="float" office:value="64.7011195521791" calcext:value-type="float">
            <text:p>64.7011195522</text:p>
          </table:table-cell>
          <table:table-cell table:formula="of:=[.C67]*[.$F$6]/([.$E$6]*[.$E$6])" office:value-type="float" office:value="0.000000100055649162944" calcext:value-type="float">
            <text:p>1.00055649162944E-007</text:p>
          </table:table-cell>
          <table:table-cell table:formula="of:=([.G67]-[.$E$6])*100/[.$E$6]" office:value-type="float" office:value="0.0556491629438265" calcext:value-type="float">
            <text:p>0.0556491629</text:p>
          </table:table-cell>
          <table:table-cell table:formula="of:=SQRT( ( 100*[.H67]/[.$E$6] )^2 + (100*[.G67]*[.$F$6]/([.$E$6]^2))^2           )" office:value-type="float" office:value="0.010001564291775" calcext:value-type="float">
            <text:p>0.0100015643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25" calcext:value-type="float">
            <text:p>0.064725</text:p>
          </table:table-cell>
          <table:table-cell table:number-columns-repeated="3"/>
          <table:table-cell table:formula="of:=[.C68]/[.$E$3]" office:value-type="float" office:value="64.6991203518593" calcext:value-type="float">
            <text:p>64.6991203519</text:p>
          </table:table-cell>
          <table:table-cell table:formula="of:=[.C68]*[.$F$6]/([.$E$6]*[.$E$6])" office:value-type="float" office:value="0.00000010005255754278" calcext:value-type="float">
            <text:p>1.0005255754278E-007</text:p>
          </table:table-cell>
          <table:table-cell table:formula="of:=([.G68]-[.$E$6])*100/[.$E$6]" office:value-type="float" office:value="0.0525575427802794" calcext:value-type="float">
            <text:p>0.0525575428</text:p>
          </table:table-cell>
          <table:table-cell table:formula="of:=SQRT( ( 100*[.H68]/[.$E$6] )^2 + (100*[.G68]*[.$F$6]/([.$E$6]^2))^2           )" office:value-type="float" office:value="0.010001255253374" calcext:value-type="float">
            <text:p>0.0100012553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23" calcext:value-type="float">
            <text:p>0.064723</text:p>
          </table:table-cell>
          <table:table-cell table:number-columns-repeated="3"/>
          <table:table-cell table:formula="of:=[.C69]/[.$E$3]" office:value-type="float" office:value="64.6971211515394" calcext:value-type="float">
            <text:p>64.6971211515</text:p>
          </table:table-cell>
          <table:table-cell table:formula="of:=[.C69]*[.$F$6]/([.$E$6]*[.$E$6])" office:value-type="float" office:value="0.000000100049465922617" calcext:value-type="float">
            <text:p>0.0000001</text:p>
          </table:table-cell>
          <table:table-cell table:formula="of:=([.G69]-[.$E$6])*100/[.$E$6]" office:value-type="float" office:value="0.0494659226167542" calcext:value-type="float">
            <text:p>0.0494659226</text:p>
          </table:table-cell>
          <table:table-cell table:formula="of:=SQRT( ( 100*[.H69]/[.$E$6] )^2 + (100*[.G69]*[.$F$6]/([.$E$6]^2))^2           )" office:value-type="float" office:value="0.010000946214973" calcext:value-type="float">
            <text:p>0.0100009462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21" calcext:value-type="float">
            <text:p>0.064721</text:p>
          </table:table-cell>
          <table:table-cell table:number-columns-repeated="3"/>
          <table:table-cell table:formula="of:=[.C70]/[.$E$3]" office:value-type="float" office:value="64.6951219512195" calcext:value-type="float">
            <text:p>64.6951219512</text:p>
          </table:table-cell>
          <table:table-cell table:formula="of:=[.C70]*[.$F$6]/([.$E$6]*[.$E$6])" office:value-type="float" office:value="0.000000100046374302453" calcext:value-type="float">
            <text:p>0.0000001</text:p>
          </table:table-cell>
          <table:table-cell table:formula="of:=([.G70]-[.$E$6])*100/[.$E$6]" office:value-type="float" office:value="0.0463743024531851" calcext:value-type="float">
            <text:p>0.0463743025</text:p>
          </table:table-cell>
          <table:table-cell table:formula="of:=SQRT( ( 100*[.H70]/[.$E$6] )^2 + (100*[.G70]*[.$F$6]/([.$E$6]^2))^2           )" office:value-type="float" office:value="0.0100006371765719" calcext:value-type="float">
            <text:p>0.0100006372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19" calcext:value-type="float">
            <text:p>0.064719</text:p>
          </table:table-cell>
          <table:table-cell table:number-columns-repeated="3"/>
          <table:table-cell table:formula="of:=[.C71]/[.$E$3]" office:value-type="float" office:value="64.6931227508996" calcext:value-type="float">
            <text:p>64.6931227509</text:p>
          </table:table-cell>
          <table:table-cell table:formula="of:=[.C71]*[.$F$6]/([.$E$6]*[.$E$6])" office:value-type="float" office:value="0.00000010004328268229" calcext:value-type="float">
            <text:p>0.0000001</text:p>
          </table:table-cell>
          <table:table-cell table:formula="of:=([.G71]-[.$E$6])*100/[.$E$6]" office:value-type="float" office:value="0.0432826822896379" calcext:value-type="float">
            <text:p>0.0432826823</text:p>
          </table:table-cell>
          <table:table-cell table:formula="of:=SQRT( ( 100*[.H71]/[.$E$6] )^2 + (100*[.G71]*[.$F$6]/([.$E$6]^2))^2           )" office:value-type="float" office:value="0.0100003281381709" calcext:value-type="float">
            <text:p>0.0100003281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17" calcext:value-type="float">
            <text:p>0.064717</text:p>
          </table:table-cell>
          <table:table-cell table:number-columns-repeated="3"/>
          <table:table-cell table:formula="of:=[.C72]/[.$E$3]" office:value-type="float" office:value="64.6911235505798" calcext:value-type="float">
            <text:p>64.6911235506</text:p>
          </table:table-cell>
          <table:table-cell table:formula="of:=[.C72]*[.$F$6]/([.$E$6]*[.$E$6])" office:value-type="float" office:value="0.000000100040191062126" calcext:value-type="float">
            <text:p>0.0000001</text:p>
          </table:table-cell>
          <table:table-cell table:formula="of:=([.G72]-[.$E$6])*100/[.$E$6]" office:value-type="float" office:value="0.0401910621260908" calcext:value-type="float">
            <text:p>0.0401910621</text:p>
          </table:table-cell>
          <table:table-cell table:formula="of:=SQRT( ( 100*[.H72]/[.$E$6] )^2 + (100*[.G72]*[.$F$6]/([.$E$6]^2))^2           )" office:value-type="float" office:value="0.0100000190997699" calcext:value-type="float">
            <text:p>0.0100000191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13" calcext:value-type="float">
            <text:p>0.064713</text:p>
          </table:table-cell>
          <table:table-cell table:number-columns-repeated="3"/>
          <table:table-cell table:formula="of:=[.C73]/[.$E$3]" office:value-type="float" office:value="64.68712514994" calcext:value-type="float">
            <text:p>64.6871251499</text:p>
          </table:table-cell>
          <table:table-cell table:formula="of:=[.C73]*[.$F$6]/([.$E$6]*[.$E$6])" office:value-type="float" office:value="0.000000100034007821799" calcext:value-type="float">
            <text:p>0.0000001</text:p>
          </table:table-cell>
          <table:table-cell table:formula="of:=([.G73]-[.$E$6])*100/[.$E$6]" office:value-type="float" office:value="0.0340078217989965" calcext:value-type="float">
            <text:p>0.0340078218</text:p>
          </table:table-cell>
          <table:table-cell table:formula="of:=SQRT( ( 100*[.H73]/[.$E$6] )^2 + (100*[.G73]*[.$F$6]/([.$E$6]^2))^2           )" office:value-type="float" office:value="0.0099994010229678" calcext:value-type="float">
            <text:p>0.009999401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1" calcext:value-type="float">
            <text:p>0.06471</text:p>
          </table:table-cell>
          <table:table-cell table:number-columns-repeated="3"/>
          <table:table-cell table:formula="of:=[.C74]/[.$E$3]" office:value-type="float" office:value="64.6841263494602" calcext:value-type="float">
            <text:p>64.6841263495</text:p>
          </table:table-cell>
          <table:table-cell table:formula="of:=[.C74]*[.$F$6]/([.$E$6]*[.$E$6])" office:value-type="float" office:value="0.000000100029370391554" calcext:value-type="float">
            <text:p>0.0000001</text:p>
          </table:table-cell>
          <table:table-cell table:formula="of:=([.G74]-[.$E$6])*100/[.$E$6]" office:value-type="float" office:value="0.0293703915536868" calcext:value-type="float">
            <text:p>0.0293703916</text:p>
          </table:table-cell>
          <table:table-cell table:formula="of:=SQRT( ( 100*[.H74]/[.$E$6] )^2 + (100*[.G74]*[.$F$6]/([.$E$6]^2))^2           )" office:value-type="float" office:value="0.00999893746536625" calcext:value-type="float">
            <text:p>0.0099989375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8" calcext:value-type="float">
            <text:p>0.064708</text:p>
          </table:table-cell>
          <table:table-cell table:number-columns-repeated="3"/>
          <table:table-cell table:formula="of:=[.C75]/[.$E$3]" office:value-type="float" office:value="64.6821271491403" calcext:value-type="float">
            <text:p>64.6821271491</text:p>
          </table:table-cell>
          <table:table-cell table:formula="of:=[.C75]*[.$F$6]/([.$E$6]*[.$E$6])" office:value-type="float" office:value="0.00000010002627877139" calcext:value-type="float">
            <text:p>0.0000001</text:p>
          </table:table-cell>
          <table:table-cell table:formula="of:=([.G75]-[.$E$6])*100/[.$E$6]" office:value-type="float" office:value="0.0262787713901397" calcext:value-type="float">
            <text:p>0.0262787714</text:p>
          </table:table-cell>
          <table:table-cell table:formula="of:=SQRT( ( 100*[.H75]/[.$E$6] )^2 + (100*[.G75]*[.$F$6]/([.$E$6]^2))^2           )" office:value-type="float" office:value="0.00999862842696522" calcext:value-type="float">
            <text:p>0.0099986284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6" calcext:value-type="float">
            <text:p>0.064706</text:p>
          </table:table-cell>
          <table:table-cell table:number-columns-repeated="3"/>
          <table:table-cell table:formula="of:=[.C76]/[.$E$3]" office:value-type="float" office:value="64.6801279488205" calcext:value-type="float">
            <text:p>64.6801279488</text:p>
          </table:table-cell>
          <table:table-cell table:formula="of:=[.C76]*[.$F$6]/([.$E$6]*[.$E$6])" office:value-type="float" office:value="0.000000100023187151227" calcext:value-type="float">
            <text:p>0.0000001</text:p>
          </table:table-cell>
          <table:table-cell table:formula="of:=([.G76]-[.$E$6])*100/[.$E$6]" office:value-type="float" office:value="0.0231871512265925" calcext:value-type="float">
            <text:p>0.0231871512</text:p>
          </table:table-cell>
          <table:table-cell table:formula="of:=SQRT( ( 100*[.H76]/[.$E$6] )^2 + (100*[.G76]*[.$F$6]/([.$E$6]^2))^2           )" office:value-type="float" office:value="0.00999831938856419" calcext:value-type="float">
            <text:p>0.0099983194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6" calcext:value-type="float">
            <text:p>0.064706</text:p>
          </table:table-cell>
          <table:table-cell table:number-columns-repeated="3"/>
          <table:table-cell table:formula="of:=[.C77]/[.$E$3]" office:value-type="float" office:value="64.6801279488205" calcext:value-type="float">
            <text:p>64.6801279488</text:p>
          </table:table-cell>
          <table:table-cell table:formula="of:=[.C77]*[.$F$6]/([.$E$6]*[.$E$6])" office:value-type="float" office:value="0.000000100023187151227" calcext:value-type="float">
            <text:p>0.0000001</text:p>
          </table:table-cell>
          <table:table-cell table:formula="of:=([.G77]-[.$E$6])*100/[.$E$6]" office:value-type="float" office:value="0.0231871512265925" calcext:value-type="float">
            <text:p>0.0231871512</text:p>
          </table:table-cell>
          <table:table-cell table:formula="of:=SQRT( ( 100*[.H77]/[.$E$6] )^2 + (100*[.G77]*[.$F$6]/([.$E$6]^2))^2           )" office:value-type="float" office:value="0.00999831938856419" calcext:value-type="float">
            <text:p>0.0099983194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04" calcext:value-type="float">
            <text:p>0.064704</text:p>
          </table:table-cell>
          <table:table-cell table:number-columns-repeated="3"/>
          <table:table-cell table:formula="of:=[.C78]/[.$E$3]" office:value-type="float" office:value="64.6781287485006" calcext:value-type="float">
            <text:p>64.6781287485</text:p>
          </table:table-cell>
          <table:table-cell table:formula="of:=[.C78]*[.$F$6]/([.$E$6]*[.$E$6])" office:value-type="float" office:value="0.000000100020095531063" calcext:value-type="float">
            <text:p>0.0000001</text:p>
          </table:table-cell>
          <table:table-cell table:formula="of:=([.G78]-[.$E$6])*100/[.$E$6]" office:value-type="float" office:value="0.0200955310630454" calcext:value-type="float">
            <text:p>0.0200955311</text:p>
          </table:table-cell>
          <table:table-cell table:formula="of:=SQRT( ( 100*[.H78]/[.$E$6] )^2 + (100*[.G78]*[.$F$6]/([.$E$6]^2))^2           )" office:value-type="float" office:value="0.00999801035016315" calcext:value-type="float">
            <text:p>0.0099980104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702" calcext:value-type="float">
            <text:p>0.064702</text:p>
          </table:table-cell>
          <table:table-cell table:number-columns-repeated="3"/>
          <table:table-cell table:formula="of:=[.C79]/[.$E$3]" office:value-type="float" office:value="64.6761295481807" calcext:value-type="float">
            <text:p>64.6761295482</text:p>
          </table:table-cell>
          <table:table-cell table:formula="of:=[.C79]*[.$F$6]/([.$E$6]*[.$E$6])" office:value-type="float" office:value="0.0000001000170039109" calcext:value-type="float">
            <text:p>0.0000001</text:p>
          </table:table-cell>
          <table:table-cell table:formula="of:=([.G79]-[.$E$6])*100/[.$E$6]" office:value-type="float" office:value="0.0170039108994983" calcext:value-type="float">
            <text:p>0.0170039109</text:p>
          </table:table-cell>
          <table:table-cell table:formula="of:=SQRT( ( 100*[.H79]/[.$E$6] )^2 + (100*[.G79]*[.$F$6]/([.$E$6]^2))^2           )" office:value-type="float" office:value="0.00999770131176213" calcext:value-type="float">
            <text:p>0.0099977013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7" calcext:value-type="float">
            <text:p>0.0647</text:p>
          </table:table-cell>
          <table:table-cell table:number-columns-repeated="3"/>
          <table:table-cell table:formula="of:=[.C80]/[.$E$3]" office:value-type="float" office:value="64.6741303478609" calcext:value-type="float">
            <text:p>64.6741303479</text:p>
          </table:table-cell>
          <table:table-cell table:formula="of:=[.C80]*[.$F$6]/([.$E$6]*[.$E$6])" office:value-type="float" office:value="0.000000100013912290736" calcext:value-type="float">
            <text:p>0.0000001</text:p>
          </table:table-cell>
          <table:table-cell table:formula="of:=([.G80]-[.$E$6])*100/[.$E$6]" office:value-type="float" office:value="0.0139122907359731" calcext:value-type="float">
            <text:p>0.0139122907</text:p>
          </table:table-cell>
          <table:table-cell table:formula="of:=SQRT( ( 100*[.H80]/[.$E$6] )^2 + (100*[.G80]*[.$F$6]/([.$E$6]^2))^2           )" office:value-type="float" office:value="0.0099973922733611" calcext:value-type="float">
            <text:p>0.0099973923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9" calcext:value-type="float">
            <text:p>0.064699</text:p>
          </table:table-cell>
          <table:table-cell table:number-columns-repeated="3"/>
          <table:table-cell table:formula="of:=[.C81]/[.$E$3]" office:value-type="float" office:value="64.6731307477009" calcext:value-type="float">
            <text:p>64.6731307477</text:p>
          </table:table-cell>
          <table:table-cell table:formula="of:=[.C81]*[.$F$6]/([.$E$6]*[.$E$6])" office:value-type="float" office:value="0.000000100012366480654" calcext:value-type="float">
            <text:p>0.0000001</text:p>
          </table:table-cell>
          <table:table-cell table:formula="of:=([.G81]-[.$E$6])*100/[.$E$6]" office:value-type="float" office:value="0.0123664806541666" calcext:value-type="float">
            <text:p>0.0123664807</text:p>
          </table:table-cell>
          <table:table-cell table:formula="of:=SQRT( ( 100*[.H81]/[.$E$6] )^2 + (100*[.G81]*[.$F$6]/([.$E$6]^2))^2           )" office:value-type="float" office:value="0.00999723775416057" calcext:value-type="float">
            <text:p>0.0099972378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7" calcext:value-type="float">
            <text:p>0.064697</text:p>
          </table:table-cell>
          <table:table-cell table:number-columns-repeated="3"/>
          <table:table-cell table:formula="of:=[.C82]/[.$E$3]" office:value-type="float" office:value="64.671131547381" calcext:value-type="float">
            <text:p>64.6711315474</text:p>
          </table:table-cell>
          <table:table-cell table:formula="of:=[.C82]*[.$F$6]/([.$E$6]*[.$E$6])" office:value-type="float" office:value="0.000000100009274860491" calcext:value-type="float">
            <text:p>0.0000001</text:p>
          </table:table-cell>
          <table:table-cell table:formula="of:=([.G82]-[.$E$6])*100/[.$E$6]" office:value-type="float" office:value="0.00927486049061944" calcext:value-type="float">
            <text:p>0.0092748605</text:p>
          </table:table-cell>
          <table:table-cell table:formula="of:=SQRT( ( 100*[.H82]/[.$E$6] )^2 + (100*[.G82]*[.$F$6]/([.$E$6]^2))^2           )" office:value-type="float" office:value="0.00999692871575955" calcext:value-type="float">
            <text:p>0.0099969287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6" calcext:value-type="float">
            <text:p>0.064696</text:p>
          </table:table-cell>
          <table:table-cell table:number-columns-repeated="3"/>
          <table:table-cell table:formula="of:=[.C83]/[.$E$3]" office:value-type="float" office:value="64.6701319472211" calcext:value-type="float">
            <text:p>64.6701319472</text:p>
          </table:table-cell>
          <table:table-cell table:formula="of:=[.C83]*[.$F$6]/([.$E$6]*[.$E$6])" office:value-type="float" office:value="0.000000100007729050409" calcext:value-type="float">
            <text:p>0.0000001</text:p>
          </table:table-cell>
          <table:table-cell table:formula="of:=([.G83]-[.$E$6])*100/[.$E$6]" office:value-type="float" office:value="0.00772905040885686" calcext:value-type="float">
            <text:p>0.0077290504</text:p>
          </table:table-cell>
          <table:table-cell table:formula="of:=SQRT( ( 100*[.H83]/[.$E$6] )^2 + (100*[.G83]*[.$F$6]/([.$E$6]^2))^2           )" office:value-type="float" office:value="0.00999677419655903" calcext:value-type="float">
            <text:p>0.0099967742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.064694</text:p>
          </table:table-cell>
          <table:table-cell table:number-columns-repeated="3"/>
          <table:table-cell table:formula="of:=[.C84]/[.$E$3]" office:value-type="float" office:value="64.6681327469012" calcext:value-type="float">
            <text:p>64.6681327469</text:p>
          </table:table-cell>
          <table:table-cell table:formula="of:=[.C84]*[.$F$6]/([.$E$6]*[.$E$6])" office:value-type="float" office:value="0.000000100004637430245" calcext:value-type="float">
            <text:p>0.0000001</text:p>
          </table:table-cell>
          <table:table-cell table:formula="of:=([.G84]-[.$E$6])*100/[.$E$6]" office:value-type="float" office:value="0.00463743024530972" calcext:value-type="float">
            <text:p>0.0046374302</text:p>
          </table:table-cell>
          <table:table-cell table:formula="of:=SQRT( ( 100*[.H84]/[.$E$6] )^2 + (100*[.G84]*[.$F$6]/([.$E$6]^2))^2           )" office:value-type="float" office:value="0.009996465158158" calcext:value-type="float">
            <text:p>0.0099964652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.064693</text:p>
          </table:table-cell>
          <table:table-cell table:number-columns-repeated="3"/>
          <table:table-cell table:formula="of:=[.C85]/[.$E$3]" office:value-type="float" office:value="64.6671331467413" calcext:value-type="float">
            <text:p>64.6671331467</text:p>
          </table:table-cell>
          <table:table-cell table:formula="of:=[.C85]*[.$F$6]/([.$E$6]*[.$E$6])" office:value-type="float" office:value="0.000000100003091620164" calcext:value-type="float">
            <text:p>0.0000001</text:p>
          </table:table-cell>
          <table:table-cell table:formula="of:=([.G85]-[.$E$6])*100/[.$E$6]" office:value-type="float" office:value="0.00309162016354714" calcext:value-type="float">
            <text:p>0.0030916202</text:p>
          </table:table-cell>
          <table:table-cell table:formula="of:=SQRT( ( 100*[.H85]/[.$E$6] )^2 + (100*[.G85]*[.$F$6]/([.$E$6]^2))^2           )" office:value-type="float" office:value="0.00999631063895748" calcext:value-type="float">
            <text:p>0.0099963106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2" calcext:value-type="float">
            <text:p>0.064692</text:p>
          </table:table-cell>
          <table:table-cell table:number-columns-repeated="3"/>
          <table:table-cell table:formula="of:=[.C86]/[.$E$3]" office:value-type="float" office:value="64.6661335465814" calcext:value-type="float">
            <text:p>64.6661335466</text:p>
          </table:table-cell>
          <table:table-cell table:formula="of:=[.C86]*[.$F$6]/([.$E$6]*[.$E$6])" office:value-type="float" office:value="0.000000100001545810082" calcext:value-type="float">
            <text:p>0.0000001</text:p>
          </table:table-cell>
          <table:table-cell table:formula="of:=([.G86]-[.$E$6])*100/[.$E$6]" office:value-type="float" office:value="0.00154581008176258" calcext:value-type="float">
            <text:p>0.0015458101</text:p>
          </table:table-cell>
          <table:table-cell table:formula="of:=SQRT( ( 100*[.H86]/[.$E$6] )^2 + (100*[.G86]*[.$F$6]/([.$E$6]^2))^2           )" office:value-type="float" office:value="0.00999615611975697" calcext:value-type="float">
            <text:p>0.0099961561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1" calcext:value-type="float">
            <text:p>0.064691</text:p>
          </table:table-cell>
          <table:table-cell table:number-columns-repeated="3"/>
          <table:table-cell table:formula="of:=[.C87]/[.$E$3]" office:value-type="float" office:value="64.6651339464214" calcext:value-type="float">
            <text:p>64.6651339464</text:p>
          </table:table-cell>
          <table:table-cell table:formula="of:=[.C87]*[.$F$6]/([.$E$6]*[.$E$6])" office:value-type="float" office:value="0.0000001" calcext:value-type="float">
            <text:p>0.0000001</text:p>
          </table:table-cell>
          <table:table-cell table:formula="of:=([.G87]-[.$E$6])*100/[.$E$6]" office:value-type="float" office:value="0" calcext:value-type="float">
            <text:p>0</text:p>
          </table:table-cell>
          <table:table-cell table:formula="of:=SQRT( ( 100*[.H87]/[.$E$6] )^2 + (100*[.G87]*[.$F$6]/([.$E$6]^2))^2           )" office:value-type="float" office:value="0.00999600160055645" calcext:value-type="float">
            <text:p>0.0099960016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.064693</text:p>
          </table:table-cell>
          <table:table-cell table:number-columns-repeated="3"/>
          <table:table-cell table:formula="of:=[.C88]/[.$E$3]" office:value-type="float" office:value="64.6671331467413" calcext:value-type="float">
            <text:p>64.6671331467</text:p>
          </table:table-cell>
          <table:table-cell table:formula="of:=[.C88]*[.$F$6]/([.$E$6]*[.$E$6])" office:value-type="float" office:value="0.000000100003091620164" calcext:value-type="float">
            <text:p>0.0000001</text:p>
          </table:table-cell>
          <table:table-cell table:formula="of:=([.G88]-[.$E$6])*100/[.$E$6]" office:value-type="float" office:value="0.00309162016354714" calcext:value-type="float">
            <text:p>0.0030916202</text:p>
          </table:table-cell>
          <table:table-cell table:formula="of:=SQRT( ( 100*[.H88]/[.$E$6] )^2 + (100*[.G88]*[.$F$6]/([.$E$6]^2))^2           )" office:value-type="float" office:value="0.00999631063895748" calcext:value-type="float">
            <text:p>0.0099963106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.064694</text:p>
          </table:table-cell>
          <table:table-cell table:number-columns-repeated="3"/>
          <table:table-cell table:formula="of:=[.C89]/[.$E$3]" office:value-type="float" office:value="64.6681327469012" calcext:value-type="float">
            <text:p>64.6681327469</text:p>
          </table:table-cell>
          <table:table-cell table:formula="of:=[.C89]*[.$F$6]/([.$E$6]*[.$E$6])" office:value-type="float" office:value="0.000000100004637430245" calcext:value-type="float">
            <text:p>0.0000001</text:p>
          </table:table-cell>
          <table:table-cell table:formula="of:=([.G89]-[.$E$6])*100/[.$E$6]" office:value-type="float" office:value="0.00463743024530972" calcext:value-type="float">
            <text:p>0.0046374302</text:p>
          </table:table-cell>
          <table:table-cell table:formula="of:=SQRT( ( 100*[.H89]/[.$E$6] )^2 + (100*[.G89]*[.$F$6]/([.$E$6]^2))^2           )" office:value-type="float" office:value="0.009996465158158" calcext:value-type="float">
            <text:p>0.0099964652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5" calcext:value-type="float">
            <text:p>0.064695</text:p>
          </table:table-cell>
          <table:table-cell table:number-columns-repeated="3"/>
          <table:table-cell table:formula="of:=[.C90]/[.$E$3]" office:value-type="float" office:value="64.6691323470612" calcext:value-type="float">
            <text:p>64.6691323471</text:p>
          </table:table-cell>
          <table:table-cell table:formula="of:=[.C90]*[.$F$6]/([.$E$6]*[.$E$6])" office:value-type="float" office:value="0.000000100006183240327" calcext:value-type="float">
            <text:p>0.0000001</text:p>
          </table:table-cell>
          <table:table-cell table:formula="of:=([.G90]-[.$E$6])*100/[.$E$6]" office:value-type="float" office:value="0.00618324032709427" calcext:value-type="float">
            <text:p>0.0061832403</text:p>
          </table:table-cell>
          <table:table-cell table:formula="of:=SQRT( ( 100*[.H90]/[.$E$6] )^2 + (100*[.G90]*[.$F$6]/([.$E$6]^2))^2           )" office:value-type="float" office:value="0.00999661967735852" calcext:value-type="float">
            <text:p>0.0099966197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5" calcext:value-type="float">
            <text:p>0.064695</text:p>
          </table:table-cell>
          <table:table-cell table:number-columns-repeated="3"/>
          <table:table-cell table:formula="of:=[.C91]/[.$E$3]" office:value-type="float" office:value="64.6691323470612" calcext:value-type="float">
            <text:p>64.6691323471</text:p>
          </table:table-cell>
          <table:table-cell table:formula="of:=[.C91]*[.$F$6]/([.$E$6]*[.$E$6])" office:value-type="float" office:value="0.000000100006183240327" calcext:value-type="float">
            <text:p>0.0000001</text:p>
          </table:table-cell>
          <table:table-cell table:formula="of:=([.G91]-[.$E$6])*100/[.$E$6]" office:value-type="float" office:value="0.00618324032709427" calcext:value-type="float">
            <text:p>0.0061832403</text:p>
          </table:table-cell>
          <table:table-cell table:formula="of:=SQRT( ( 100*[.H91]/[.$E$6] )^2 + (100*[.G91]*[.$F$6]/([.$E$6]^2))^2           )" office:value-type="float" office:value="0.00999661967735852" calcext:value-type="float">
            <text:p>0.0099966197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7" calcext:value-type="float">
            <text:p>0.064697</text:p>
          </table:table-cell>
          <table:table-cell table:number-columns-repeated="3"/>
          <table:table-cell table:formula="of:=[.C92]/[.$E$3]" office:value-type="float" office:value="64.671131547381" calcext:value-type="float">
            <text:p>64.6711315474</text:p>
          </table:table-cell>
          <table:table-cell table:formula="of:=[.C92]*[.$F$6]/([.$E$6]*[.$E$6])" office:value-type="float" office:value="0.000000100009274860491" calcext:value-type="float">
            <text:p>0.0000001</text:p>
          </table:table-cell>
          <table:table-cell table:formula="of:=([.G92]-[.$E$6])*100/[.$E$6]" office:value-type="float" office:value="0.00927486049061944" calcext:value-type="float">
            <text:p>0.0092748605</text:p>
          </table:table-cell>
          <table:table-cell table:formula="of:=SQRT( ( 100*[.H92]/[.$E$6] )^2 + (100*[.G92]*[.$F$6]/([.$E$6]^2))^2           )" office:value-type="float" office:value="0.00999692871575955" calcext:value-type="float">
            <text:p>0.0099969287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698" calcext:value-type="float">
            <text:p>0.064698</text:p>
          </table:table-cell>
          <table:table-cell table:number-columns-repeated="3"/>
          <table:table-cell table:formula="of:=[.C93]/[.$E$3]" office:value-type="float" office:value="64.672131147541" calcext:value-type="float">
            <text:p>64.6721311475</text:p>
          </table:table-cell>
          <table:table-cell table:formula="of:=[.C93]*[.$F$6]/([.$E$6]*[.$E$6])" office:value-type="float" office:value="0.000000100010820670572" calcext:value-type="float">
            <text:p>0.0000001</text:p>
          </table:table-cell>
          <table:table-cell table:formula="of:=([.G93]-[.$E$6])*100/[.$E$6]" office:value-type="float" office:value="0.010820670572382" calcext:value-type="float">
            <text:p>0.0108206706</text:p>
          </table:table-cell>
          <table:table-cell table:formula="of:=SQRT( ( 100*[.H93]/[.$E$6] )^2 + (100*[.G93]*[.$F$6]/([.$E$6]^2))^2           )" office:value-type="float" office:value="0.00999708323496006" calcext:value-type="float">
            <text:p>0.0099970832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699" calcext:value-type="float">
            <text:p>0.064699</text:p>
          </table:table-cell>
          <table:table-cell table:number-columns-repeated="3"/>
          <table:table-cell table:formula="of:=[.C94]/[.$E$3]" office:value-type="float" office:value="64.6731307477009" calcext:value-type="float">
            <text:p>64.6731307477</text:p>
          </table:table-cell>
          <table:table-cell table:formula="of:=[.C94]*[.$F$6]/([.$E$6]*[.$E$6])" office:value-type="float" office:value="0.000000100012366480654" calcext:value-type="float">
            <text:p>0.0000001</text:p>
          </table:table-cell>
          <table:table-cell table:formula="of:=([.G94]-[.$E$6])*100/[.$E$6]" office:value-type="float" office:value="0.0123664806541666" calcext:value-type="float">
            <text:p>0.0123664807</text:p>
          </table:table-cell>
          <table:table-cell table:formula="of:=SQRT( ( 100*[.H94]/[.$E$6] )^2 + (100*[.G94]*[.$F$6]/([.$E$6]^2))^2           )" office:value-type="float" office:value="0.00999723775416057" calcext:value-type="float">
            <text:p>0.0099972378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" calcext:value-type="float">
            <text:p>0.0647</text:p>
          </table:table-cell>
          <table:table-cell table:number-columns-repeated="3"/>
          <table:table-cell table:formula="of:=[.C95]/[.$E$3]" office:value-type="float" office:value="64.6741303478609" calcext:value-type="float">
            <text:p>64.6741303479</text:p>
          </table:table-cell>
          <table:table-cell table:formula="of:=[.C95]*[.$F$6]/([.$E$6]*[.$E$6])" office:value-type="float" office:value="0.000000100013912290736" calcext:value-type="float">
            <text:p>0.0000001</text:p>
          </table:table-cell>
          <table:table-cell table:formula="of:=([.G95]-[.$E$6])*100/[.$E$6]" office:value-type="float" office:value="0.0139122907359731" calcext:value-type="float">
            <text:p>0.0139122907</text:p>
          </table:table-cell>
          <table:table-cell table:formula="of:=SQRT( ( 100*[.H95]/[.$E$6] )^2 + (100*[.G95]*[.$F$6]/([.$E$6]^2))^2           )" office:value-type="float" office:value="0.0099973922733611" calcext:value-type="float">
            <text:p>0.0099973923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1" calcext:value-type="float">
            <text:p>0.064701</text:p>
          </table:table-cell>
          <table:table-cell table:number-columns-repeated="3"/>
          <table:table-cell table:formula="of:=[.C96]/[.$E$3]" office:value-type="float" office:value="64.6751299480208" calcext:value-type="float">
            <text:p>64.675129948</text:p>
          </table:table-cell>
          <table:table-cell table:formula="of:=[.C96]*[.$F$6]/([.$E$6]*[.$E$6])" office:value-type="float" office:value="0.000000100015458100818" calcext:value-type="float">
            <text:p>0.0000001</text:p>
          </table:table-cell>
          <table:table-cell table:formula="of:=([.G96]-[.$E$6])*100/[.$E$6]" office:value-type="float" office:value="0.0154581008177137" calcext:value-type="float">
            <text:p>0.0154581008</text:p>
          </table:table-cell>
          <table:table-cell table:formula="of:=SQRT( ( 100*[.H96]/[.$E$6] )^2 + (100*[.G96]*[.$F$6]/([.$E$6]^2))^2           )" office:value-type="float" office:value="0.00999754679256161" calcext:value-type="float">
            <text:p>0.0099975468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2" calcext:value-type="float">
            <text:p>0.064702</text:p>
          </table:table-cell>
          <table:table-cell table:number-columns-repeated="3"/>
          <table:table-cell table:formula="of:=[.C97]/[.$E$3]" office:value-type="float" office:value="64.6761295481807" calcext:value-type="float">
            <text:p>64.6761295482</text:p>
          </table:table-cell>
          <table:table-cell table:formula="of:=[.C97]*[.$F$6]/([.$E$6]*[.$E$6])" office:value-type="float" office:value="0.0000001000170039109" calcext:value-type="float">
            <text:p>0.0000001</text:p>
          </table:table-cell>
          <table:table-cell table:formula="of:=([.G97]-[.$E$6])*100/[.$E$6]" office:value-type="float" office:value="0.0170039108994983" calcext:value-type="float">
            <text:p>0.0170039109</text:p>
          </table:table-cell>
          <table:table-cell table:formula="of:=SQRT( ( 100*[.H97]/[.$E$6] )^2 + (100*[.G97]*[.$F$6]/([.$E$6]^2))^2           )" office:value-type="float" office:value="0.00999770131176213" calcext:value-type="float">
            <text:p>0.0099977013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3" calcext:value-type="float">
            <text:p>0.064703</text:p>
          </table:table-cell>
          <table:table-cell table:number-columns-repeated="3"/>
          <table:table-cell table:formula="of:=[.C98]/[.$E$3]" office:value-type="float" office:value="64.6771291483407" calcext:value-type="float">
            <text:p>64.6771291483</text:p>
          </table:table-cell>
          <table:table-cell table:formula="of:=[.C98]*[.$F$6]/([.$E$6]*[.$E$6])" office:value-type="float" office:value="0.000000100018549720981" calcext:value-type="float">
            <text:p>0.0000001</text:p>
          </table:table-cell>
          <table:table-cell table:formula="of:=([.G98]-[.$E$6])*100/[.$E$6]" office:value-type="float" office:value="0.0185497209812608" calcext:value-type="float">
            <text:p>0.018549721</text:p>
          </table:table-cell>
          <table:table-cell table:formula="of:=SQRT( ( 100*[.H98]/[.$E$6] )^2 + (100*[.G98]*[.$F$6]/([.$E$6]^2))^2           )" office:value-type="float" office:value="0.00999785583096264" calcext:value-type="float">
            <text:p>0.0099978558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04" calcext:value-type="float">
            <text:p>0.064704</text:p>
          </table:table-cell>
          <table:table-cell table:number-columns-repeated="3"/>
          <table:table-cell table:formula="of:=[.C99]/[.$E$3]" office:value-type="float" office:value="64.6781287485006" calcext:value-type="float">
            <text:p>64.6781287485</text:p>
          </table:table-cell>
          <table:table-cell table:formula="of:=[.C99]*[.$F$6]/([.$E$6]*[.$E$6])" office:value-type="float" office:value="0.000000100020095531063" calcext:value-type="float">
            <text:p>0.0000001</text:p>
          </table:table-cell>
          <table:table-cell table:formula="of:=([.G99]-[.$E$6])*100/[.$E$6]" office:value-type="float" office:value="0.0200955310630454" calcext:value-type="float">
            <text:p>0.0200955311</text:p>
          </table:table-cell>
          <table:table-cell table:formula="of:=SQRT( ( 100*[.H99]/[.$E$6] )^2 + (100*[.G99]*[.$F$6]/([.$E$6]^2))^2           )" office:value-type="float" office:value="0.00999801035016315" calcext:value-type="float">
            <text:p>0.0099980104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05" calcext:value-type="float">
            <text:p>0.064705</text:p>
          </table:table-cell>
          <table:table-cell table:number-columns-repeated="3"/>
          <table:table-cell table:formula="of:=[.C100]/[.$E$3]" office:value-type="float" office:value="64.6791283486605" calcext:value-type="float">
            <text:p>64.6791283487</text:p>
          </table:table-cell>
          <table:table-cell table:formula="of:=[.C100]*[.$F$6]/([.$E$6]*[.$E$6])" office:value-type="float" office:value="0.000000100021641341145" calcext:value-type="float">
            <text:p>0.0000001</text:p>
          </table:table-cell>
          <table:table-cell table:formula="of:=([.G100]-[.$E$6])*100/[.$E$6]" office:value-type="float" office:value="0.021641341144808" calcext:value-type="float">
            <text:p>0.0216413411</text:p>
          </table:table-cell>
          <table:table-cell table:formula="of:=SQRT( ( 100*[.H100]/[.$E$6] )^2 + (100*[.G100]*[.$F$6]/([.$E$6]^2))^2           )" office:value-type="float" office:value="0.00999816486936367" calcext:value-type="float">
            <text:p>0.0099981649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06" calcext:value-type="float">
            <text:p>0.064706</text:p>
          </table:table-cell>
          <table:table-cell table:number-columns-repeated="3"/>
          <table:table-cell table:formula="of:=[.C101]/[.$E$3]" office:value-type="float" office:value="64.6801279488205" calcext:value-type="float">
            <text:p>64.6801279488</text:p>
          </table:table-cell>
          <table:table-cell table:formula="of:=[.C101]*[.$F$6]/([.$E$6]*[.$E$6])" office:value-type="float" office:value="0.000000100023187151227" calcext:value-type="float">
            <text:p>0.0000001</text:p>
          </table:table-cell>
          <table:table-cell table:formula="of:=([.G101]-[.$E$6])*100/[.$E$6]" office:value-type="float" office:value="0.0231871512265925" calcext:value-type="float">
            <text:p>0.0231871512</text:p>
          </table:table-cell>
          <table:table-cell table:formula="of:=SQRT( ( 100*[.H101]/[.$E$6] )^2 + (100*[.G101]*[.$F$6]/([.$E$6]^2))^2           )" office:value-type="float" office:value="0.00999831938856419" calcext:value-type="float">
            <text:p>0.0099983194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07" calcext:value-type="float">
            <text:p>0.064707</text:p>
          </table:table-cell>
          <table:table-cell table:number-columns-repeated="3"/>
          <table:table-cell table:formula="of:=[.C102]/[.$E$3]" office:value-type="float" office:value="64.6811275489804" calcext:value-type="float">
            <text:p>64.681127549</text:p>
          </table:table-cell>
          <table:table-cell table:formula="of:=[.C102]*[.$F$6]/([.$E$6]*[.$E$6])" office:value-type="float" office:value="0.000000100024732961308" calcext:value-type="float">
            <text:p>0.0000001</text:p>
          </table:table-cell>
          <table:table-cell table:formula="of:=([.G102]-[.$E$6])*100/[.$E$6]" office:value-type="float" office:value="0.0247329613083771" calcext:value-type="float">
            <text:p>0.0247329613</text:p>
          </table:table-cell>
          <table:table-cell table:formula="of:=SQRT( ( 100*[.H102]/[.$E$6] )^2 + (100*[.G102]*[.$F$6]/([.$E$6]^2))^2           )" office:value-type="float" office:value="0.0099984739077647" calcext:value-type="float">
            <text:p>0.0099984739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09" calcext:value-type="float">
            <text:p>0.064709</text:p>
          </table:table-cell>
          <table:table-cell table:number-columns-repeated="3"/>
          <table:table-cell table:formula="of:=[.C103]/[.$E$3]" office:value-type="float" office:value="64.6831267493003" calcext:value-type="float">
            <text:p>64.6831267493</text:p>
          </table:table-cell>
          <table:table-cell table:formula="of:=[.C103]*[.$F$6]/([.$E$6]*[.$E$6])" office:value-type="float" office:value="0.000000100027824581472" calcext:value-type="float">
            <text:p>0.0000001</text:p>
          </table:table-cell>
          <table:table-cell table:formula="of:=([.G103]-[.$E$6])*100/[.$E$6]" office:value-type="float" office:value="0.0278245814719242" calcext:value-type="float">
            <text:p>0.0278245815</text:p>
          </table:table-cell>
          <table:table-cell table:formula="of:=SQRT( ( 100*[.H103]/[.$E$6] )^2 + (100*[.G103]*[.$F$6]/([.$E$6]^2))^2           )" office:value-type="float" office:value="0.00999878294616573" calcext:value-type="float">
            <text:p>0.0099987829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11" calcext:value-type="float">
            <text:p>0.064711</text:p>
          </table:table-cell>
          <table:table-cell table:number-columns-repeated="3"/>
          <table:table-cell table:formula="of:=[.C104]/[.$E$3]" office:value-type="float" office:value="64.6851259496201" calcext:value-type="float">
            <text:p>64.6851259496</text:p>
          </table:table-cell>
          <table:table-cell table:formula="of:=[.C104]*[.$F$6]/([.$E$6]*[.$E$6])" office:value-type="float" office:value="0.000000100030916201635" calcext:value-type="float">
            <text:p>0.0000001</text:p>
          </table:table-cell>
          <table:table-cell table:formula="of:=([.G104]-[.$E$6])*100/[.$E$6]" office:value-type="float" office:value="0.0309162016354494" calcext:value-type="float">
            <text:p>0.0309162016</text:p>
          </table:table-cell>
          <table:table-cell table:formula="of:=SQRT( ( 100*[.H104]/[.$E$6] )^2 + (100*[.G104]*[.$F$6]/([.$E$6]^2))^2           )" office:value-type="float" office:value="0.00999909198456676" calcext:value-type="float">
            <text:p>0.009999092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13" calcext:value-type="float">
            <text:p>0.064713</text:p>
          </table:table-cell>
          <table:table-cell table:number-columns-repeated="3"/>
          <table:table-cell table:formula="of:=[.C105]/[.$E$3]" office:value-type="float" office:value="64.68712514994" calcext:value-type="float">
            <text:p>64.6871251499</text:p>
          </table:table-cell>
          <table:table-cell table:formula="of:=[.C105]*[.$F$6]/([.$E$6]*[.$E$6])" office:value-type="float" office:value="0.000000100034007821799" calcext:value-type="float">
            <text:p>0.0000001</text:p>
          </table:table-cell>
          <table:table-cell table:formula="of:=([.G105]-[.$E$6])*100/[.$E$6]" office:value-type="float" office:value="0.0340078217989965" calcext:value-type="float">
            <text:p>0.0340078218</text:p>
          </table:table-cell>
          <table:table-cell table:formula="of:=SQRT( ( 100*[.H105]/[.$E$6] )^2 + (100*[.G105]*[.$F$6]/([.$E$6]^2))^2           )" office:value-type="float" office:value="0.0099994010229678" calcext:value-type="float">
            <text:p>0.009999401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15" calcext:value-type="float">
            <text:p>0.064715</text:p>
          </table:table-cell>
          <table:table-cell table:number-columns-repeated="3"/>
          <table:table-cell table:formula="of:=[.C106]/[.$E$3]" office:value-type="float" office:value="64.6891243502599" calcext:value-type="float">
            <text:p>64.6891243503</text:p>
          </table:table-cell>
          <table:table-cell table:formula="of:=[.C106]*[.$F$6]/([.$E$6]*[.$E$6])" office:value-type="float" office:value="0.000000100037099441963" calcext:value-type="float">
            <text:p>0.0000001</text:p>
          </table:table-cell>
          <table:table-cell table:formula="of:=([.G106]-[.$E$6])*100/[.$E$6]" office:value-type="float" office:value="0.0370994419625437" calcext:value-type="float">
            <text:p>0.037099442</text:p>
          </table:table-cell>
          <table:table-cell table:formula="of:=SQRT( ( 100*[.H106]/[.$E$6] )^2 + (100*[.G106]*[.$F$6]/([.$E$6]^2))^2           )" office:value-type="float" office:value="0.00999971006136883" calcext:value-type="float">
            <text:p>0.0099997101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16" calcext:value-type="float">
            <text:p>0.064716</text:p>
          </table:table-cell>
          <table:table-cell table:number-columns-repeated="3"/>
          <table:table-cell table:formula="of:=[.C107]/[.$E$3]" office:value-type="float" office:value="64.6901239504198" calcext:value-type="float">
            <text:p>64.6901239504</text:p>
          </table:table-cell>
          <table:table-cell table:formula="of:=[.C107]*[.$F$6]/([.$E$6]*[.$E$6])" office:value-type="float" office:value="0.000000100038645252044" calcext:value-type="float">
            <text:p>0.0000001</text:p>
          </table:table-cell>
          <table:table-cell table:formula="of:=([.G107]-[.$E$6])*100/[.$E$6]" office:value-type="float" office:value="0.0386452520443282" calcext:value-type="float">
            <text:p>0.038645252</text:p>
          </table:table-cell>
          <table:table-cell table:formula="of:=SQRT( ( 100*[.H107]/[.$E$6] )^2 + (100*[.G107]*[.$F$6]/([.$E$6]^2))^2           )" office:value-type="float" office:value="0.00999986458056934" calcext:value-type="float">
            <text:p>0.0099998646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18" calcext:value-type="float">
            <text:p>0.064718</text:p>
          </table:table-cell>
          <table:table-cell table:number-columns-repeated="3"/>
          <table:table-cell table:formula="of:=[.C108]/[.$E$3]" office:value-type="float" office:value="64.6921231507397" calcext:value-type="float">
            <text:p>64.6921231507</text:p>
          </table:table-cell>
          <table:table-cell table:formula="of:=[.C108]*[.$F$6]/([.$E$6]*[.$E$6])" office:value-type="float" office:value="0.000000100041736872208" calcext:value-type="float">
            <text:p>0.0000001</text:p>
          </table:table-cell>
          <table:table-cell table:formula="of:=([.G108]-[.$E$6])*100/[.$E$6]" office:value-type="float" office:value="0.0417368722078754" calcext:value-type="float">
            <text:p>0.0417368722</text:p>
          </table:table-cell>
          <table:table-cell table:formula="of:=SQRT( ( 100*[.H108]/[.$E$6] )^2 + (100*[.G108]*[.$F$6]/([.$E$6]^2))^2           )" office:value-type="float" office:value="0.0100001736189704" calcext:value-type="float">
            <text:p>0.0100001736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2" calcext:value-type="float">
            <text:p>0.06472</text:p>
          </table:table-cell>
          <table:table-cell table:number-columns-repeated="3"/>
          <table:table-cell table:formula="of:=[.C109]/[.$E$3]" office:value-type="float" office:value="64.6941223510596" calcext:value-type="float">
            <text:p>64.6941223511</text:p>
          </table:table-cell>
          <table:table-cell table:formula="of:=[.C109]*[.$F$6]/([.$E$6]*[.$E$6])" office:value-type="float" office:value="0.000000100044828492371" calcext:value-type="float">
            <text:p>0.0000001</text:p>
          </table:table-cell>
          <table:table-cell table:formula="of:=([.G109]-[.$E$6])*100/[.$E$6]" office:value-type="float" office:value="0.0448284923714225" calcext:value-type="float">
            <text:p>0.0448284924</text:p>
          </table:table-cell>
          <table:table-cell table:formula="of:=SQRT( ( 100*[.H109]/[.$E$6] )^2 + (100*[.G109]*[.$F$6]/([.$E$6]^2))^2           )" office:value-type="float" office:value="0.0100004826573714" calcext:value-type="float">
            <text:p>0.0100004827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22" calcext:value-type="float">
            <text:p>0.064722</text:p>
          </table:table-cell>
          <table:table-cell table:number-columns-repeated="3"/>
          <table:table-cell table:formula="of:=[.C110]/[.$E$3]" office:value-type="float" office:value="64.6961215513795" calcext:value-type="float">
            <text:p>64.6961215514</text:p>
          </table:table-cell>
          <table:table-cell table:formula="of:=[.C110]*[.$F$6]/([.$E$6]*[.$E$6])" office:value-type="float" office:value="0.000000100047920112535" calcext:value-type="float">
            <text:p>0.0000001</text:p>
          </table:table-cell>
          <table:table-cell table:formula="of:=([.G110]-[.$E$6])*100/[.$E$6]" office:value-type="float" office:value="0.0479201125349696" calcext:value-type="float">
            <text:p>0.0479201125</text:p>
          </table:table-cell>
          <table:table-cell table:formula="of:=SQRT( ( 100*[.H110]/[.$E$6] )^2 + (100*[.G110]*[.$F$6]/([.$E$6]^2))^2           )" office:value-type="float" office:value="0.0100007916957724" calcext:value-type="float">
            <text:p>0.0100007917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24" calcext:value-type="float">
            <text:p>0.064724</text:p>
          </table:table-cell>
          <table:table-cell table:number-columns-repeated="3"/>
          <table:table-cell table:formula="of:=[.C111]/[.$E$3]" office:value-type="float" office:value="64.6981207516993" calcext:value-type="float">
            <text:p>64.6981207517</text:p>
          </table:table-cell>
          <table:table-cell table:formula="of:=[.C111]*[.$F$6]/([.$E$6]*[.$E$6])" office:value-type="float" office:value="0.000000100051011732699" calcext:value-type="float">
            <text:p>1.00051011732699E-007</text:p>
          </table:table-cell>
          <table:table-cell table:formula="of:=([.G111]-[.$E$6])*100/[.$E$6]" office:value-type="float" office:value="0.0510117326985168" calcext:value-type="float">
            <text:p>0.0510117327</text:p>
          </table:table-cell>
          <table:table-cell table:formula="of:=SQRT( ( 100*[.H111]/[.$E$6] )^2 + (100*[.G111]*[.$F$6]/([.$E$6]^2))^2           )" office:value-type="float" office:value="0.0100011007341735" calcext:value-type="float">
            <text:p>0.0100011007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24" calcext:value-type="float">
            <text:p>0.064724</text:p>
          </table:table-cell>
          <table:table-cell table:number-columns-repeated="3"/>
          <table:table-cell table:formula="of:=[.C112]/[.$E$3]" office:value-type="float" office:value="64.6981207516993" calcext:value-type="float">
            <text:p>64.6981207517</text:p>
          </table:table-cell>
          <table:table-cell table:formula="of:=[.C112]*[.$F$6]/([.$E$6]*[.$E$6])" office:value-type="float" office:value="0.000000100051011732699" calcext:value-type="float">
            <text:p>1.00051011732699E-007</text:p>
          </table:table-cell>
          <table:table-cell table:formula="of:=([.G112]-[.$E$6])*100/[.$E$6]" office:value-type="float" office:value="0.0510117326985168" calcext:value-type="float">
            <text:p>0.0510117327</text:p>
          </table:table-cell>
          <table:table-cell table:formula="of:=SQRT( ( 100*[.H112]/[.$E$6] )^2 + (100*[.G112]*[.$F$6]/([.$E$6]^2))^2           )" office:value-type="float" office:value="0.0100011007341735" calcext:value-type="float">
            <text:p>0.0100011007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26" calcext:value-type="float">
            <text:p>0.064726</text:p>
          </table:table-cell>
          <table:table-cell table:number-columns-repeated="3"/>
          <table:table-cell table:formula="of:=[.C113]/[.$E$3]" office:value-type="float" office:value="64.7001199520192" calcext:value-type="float">
            <text:p>64.700119952</text:p>
          </table:table-cell>
          <table:table-cell table:formula="of:=[.C113]*[.$F$6]/([.$E$6]*[.$E$6])" office:value-type="float" office:value="0.000000100054103352862" calcext:value-type="float">
            <text:p>1.00054103352862E-007</text:p>
          </table:table-cell>
          <table:table-cell table:formula="of:=([.G113]-[.$E$6])*100/[.$E$6]" office:value-type="float" office:value="0.0541033528620419" calcext:value-type="float">
            <text:p>0.0541033529</text:p>
          </table:table-cell>
          <table:table-cell table:formula="of:=SQRT( ( 100*[.H113]/[.$E$6] )^2 + (100*[.G113]*[.$F$6]/([.$E$6]^2))^2           )" office:value-type="float" office:value="0.0100014097725745" calcext:value-type="float">
            <text:p>0.0100014098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28" calcext:value-type="float">
            <text:p>0.064728</text:p>
          </table:table-cell>
          <table:table-cell table:number-columns-repeated="3"/>
          <table:table-cell table:formula="of:=[.C114]/[.$E$3]" office:value-type="float" office:value="64.7021191523391" calcext:value-type="float">
            <text:p>64.7021191523</text:p>
          </table:table-cell>
          <table:table-cell table:formula="of:=[.C114]*[.$F$6]/([.$E$6]*[.$E$6])" office:value-type="float" office:value="0.000000100057194973026" calcext:value-type="float">
            <text:p>1.00057194973026E-007</text:p>
          </table:table-cell>
          <table:table-cell table:formula="of:=([.G114]-[.$E$6])*100/[.$E$6]" office:value-type="float" office:value="0.0571949730255891" calcext:value-type="float">
            <text:p>0.057194973</text:p>
          </table:table-cell>
          <table:table-cell table:formula="of:=SQRT( ( 100*[.H114]/[.$E$6] )^2 + (100*[.G114]*[.$F$6]/([.$E$6]^2))^2           )" office:value-type="float" office:value="0.0100017188109755" calcext:value-type="float">
            <text:p>0.0100017188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32" calcext:value-type="float">
            <text:p>0.064732</text:p>
          </table:table-cell>
          <table:table-cell table:number-columns-repeated="3"/>
          <table:table-cell table:formula="of:=[.C115]/[.$E$3]" office:value-type="float" office:value="64.7061175529788" calcext:value-type="float">
            <text:p>64.706117553</text:p>
          </table:table-cell>
          <table:table-cell table:formula="of:=[.C115]*[.$F$6]/([.$E$6]*[.$E$6])" office:value-type="float" office:value="0.000000100063378213353" calcext:value-type="float">
            <text:p>1.00063378213353E-007</text:p>
          </table:table-cell>
          <table:table-cell table:formula="of:=([.G115]-[.$E$6])*100/[.$E$6]" office:value-type="float" office:value="0.0633782133527053" calcext:value-type="float">
            <text:p>0.0633782134</text:p>
          </table:table-cell>
          <table:table-cell table:formula="of:=SQRT( ( 100*[.H115]/[.$E$6] )^2 + (100*[.G115]*[.$F$6]/([.$E$6]^2))^2           )" office:value-type="float" office:value="0.0100023368877776" calcext:value-type="float">
            <text:p>0.0100023369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34" calcext:value-type="float">
            <text:p>0.064734</text:p>
          </table:table-cell>
          <table:table-cell table:number-columns-repeated="3"/>
          <table:table-cell table:formula="of:=[.C116]/[.$E$3]" office:value-type="float" office:value="64.7081167532987" calcext:value-type="float">
            <text:p>64.7081167533</text:p>
          </table:table-cell>
          <table:table-cell table:formula="of:=[.C116]*[.$F$6]/([.$E$6]*[.$E$6])" office:value-type="float" office:value="0.000000100066469833516" calcext:value-type="float">
            <text:p>1.00066469833516E-007</text:p>
          </table:table-cell>
          <table:table-cell table:formula="of:=([.G116]-[.$E$6])*100/[.$E$6]" office:value-type="float" office:value="0.0664698335162525" calcext:value-type="float">
            <text:p>0.0664698335</text:p>
          </table:table-cell>
          <table:table-cell table:formula="of:=SQRT( ( 100*[.H116]/[.$E$6] )^2 + (100*[.G116]*[.$F$6]/([.$E$6]^2))^2           )" office:value-type="float" office:value="0.0100026459261786" calcext:value-type="float">
            <text:p>0.0100026459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36" calcext:value-type="float">
            <text:p>0.064736</text:p>
          </table:table-cell>
          <table:table-cell table:number-columns-repeated="3"/>
          <table:table-cell table:formula="of:=[.C117]/[.$E$3]" office:value-type="float" office:value="64.7101159536186" calcext:value-type="float">
            <text:p>64.7101159536</text:p>
          </table:table-cell>
          <table:table-cell table:formula="of:=[.C117]*[.$F$6]/([.$E$6]*[.$E$6])" office:value-type="float" office:value="0.00000010006956145368" calcext:value-type="float">
            <text:p>1.0006956145368E-007</text:p>
          </table:table-cell>
          <table:table-cell table:formula="of:=([.G117]-[.$E$6])*100/[.$E$6]" office:value-type="float" office:value="0.0695614536797996" calcext:value-type="float">
            <text:p>0.0695614537</text:p>
          </table:table-cell>
          <table:table-cell table:formula="of:=SQRT( ( 100*[.H117]/[.$E$6] )^2 + (100*[.G117]*[.$F$6]/([.$E$6]^2))^2           )" office:value-type="float" office:value="0.0100029549645797" calcext:value-type="float">
            <text:p>0.010002955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38" calcext:value-type="float">
            <text:p>0.064738</text:p>
          </table:table-cell>
          <table:table-cell table:number-columns-repeated="3"/>
          <table:table-cell table:formula="of:=[.C118]/[.$E$3]" office:value-type="float" office:value="64.7121151539384" calcext:value-type="float">
            <text:p>64.7121151539</text:p>
          </table:table-cell>
          <table:table-cell table:formula="of:=[.C118]*[.$F$6]/([.$E$6]*[.$E$6])" office:value-type="float" office:value="0.000000100072653073843" calcext:value-type="float">
            <text:p>1.00072653073843E-007</text:p>
          </table:table-cell>
          <table:table-cell table:formula="of:=([.G118]-[.$E$6])*100/[.$E$6]" office:value-type="float" office:value="0.0726530738433467" calcext:value-type="float">
            <text:p>0.0726530738</text:p>
          </table:table-cell>
          <table:table-cell table:formula="of:=SQRT( ( 100*[.H118]/[.$E$6] )^2 + (100*[.G118]*[.$F$6]/([.$E$6]^2))^2           )" office:value-type="float" office:value="0.0100032640029807" calcext:value-type="float">
            <text:p>0.010003264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4" calcext:value-type="float">
            <text:p>0.06474</text:p>
          </table:table-cell>
          <table:table-cell table:number-columns-repeated="3"/>
          <table:table-cell table:formula="of:=[.C119]/[.$E$3]" office:value-type="float" office:value="64.7141143542583" calcext:value-type="float">
            <text:p>64.7141143543</text:p>
          </table:table-cell>
          <table:table-cell table:formula="of:=[.C119]*[.$F$6]/([.$E$6]*[.$E$6])" office:value-type="float" office:value="0.000000100075744694007" calcext:value-type="float">
            <text:p>1.00075744694007E-007</text:p>
          </table:table-cell>
          <table:table-cell table:formula="of:=([.G119]-[.$E$6])*100/[.$E$6]" office:value-type="float" office:value="0.0757446940068939" calcext:value-type="float">
            <text:p>0.075744694</text:p>
          </table:table-cell>
          <table:table-cell table:formula="of:=SQRT( ( 100*[.H119]/[.$E$6] )^2 + (100*[.G119]*[.$F$6]/([.$E$6]^2))^2           )" office:value-type="float" office:value="0.0100035730413817" calcext:value-type="float">
            <text:p>0.010003573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44" calcext:value-type="float">
            <text:p>0.064744</text:p>
          </table:table-cell>
          <table:table-cell table:number-columns-repeated="3"/>
          <table:table-cell table:formula="of:=[.C120]/[.$E$3]" office:value-type="float" office:value="64.718112754898" calcext:value-type="float">
            <text:p>64.7181127549</text:p>
          </table:table-cell>
          <table:table-cell table:formula="of:=[.C120]*[.$F$6]/([.$E$6]*[.$E$6])" office:value-type="float" office:value="0.000000100081927934334" calcext:value-type="float">
            <text:p>1.00081927934334E-007</text:p>
          </table:table-cell>
          <table:table-cell table:formula="of:=([.G120]-[.$E$6])*100/[.$E$6]" office:value-type="float" office:value="0.0819279343339662" calcext:value-type="float">
            <text:p>0.0819279343</text:p>
          </table:table-cell>
          <table:table-cell table:formula="of:=SQRT( ( 100*[.H120]/[.$E$6] )^2 + (100*[.G120]*[.$F$6]/([.$E$6]^2))^2           )" office:value-type="float" office:value="0.0100041911181838" calcext:value-type="float">
            <text:p>0.0100041911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47" calcext:value-type="float">
            <text:p>0.064747</text:p>
          </table:table-cell>
          <table:table-cell table:number-columns-repeated="3"/>
          <table:table-cell table:formula="of:=[.C121]/[.$E$3]" office:value-type="float" office:value="64.7211115553778" calcext:value-type="float">
            <text:p>64.7211115554</text:p>
          </table:table-cell>
          <table:table-cell table:formula="of:=[.C121]*[.$F$6]/([.$E$6]*[.$E$6])" office:value-type="float" office:value="0.000000100086565364579" calcext:value-type="float">
            <text:p>1.00086565364579E-007</text:p>
          </table:table-cell>
          <table:table-cell table:formula="of:=([.G121]-[.$E$6])*100/[.$E$6]" office:value-type="float" office:value="0.0865653645792979" calcext:value-type="float">
            <text:p>0.0865653646</text:p>
          </table:table-cell>
          <table:table-cell table:formula="of:=SQRT( ( 100*[.H121]/[.$E$6] )^2 + (100*[.G121]*[.$F$6]/([.$E$6]^2))^2           )" office:value-type="float" office:value="0.0100046546757853" calcext:value-type="float">
            <text:p>0.0100046547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752" calcext:value-type="float">
            <text:p>0.064752</text:p>
          </table:table-cell>
          <table:table-cell table:number-columns-repeated="3"/>
          <table:table-cell table:formula="of:=[.C122]/[.$E$3]" office:value-type="float" office:value="64.7261095561775" calcext:value-type="float">
            <text:p>64.7261095562</text:p>
          </table:table-cell>
          <table:table-cell table:formula="of:=[.C122]*[.$F$6]/([.$E$6]*[.$E$6])" office:value-type="float" office:value="0.000000100094294414988" calcext:value-type="float">
            <text:p>1.00094294414988E-007</text:p>
          </table:table-cell>
          <table:table-cell table:formula="of:=([.G122]-[.$E$6])*100/[.$E$6]" office:value-type="float" office:value="0.0942944149881767" calcext:value-type="float">
            <text:p>0.094294415</text:p>
          </table:table-cell>
          <table:table-cell table:formula="of:=SQRT( ( 100*[.H122]/[.$E$6] )^2 + (100*[.G122]*[.$F$6]/([.$E$6]^2))^2           )" office:value-type="float" office:value="0.0100054272717879" calcext:value-type="float">
            <text:p>0.0100054273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755" calcext:value-type="float">
            <text:p>0.064755</text:p>
          </table:table-cell>
          <table:table-cell table:number-columns-repeated="3"/>
          <table:table-cell table:formula="of:=[.C123]/[.$E$3]" office:value-type="float" office:value="64.7291083566573" calcext:value-type="float">
            <text:p>64.7291083567</text:p>
          </table:table-cell>
          <table:table-cell table:formula="of:=[.C123]*[.$F$6]/([.$E$6]*[.$E$6])" office:value-type="float" office:value="0.000000100098931845233" calcext:value-type="float">
            <text:p>1.00098931845233E-007</text:p>
          </table:table-cell>
          <table:table-cell table:formula="of:=([.G123]-[.$E$6])*100/[.$E$6]" office:value-type="float" office:value="0.0989318452334864" calcext:value-type="float">
            <text:p>0.0989318452</text:p>
          </table:table-cell>
          <table:table-cell table:formula="of:=SQRT( ( 100*[.H123]/[.$E$6] )^2 + (100*[.G123]*[.$F$6]/([.$E$6]^2))^2           )" office:value-type="float" office:value="0.0100058908293895" calcext:value-type="float">
            <text:p>0.0100058908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761" calcext:value-type="float">
            <text:p>0.064761</text:p>
          </table:table-cell>
          <table:table-cell table:number-columns-repeated="3"/>
          <table:table-cell table:formula="of:=[.C124]/[.$E$3]" office:value-type="float" office:value="64.735105957617" calcext:value-type="float">
            <text:p>64.7351059576</text:p>
          </table:table-cell>
          <table:table-cell table:formula="of:=[.C124]*[.$F$6]/([.$E$6]*[.$E$6])" office:value-type="float" office:value="0.000000100108206705724" calcext:value-type="float">
            <text:p>1.00108206705724E-007</text:p>
          </table:table-cell>
          <table:table-cell table:formula="of:=([.G124]-[.$E$6])*100/[.$E$6]" office:value-type="float" office:value="0.108206705724128" calcext:value-type="float">
            <text:p>0.1082067057</text:p>
          </table:table-cell>
          <table:table-cell table:formula="of:=SQRT( ( 100*[.H124]/[.$E$6] )^2 + (100*[.G124]*[.$F$6]/([.$E$6]^2))^2           )" office:value-type="float" office:value="0.0100068179445925" calcext:value-type="float">
            <text:p>0.0100068179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763" calcext:value-type="float">
            <text:p>0.064763</text:p>
          </table:table-cell>
          <table:table-cell table:number-columns-repeated="3"/>
          <table:table-cell table:formula="of:=[.C125]/[.$E$3]" office:value-type="float" office:value="64.7371051579368" calcext:value-type="float">
            <text:p>64.7371051579</text:p>
          </table:table-cell>
          <table:table-cell table:formula="of:=[.C125]*[.$F$6]/([.$E$6]*[.$E$6])" office:value-type="float" office:value="0.000000100111298325888" calcext:value-type="float">
            <text:p>1.00111298325888E-007</text:p>
          </table:table-cell>
          <table:table-cell table:formula="of:=([.G125]-[.$E$6])*100/[.$E$6]" office:value-type="float" office:value="0.111298325887675" calcext:value-type="float">
            <text:p>0.1112983259</text:p>
          </table:table-cell>
          <table:table-cell table:formula="of:=SQRT( ( 100*[.H125]/[.$E$6] )^2 + (100*[.G125]*[.$F$6]/([.$E$6]^2))^2           )" office:value-type="float" office:value="0.0100071269829936" calcext:value-type="float">
            <text:p>0.010007127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77" calcext:value-type="float">
            <text:p>0.06477</text:p>
          </table:table-cell>
          <table:table-cell table:number-columns-repeated="3"/>
          <table:table-cell table:formula="of:=[.C126]/[.$E$3]" office:value-type="float" office:value="64.7441023590564" calcext:value-type="float">
            <text:p>64.7441023591</text:p>
          </table:table-cell>
          <table:table-cell table:formula="of:=[.C126]*[.$F$6]/([.$E$6]*[.$E$6])" office:value-type="float" office:value="0.00000010012211899646" calcext:value-type="float">
            <text:p>1.0012211899646E-007</text:p>
          </table:table-cell>
          <table:table-cell table:formula="of:=([.G126]-[.$E$6])*100/[.$E$6]" office:value-type="float" office:value="0.122118996460101" calcext:value-type="float">
            <text:p>0.1221189965</text:p>
          </table:table-cell>
          <table:table-cell table:formula="of:=SQRT( ( 100*[.H126]/[.$E$6] )^2 + (100*[.G126]*[.$F$6]/([.$E$6]^2))^2           )" office:value-type="float" office:value="0.0100082086173972" calcext:value-type="float">
            <text:p>0.0100082086</text:p>
          </table:table-cell>
        </table:table-row>
        <table:table-row table:style-name="ro7">
          <table:table-cell/>
          <table:table-cell table:style-name="ce199" office:value-type="float" office:value="-6.22E-015" calcext:value-type="float">
            <text:p>-6.22E-015</text:p>
          </table:table-cell>
          <table:table-cell office:value-type="float" office:value="0.064774" calcext:value-type="float">
            <text:p>0.064774</text:p>
          </table:table-cell>
          <table:table-cell table:number-columns-repeated="3"/>
          <table:table-cell table:formula="of:=[.C127]/[.$E$3]" office:value-type="float" office:value="64.7481007596961" calcext:value-type="float">
            <text:p>64.7481007597</text:p>
          </table:table-cell>
          <table:table-cell table:formula="of:=[.C127]*[.$F$6]/([.$E$6]*[.$E$6])" office:value-type="float" office:value="0.000000100128302236787" calcext:value-type="float">
            <text:p>1.00128302236787E-007</text:p>
          </table:table-cell>
          <table:table-cell table:formula="of:=([.G127]-[.$E$6])*100/[.$E$6]" office:value-type="float" office:value="0.128302236787173" calcext:value-type="float">
            <text:p>0.1283022368</text:p>
          </table:table-cell>
          <table:table-cell table:formula="of:=SQRT( ( 100*[.H127]/[.$E$6] )^2 + (100*[.G127]*[.$F$6]/([.$E$6]^2))^2           )" office:value-type="float" office:value="0.0100088266941993" calcext:value-type="float">
            <text:p>0.0100088267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782" calcext:value-type="float">
            <text:p>0.064782</text:p>
          </table:table-cell>
          <table:table-cell table:number-columns-repeated="3"/>
          <table:table-cell table:formula="of:=[.C128]/[.$E$3]" office:value-type="float" office:value="64.7560975609756" calcext:value-type="float">
            <text:p>64.756097561</text:p>
          </table:table-cell>
          <table:table-cell table:formula="of:=[.C128]*[.$F$6]/([.$E$6]*[.$E$6])" office:value-type="float" office:value="0.000000100140668717441" calcext:value-type="float">
            <text:p>1.00140668717441E-007</text:p>
          </table:table-cell>
          <table:table-cell table:formula="of:=([.G128]-[.$E$6])*100/[.$E$6]" office:value-type="float" office:value="0.140668717441362" calcext:value-type="float">
            <text:p>0.1406687174</text:p>
          </table:table-cell>
          <table:table-cell table:formula="of:=SQRT( ( 100*[.H128]/[.$E$6] )^2 + (100*[.G128]*[.$F$6]/([.$E$6]^2))^2           )" office:value-type="float" office:value="0.0100100628478034" calcext:value-type="float">
            <text:p>0.0100100628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4788" calcext:value-type="float">
            <text:p>0.064788</text:p>
          </table:table-cell>
          <table:table-cell table:number-columns-repeated="3"/>
          <table:table-cell table:formula="of:=[.C129]/[.$E$3]" office:value-type="float" office:value="64.7620951619352" calcext:value-type="float">
            <text:p>64.7620951619</text:p>
          </table:table-cell>
          <table:table-cell table:formula="of:=[.C129]*[.$F$6]/([.$E$6]*[.$E$6])" office:value-type="float" office:value="0.000000100149943577932" calcext:value-type="float">
            <text:p>1.00149943577932E-007</text:p>
          </table:table-cell>
          <table:table-cell table:formula="of:=([.G129]-[.$E$6])*100/[.$E$6]" office:value-type="float" office:value="0.149943577932003" calcext:value-type="float">
            <text:p>0.1499435779</text:p>
          </table:table-cell>
          <table:table-cell table:formula="of:=SQRT( ( 100*[.H129]/[.$E$6] )^2 + (100*[.G129]*[.$F$6]/([.$E$6]^2))^2           )" office:value-type="float" office:value="0.0100109899630065" calcext:value-type="float">
            <text:p>0.01001099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4798" calcext:value-type="float">
            <text:p>0.064798</text:p>
          </table:table-cell>
          <table:table-cell table:number-columns-repeated="3"/>
          <table:table-cell table:formula="of:=[.C130]/[.$E$3]" office:value-type="float" office:value="64.7720911635346" calcext:value-type="float">
            <text:p>64.7720911635</text:p>
          </table:table-cell>
          <table:table-cell table:formula="of:=[.C130]*[.$F$6]/([.$E$6]*[.$E$6])" office:value-type="float" office:value="0.00000010016540167875" calcext:value-type="float">
            <text:p>1.0016540167875E-007</text:p>
          </table:table-cell>
          <table:table-cell table:formula="of:=([.G130]-[.$E$6])*100/[.$E$6]" office:value-type="float" office:value="0.165401678749739" calcext:value-type="float">
            <text:p>0.1654016787</text:p>
          </table:table-cell>
          <table:table-cell table:formula="of:=SQRT( ( 100*[.H130]/[.$E$6] )^2 + (100*[.G130]*[.$F$6]/([.$E$6]^2))^2           )" office:value-type="float" office:value="0.0100125351550116" calcext:value-type="float">
            <text:p>0.0100125352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4807" calcext:value-type="float">
            <text:p>0.064807</text:p>
          </table:table-cell>
          <table:table-cell table:number-columns-repeated="3"/>
          <table:table-cell table:formula="of:=[.C131]/[.$E$3]" office:value-type="float" office:value="64.781087564974" calcext:value-type="float">
            <text:p>64.781087565</text:p>
          </table:table-cell>
          <table:table-cell table:formula="of:=[.C131]*[.$F$6]/([.$E$6]*[.$E$6])" office:value-type="float" office:value="0.000000100179313969486" calcext:value-type="float">
            <text:p>1.00179313969486E-007</text:p>
          </table:table-cell>
          <table:table-cell table:formula="of:=([.G131]-[.$E$6])*100/[.$E$6]" office:value-type="float" office:value="0.179313969485712" calcext:value-type="float">
            <text:p>0.1793139695</text:p>
          </table:table-cell>
          <table:table-cell table:formula="of:=SQRT( ( 100*[.H131]/[.$E$6] )^2 + (100*[.G131]*[.$F$6]/([.$E$6]^2))^2           )" office:value-type="float" office:value="0.0100139258278163" calcext:value-type="float">
            <text:p>0.0100139258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4816" calcext:value-type="float">
            <text:p>0.064816</text:p>
          </table:table-cell>
          <table:table-cell table:number-columns-repeated="3"/>
          <table:table-cell table:formula="of:=[.C132]/[.$E$3]" office:value-type="float" office:value="64.7900839664134" calcext:value-type="float">
            <text:p>64.7900839664</text:p>
          </table:table-cell>
          <table:table-cell table:formula="of:=[.C132]*[.$F$6]/([.$E$6]*[.$E$6])" office:value-type="float" office:value="0.000000100193226260222" calcext:value-type="float">
            <text:p>1.00193226260222E-007</text:p>
          </table:table-cell>
          <table:table-cell table:formula="of:=([.G132]-[.$E$6])*100/[.$E$6]" office:value-type="float" office:value="0.193226260221663" calcext:value-type="float">
            <text:p>0.1932262602</text:p>
          </table:table-cell>
          <table:table-cell table:formula="of:=SQRT( ( 100*[.H132]/[.$E$6] )^2 + (100*[.G132]*[.$F$6]/([.$E$6]^2))^2           )" office:value-type="float" office:value="0.0100153165006209" calcext:value-type="float">
            <text:p>0.0100153165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4831" calcext:value-type="float">
            <text:p>0.064831</text:p>
          </table:table-cell>
          <table:table-cell table:number-columns-repeated="3"/>
          <table:table-cell table:formula="of:=[.C133]/[.$E$3]" office:value-type="float" office:value="64.8050779688125" calcext:value-type="float">
            <text:p>64.8050779688</text:p>
          </table:table-cell>
          <table:table-cell table:formula="of:=[.C133]*[.$F$6]/([.$E$6]*[.$E$6])" office:value-type="float" office:value="0.000000100216413411448" calcext:value-type="float">
            <text:p>1.00216413411448E-007</text:p>
          </table:table-cell>
          <table:table-cell table:formula="of:=([.G133]-[.$E$6])*100/[.$E$6]" office:value-type="float" office:value="0.216413411448256" calcext:value-type="float">
            <text:p>0.2164134114</text:p>
          </table:table-cell>
          <table:table-cell table:formula="of:=SQRT( ( 100*[.H133]/[.$E$6] )^2 + (100*[.G133]*[.$F$6]/([.$E$6]^2))^2           )" office:value-type="float" office:value="0.0100176342886286" calcext:value-type="float">
            <text:p>0.0100176343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4843" calcext:value-type="float">
            <text:p>0.064843</text:p>
          </table:table-cell>
          <table:table-cell table:number-columns-repeated="3"/>
          <table:table-cell table:formula="of:=[.C134]/[.$E$3]" office:value-type="float" office:value="64.8170731707317" calcext:value-type="float">
            <text:p>64.8170731707</text:p>
          </table:table-cell>
          <table:table-cell table:formula="of:=[.C134]*[.$F$6]/([.$E$6]*[.$E$6])" office:value-type="float" office:value="0.00000010023496313243" calcext:value-type="float">
            <text:p>1.0023496313243E-007</text:p>
          </table:table-cell>
          <table:table-cell table:formula="of:=([.G134]-[.$E$6])*100/[.$E$6]" office:value-type="float" office:value="0.234963132429538" calcext:value-type="float">
            <text:p>0.2349631324</text:p>
          </table:table-cell>
          <table:table-cell table:formula="of:=SQRT( ( 100*[.H134]/[.$E$6] )^2 + (100*[.G134]*[.$F$6]/([.$E$6]^2))^2           )" office:value-type="float" office:value="0.0100194885190348" calcext:value-type="float">
            <text:p>0.0100194885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4866" calcext:value-type="float">
            <text:p>0.064866</text:p>
          </table:table-cell>
          <table:table-cell table:number-columns-repeated="3"/>
          <table:table-cell table:formula="of:=[.C135]/[.$E$3]" office:value-type="float" office:value="64.8400639744102" calcext:value-type="float">
            <text:p>64.8400639744</text:p>
          </table:table-cell>
          <table:table-cell table:formula="of:=[.C135]*[.$F$6]/([.$E$6]*[.$E$6])" office:value-type="float" office:value="0.00000010027051676431" calcext:value-type="float">
            <text:p>1.0027051676431E-007</text:p>
          </table:table-cell>
          <table:table-cell table:formula="of:=([.G135]-[.$E$6])*100/[.$E$6]" office:value-type="float" office:value="0.27051676431032" calcext:value-type="float">
            <text:p>0.2705167643</text:p>
          </table:table-cell>
          <table:table-cell table:formula="of:=SQRT( ( 100*[.H135]/[.$E$6] )^2 + (100*[.G135]*[.$F$6]/([.$E$6]^2))^2           )" office:value-type="float" office:value="0.0100230424606467" calcext:value-type="float">
            <text:p>0.0100230425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4884" calcext:value-type="float">
            <text:p>0.064884</text:p>
          </table:table-cell>
          <table:table-cell table:number-columns-repeated="3"/>
          <table:table-cell table:formula="of:=[.C136]/[.$E$3]" office:value-type="float" office:value="64.8580567772891" calcext:value-type="float">
            <text:p>64.8580567773</text:p>
          </table:table-cell>
          <table:table-cell table:formula="of:=[.C136]*[.$F$6]/([.$E$6]*[.$E$6])" office:value-type="float" office:value="0.000000100298341345782" calcext:value-type="float">
            <text:p>1.00298341345782E-007</text:p>
          </table:table-cell>
          <table:table-cell table:formula="of:=([.G136]-[.$E$6])*100/[.$E$6]" office:value-type="float" office:value="0.298341345782244" calcext:value-type="float">
            <text:p>0.2983413458</text:p>
          </table:table-cell>
          <table:table-cell table:formula="of:=SQRT( ( 100*[.H136]/[.$E$6] )^2 + (100*[.G136]*[.$F$6]/([.$E$6]^2))^2           )" office:value-type="float" office:value="0.010025823806256" calcext:value-type="float">
            <text:p>0.0100258238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4923" calcext:value-type="float">
            <text:p>0.064923</text:p>
          </table:table-cell>
          <table:table-cell table:number-columns-repeated="3"/>
          <table:table-cell table:formula="of:=[.C137]/[.$E$3]" office:value-type="float" office:value="64.8970411835266" calcext:value-type="float">
            <text:p>64.8970411835</text:p>
          </table:table-cell>
          <table:table-cell table:formula="of:=[.C137]*[.$F$6]/([.$E$6]*[.$E$6])" office:value-type="float" office:value="0.000000100358627938971" calcext:value-type="float">
            <text:p>1.00358627938971E-007</text:p>
          </table:table-cell>
          <table:table-cell table:formula="of:=([.G137]-[.$E$6])*100/[.$E$6]" office:value-type="float" office:value="0.358627938971402" calcext:value-type="float">
            <text:p>0.358627939</text:p>
          </table:table-cell>
          <table:table-cell table:formula="of:=SQRT( ( 100*[.H137]/[.$E$6] )^2 + (100*[.G137]*[.$F$6]/([.$E$6]^2))^2           )" office:value-type="float" office:value="0.0100318500550761" calcext:value-type="float">
            <text:p>0.0100318501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4951" calcext:value-type="float">
            <text:p>0.064951</text:p>
          </table:table-cell>
          <table:table-cell table:number-columns-repeated="3"/>
          <table:table-cell table:formula="of:=[.C138]/[.$E$3]" office:value-type="float" office:value="64.9250299880048" calcext:value-type="float">
            <text:p>64.925029988</text:p>
          </table:table-cell>
          <table:table-cell table:formula="of:=[.C138]*[.$F$6]/([.$E$6]*[.$E$6])" office:value-type="float" office:value="0.000000100401910621261" calcext:value-type="float">
            <text:p>1.00401910621261E-007</text:p>
          </table:table-cell>
          <table:table-cell table:formula="of:=([.G138]-[.$E$6])*100/[.$E$6]" office:value-type="float" office:value="0.401910621261062" calcext:value-type="float">
            <text:p>0.4019106213</text:p>
          </table:table-cell>
          <table:table-cell table:formula="of:=SQRT( ( 100*[.H138]/[.$E$6] )^2 + (100*[.G138]*[.$F$6]/([.$E$6]^2))^2           )" office:value-type="float" office:value="0.0100361765926905" calcext:value-type="float">
            <text:p>0.0100361766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5011" calcext:value-type="float">
            <text:p>0.065011</text:p>
          </table:table-cell>
          <table:table-cell table:number-columns-repeated="3"/>
          <table:table-cell table:formula="of:=[.C139]/[.$E$3]" office:value-type="float" office:value="64.985005997601" calcext:value-type="float">
            <text:p>64.9850059976</text:p>
          </table:table-cell>
          <table:table-cell table:formula="of:=[.C139]*[.$F$6]/([.$E$6]*[.$E$6])" office:value-type="float" office:value="0.000000100494659226167" calcext:value-type="float">
            <text:p>1.00494659226167E-007</text:p>
          </table:table-cell>
          <table:table-cell table:formula="of:=([.G139]-[.$E$6])*100/[.$E$6]" office:value-type="float" office:value="0.494659226167454" calcext:value-type="float">
            <text:p>0.4946592262</text:p>
          </table:table-cell>
          <table:table-cell table:formula="of:=SQRT( ( 100*[.H139]/[.$E$6] )^2 + (100*[.G139]*[.$F$6]/([.$E$6]^2))^2           )" office:value-type="float" office:value="0.0100454477447215" calcext:value-type="float">
            <text:p>0.0100454477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5055" calcext:value-type="float">
            <text:p>0.065055</text:p>
          </table:table-cell>
          <table:table-cell table:number-columns-repeated="3"/>
          <table:table-cell table:formula="of:=[.C140]/[.$E$3]" office:value-type="float" office:value="65.0289884046381" calcext:value-type="float">
            <text:p>65.0289884046</text:p>
          </table:table-cell>
          <table:table-cell table:formula="of:=[.C140]*[.$F$6]/([.$E$6]*[.$E$6])" office:value-type="float" office:value="0.000000100562674869766" calcext:value-type="float">
            <text:p>1.00562674869766E-007</text:p>
          </table:table-cell>
          <table:table-cell table:formula="of:=([.G140]-[.$E$6])*100/[.$E$6]" office:value-type="float" office:value="0.562674869765491" calcext:value-type="float">
            <text:p>0.5626748698</text:p>
          </table:table-cell>
          <table:table-cell table:formula="of:=SQRT( ( 100*[.H140]/[.$E$6] )^2 + (100*[.G140]*[.$F$6]/([.$E$6]^2))^2           )" office:value-type="float" office:value="0.0100522465895441" calcext:value-type="float">
            <text:p>0.0100522466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5156" calcext:value-type="float">
            <text:p>0.065156</text:p>
          </table:table-cell>
          <table:table-cell table:number-columns-repeated="3"/>
          <table:table-cell table:formula="of:=[.C141]/[.$E$3]" office:value-type="float" office:value="65.1299480207917" calcext:value-type="float">
            <text:p>65.1299480208</text:p>
          </table:table-cell>
          <table:table-cell table:formula="of:=[.C141]*[.$F$6]/([.$E$6]*[.$E$6])" office:value-type="float" office:value="0.000000100718801688025" calcext:value-type="float">
            <text:p>1.00718801688025E-007</text:p>
          </table:table-cell>
          <table:table-cell table:formula="of:=([.G141]-[.$E$6])*100/[.$E$6]" office:value-type="float" office:value="0.718801688024589" calcext:value-type="float">
            <text:p>0.718801688</text:p>
          </table:table-cell>
          <table:table-cell table:formula="of:=SQRT( ( 100*[.H141]/[.$E$6] )^2 + (100*[.G141]*[.$F$6]/([.$E$6]^2))^2           )" office:value-type="float" office:value="0.0100678530287962" calcext:value-type="float">
            <text:p>0.010067853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5232" calcext:value-type="float">
            <text:p>0.065232</text:p>
          </table:table-cell>
          <table:table-cell table:number-columns-repeated="3"/>
          <table:table-cell table:formula="of:=[.C142]/[.$E$3]" office:value-type="float" office:value="65.2059176329468" calcext:value-type="float">
            <text:p>65.2059176329</text:p>
          </table:table-cell>
          <table:table-cell table:formula="of:=[.C142]*[.$F$6]/([.$E$6]*[.$E$6])" office:value-type="float" office:value="0.000000100836283254239" calcext:value-type="float">
            <text:p>1.00836283254239E-007</text:p>
          </table:table-cell>
          <table:table-cell table:formula="of:=([.G142]-[.$E$6])*100/[.$E$6]" office:value-type="float" office:value="0.83628325423938" calcext:value-type="float">
            <text:p>0.8362832542</text:p>
          </table:table-cell>
          <table:table-cell table:formula="of:=SQRT( ( 100*[.H142]/[.$E$6] )^2 + (100*[.G142]*[.$F$6]/([.$E$6]^2))^2           )" office:value-type="float" office:value="0.0100795964880354" calcext:value-type="float">
            <text:p>0.0100795965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545" calcext:value-type="float">
            <text:p>0.06545</text:p>
          </table:table-cell>
          <table:table-cell table:number-columns-repeated="3"/>
          <table:table-cell table:formula="of:=[.C143]/[.$E$3]" office:value-type="float" office:value="65.4238304678129" calcext:value-type="float">
            <text:p>65.4238304678</text:p>
          </table:table-cell>
          <table:table-cell table:formula="of:=[.C143]*[.$F$6]/([.$E$6]*[.$E$6])" office:value-type="float" office:value="0.000000101173269852066" calcext:value-type="float">
            <text:p>1.01173269852066E-007</text:p>
          </table:table-cell>
          <table:table-cell table:formula="of:=([.G143]-[.$E$6])*100/[.$E$6]" office:value-type="float" office:value="1.17326985206597" calcext:value-type="float">
            <text:p>1.1732698521</text:p>
          </table:table-cell>
          <table:table-cell table:formula="of:=SQRT( ( 100*[.H143]/[.$E$6] )^2 + (100*[.G143]*[.$F$6]/([.$E$6]^2))^2           )" office:value-type="float" office:value="0.0101132816737478" calcext:value-type="float">
            <text:p>0.0101132817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562" calcext:value-type="float">
            <text:p>0.06562</text:p>
          </table:table-cell>
          <table:table-cell table:number-columns-repeated="3"/>
          <table:table-cell table:formula="of:=[.C144]/[.$E$3]" office:value-type="float" office:value="65.593762495002" calcext:value-type="float">
            <text:p>65.593762495</text:p>
          </table:table-cell>
          <table:table-cell table:formula="of:=[.C144]*[.$F$6]/([.$E$6]*[.$E$6])" office:value-type="float" office:value="0.000000101436057565967" calcext:value-type="float">
            <text:p>1.01436057565967E-007</text:p>
          </table:table-cell>
          <table:table-cell table:formula="of:=([.G144]-[.$E$6])*100/[.$E$6]" office:value-type="float" office:value="1.43605756596746" calcext:value-type="float">
            <text:p>1.436057566</text:p>
          </table:table-cell>
          <table:table-cell table:formula="of:=SQRT( ( 100*[.H144]/[.$E$6] )^2 + (100*[.G144]*[.$F$6]/([.$E$6]^2))^2           )" office:value-type="float" office:value="0.0101395499378355" calcext:value-type="float">
            <text:p>0.0101395499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6155" calcext:value-type="float">
            <text:p>0.066155</text:p>
          </table:table-cell>
          <table:table-cell table:number-columns-repeated="3"/>
          <table:table-cell table:formula="of:=[.C145]/[.$E$3]" office:value-type="float" office:value="66.1285485805678" calcext:value-type="float">
            <text:p>66.1285485806</text:p>
          </table:table-cell>
          <table:table-cell table:formula="of:=[.C145]*[.$F$6]/([.$E$6]*[.$E$6])" office:value-type="float" office:value="0.000000102263065959716" calcext:value-type="float">
            <text:p>1.02263065959716E-007</text:p>
          </table:table-cell>
          <table:table-cell table:formula="of:=([.G145]-[.$E$6])*100/[.$E$6]" office:value-type="float" office:value="2.26306595971617" calcext:value-type="float">
            <text:p>2.2630659597</text:p>
          </table:table-cell>
          <table:table-cell table:formula="of:=SQRT( ( 100*[.H145]/[.$E$6] )^2 + (100*[.G145]*[.$F$6]/([.$E$6]^2))^2           )" office:value-type="float" office:value="0.0102222177101113" calcext:value-type="float">
            <text:p>0.0102222177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6517" calcext:value-type="float">
            <text:p>0.066517</text:p>
          </table:table-cell>
          <table:table-cell table:number-columns-repeated="3"/>
          <table:table-cell table:formula="of:=[.C146]/[.$E$3]" office:value-type="float" office:value="66.4904038384646" calcext:value-type="float">
            <text:p>66.4904038385</text:p>
          </table:table-cell>
          <table:table-cell table:formula="of:=[.C146]*[.$F$6]/([.$E$6]*[.$E$6])" office:value-type="float" office:value="0.000000102822649209318" calcext:value-type="float">
            <text:p>1.02822649209318E-007</text:p>
          </table:table-cell>
          <table:table-cell table:formula="of:=([.G146]-[.$E$6])*100/[.$E$6]" office:value-type="float" office:value="2.82264920931812" calcext:value-type="float">
            <text:p>2.8226492093</text:p>
          </table:table-cell>
          <table:table-cell table:formula="of:=SQRT( ( 100*[.H146]/[.$E$6] )^2 + (100*[.G146]*[.$F$6]/([.$E$6]^2))^2           )" office:value-type="float" office:value="0.010278153660698" calcext:value-type="float">
            <text:p>0.0102781537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7165" calcext:value-type="float">
            <text:p>0.067165</text:p>
          </table:table-cell>
          <table:table-cell table:number-columns-repeated="3"/>
          <table:table-cell table:formula="of:=[.C147]/[.$E$3]" office:value-type="float" office:value="67.1381447421032" calcext:value-type="float">
            <text:p>67.1381447421</text:p>
          </table:table-cell>
          <table:table-cell table:formula="of:=[.C147]*[.$F$6]/([.$E$6]*[.$E$6])" office:value-type="float" office:value="0.000000103824334142307" calcext:value-type="float">
            <text:p>1.03824334142307E-007</text:p>
          </table:table-cell>
          <table:table-cell table:formula="of:=([.G147]-[.$E$6])*100/[.$E$6]" office:value-type="float" office:value="3.82433414230728" calcext:value-type="float">
            <text:p>3.8243341423</text:p>
          </table:table-cell>
          <table:table-cell table:formula="of:=SQRT( ( 100*[.H147]/[.$E$6] )^2 + (100*[.G147]*[.$F$6]/([.$E$6]^2))^2           )" office:value-type="float" office:value="0.0103782821026321" calcext:value-type="float">
            <text:p>0.010378282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8029" calcext:value-type="float">
            <text:p>0.068029</text:p>
          </table:table-cell>
          <table:table-cell table:number-columns-repeated="3"/>
          <table:table-cell table:formula="of:=[.C148]/[.$E$3]" office:value-type="float" office:value="68.0017992802879" calcext:value-type="float">
            <text:p>68.0017992803</text:p>
          </table:table-cell>
          <table:table-cell table:formula="of:=[.C148]*[.$F$6]/([.$E$6]*[.$E$6])" office:value-type="float" office:value="0.000000105159914052959" calcext:value-type="float">
            <text:p>1.05159914052959E-007</text:p>
          </table:table-cell>
          <table:table-cell table:formula="of:=([.G148]-[.$E$6])*100/[.$E$6]" office:value-type="float" office:value="5.15991405295943" calcext:value-type="float">
            <text:p>5.159914053</text:p>
          </table:table-cell>
          <table:table-cell table:formula="of:=SQRT( ( 100*[.H148]/[.$E$6] )^2 + (100*[.G148]*[.$F$6]/([.$E$6]^2))^2           )" office:value-type="float" office:value="0.0105117866918776" calcext:value-type="float">
            <text:p>0.0105117867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8281" calcext:value-type="float">
            <text:p>0.068281</text:p>
          </table:table-cell>
          <table:table-cell table:number-columns-repeated="3"/>
          <table:table-cell table:formula="of:=[.C149]/[.$E$3]" office:value-type="float" office:value="68.2536985205918" calcext:value-type="float">
            <text:p>68.2536985206</text:p>
          </table:table-cell>
          <table:table-cell table:formula="of:=[.C149]*[.$F$6]/([.$E$6]*[.$E$6])" office:value-type="float" office:value="0.000000105549458193566" calcext:value-type="float">
            <text:p>1.05549458193566E-007</text:p>
          </table:table-cell>
          <table:table-cell table:formula="of:=([.G149]-[.$E$6])*100/[.$E$6]" office:value-type="float" office:value="5.54945819356632" calcext:value-type="float">
            <text:p>5.5494581936</text:p>
          </table:table-cell>
          <table:table-cell table:formula="of:=SQRT( ( 100*[.H149]/[.$E$6] )^2 + (100*[.G149]*[.$F$6]/([.$E$6]^2))^2           )" office:value-type="float" office:value="0.0105507255304076" calcext:value-type="float">
            <text:p>0.0105507255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8614" calcext:value-type="float">
            <text:p>0.068614</text:p>
          </table:table-cell>
          <table:table-cell table:number-columns-repeated="3"/>
          <table:table-cell table:formula="of:=[.C150]/[.$E$3]" office:value-type="float" office:value="68.5865653738505" calcext:value-type="float">
            <text:p>68.5865653739</text:p>
          </table:table-cell>
          <table:table-cell table:formula="of:=[.C150]*[.$F$6]/([.$E$6]*[.$E$6])" office:value-type="float" office:value="0.000000106064212950797" calcext:value-type="float">
            <text:p>1.06064212950797E-007</text:p>
          </table:table-cell>
          <table:table-cell table:formula="of:=([.G150]-[.$E$6])*100/[.$E$6]" office:value-type="float" office:value="6.06421295079684" calcext:value-type="float">
            <text:p>6.0642129508</text:p>
          </table:table-cell>
          <table:table-cell table:formula="of:=SQRT( ( 100*[.H150]/[.$E$6] )^2 + (100*[.G150]*[.$F$6]/([.$E$6]^2))^2           )" office:value-type="float" office:value="0.0106021804241793" calcext:value-type="float">
            <text:p>0.0106021804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8728" calcext:value-type="float">
            <text:p>0.068728</text:p>
          </table:table-cell>
          <table:table-cell table:number-columns-repeated="3"/>
          <table:table-cell table:formula="of:=[.C151]/[.$E$3]" office:value-type="float" office:value="68.7005197920832" calcext:value-type="float">
            <text:p>68.7005197921</text:p>
          </table:table-cell>
          <table:table-cell table:formula="of:=[.C151]*[.$F$6]/([.$E$6]*[.$E$6])" office:value-type="float" office:value="0.000000106240435300119" calcext:value-type="float">
            <text:p>1.06240435300119E-007</text:p>
          </table:table-cell>
          <table:table-cell table:formula="of:=([.G151]-[.$E$6])*100/[.$E$6]" office:value-type="float" office:value="6.24043530011901" calcext:value-type="float">
            <text:p>6.2404353001</text:p>
          </table:table-cell>
          <table:table-cell table:formula="of:=SQRT( ( 100*[.H151]/[.$E$6] )^2 + (100*[.G151]*[.$F$6]/([.$E$6]^2))^2           )" office:value-type="float" office:value="0.010619795613038" calcext:value-type="float">
            <text:p>0.0106197956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8881" calcext:value-type="float">
            <text:p>0.068881</text:p>
          </table:table-cell>
          <table:table-cell table:number-columns-repeated="3"/>
          <table:table-cell table:formula="of:=[.C152]/[.$E$3]" office:value-type="float" office:value="68.8534586165534" calcext:value-type="float">
            <text:p>68.8534586166</text:p>
          </table:table-cell>
          <table:table-cell table:formula="of:=[.C152]*[.$F$6]/([.$E$6]*[.$E$6])" office:value-type="float" office:value="0.00000010647694424263" calcext:value-type="float">
            <text:p>1.0647694424263E-007</text:p>
          </table:table-cell>
          <table:table-cell table:formula="of:=([.G152]-[.$E$6])*100/[.$E$6]" office:value-type="float" office:value="6.47694424263033" calcext:value-type="float">
            <text:p>6.4769442426</text:p>
          </table:table-cell>
          <table:table-cell table:formula="of:=SQRT( ( 100*[.H152]/[.$E$6] )^2 + (100*[.G152]*[.$F$6]/([.$E$6]^2))^2           )" office:value-type="float" office:value="0.0106434370507169" calcext:value-type="float">
            <text:p>0.010643437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8938" calcext:value-type="float">
            <text:p>0.068938</text:p>
          </table:table-cell>
          <table:table-cell table:number-columns-repeated="3"/>
          <table:table-cell table:formula="of:=[.C153]/[.$E$3]" office:value-type="float" office:value="68.9104358256697" calcext:value-type="float">
            <text:p>68.9104358257</text:p>
          </table:table-cell>
          <table:table-cell table:formula="of:=[.C153]*[.$F$6]/([.$E$6]*[.$E$6])" office:value-type="float" office:value="0.000000106565055417291" calcext:value-type="float">
            <text:p>1.06565055417291E-007</text:p>
          </table:table-cell>
          <table:table-cell table:formula="of:=([.G153]-[.$E$6])*100/[.$E$6]" office:value-type="float" office:value="6.56505541729141" calcext:value-type="float">
            <text:p>6.5650554173</text:p>
          </table:table-cell>
          <table:table-cell table:formula="of:=SQRT( ( 100*[.H153]/[.$E$6] )^2 + (100*[.G153]*[.$F$6]/([.$E$6]^2))^2           )" office:value-type="float" office:value="0.0106522446451463" calcext:value-type="float">
            <text:p>0.0106522446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01" calcext:value-type="float">
            <text:p>0.06901</text:p>
          </table:table-cell>
          <table:table-cell table:number-columns-repeated="3"/>
          <table:table-cell table:formula="of:=[.C154]/[.$E$3]" office:value-type="float" office:value="68.9824070371851" calcext:value-type="float">
            <text:p>68.9824070372</text:p>
          </table:table-cell>
          <table:table-cell table:formula="of:=[.C154]*[.$F$6]/([.$E$6]*[.$E$6])" office:value-type="float" office:value="0.000000106676353743179" calcext:value-type="float">
            <text:p>1.06676353743179E-007</text:p>
          </table:table-cell>
          <table:table-cell table:formula="of:=([.G154]-[.$E$6])*100/[.$E$6]" office:value-type="float" office:value="6.67635374317911" calcext:value-type="float">
            <text:p>6.6763537432</text:p>
          </table:table-cell>
          <table:table-cell table:formula="of:=SQRT( ( 100*[.H154]/[.$E$6] )^2 + (100*[.G154]*[.$F$6]/([.$E$6]^2))^2           )" office:value-type="float" office:value="0.0106633700275834" calcext:value-type="float">
            <text:p>0.01066337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041" calcext:value-type="float">
            <text:p>0.069041</text:p>
          </table:table-cell>
          <table:table-cell table:number-columns-repeated="3"/>
          <table:table-cell table:formula="of:=[.C155]/[.$E$3]" office:value-type="float" office:value="69.0133946421431" calcext:value-type="float">
            <text:p>69.0133946421</text:p>
          </table:table-cell>
          <table:table-cell table:formula="of:=[.C155]*[.$F$6]/([.$E$6]*[.$E$6])" office:value-type="float" office:value="0.000000106724273855714" calcext:value-type="float">
            <text:p>1.06724273855714E-007</text:p>
          </table:table-cell>
          <table:table-cell table:formula="of:=([.G155]-[.$E$6])*100/[.$E$6]" office:value-type="float" office:value="6.72427385571406" calcext:value-type="float">
            <text:p>6.7242738557</text:p>
          </table:table-cell>
          <table:table-cell table:formula="of:=SQRT( ( 100*[.H155]/[.$E$6] )^2 + (100*[.G155]*[.$F$6]/([.$E$6]^2))^2           )" office:value-type="float" office:value="0.0106681601227994" calcext:value-type="float">
            <text:p>0.0106681601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079" calcext:value-type="float">
            <text:p>0.069079</text:p>
          </table:table-cell>
          <table:table-cell table:number-columns-repeated="3"/>
          <table:table-cell table:formula="of:=[.C156]/[.$E$3]" office:value-type="float" office:value="69.0513794482207" calcext:value-type="float">
            <text:p>69.0513794482</text:p>
          </table:table-cell>
          <table:table-cell table:formula="of:=[.C156]*[.$F$6]/([.$E$6]*[.$E$6])" office:value-type="float" office:value="0.000000106783014638821" calcext:value-type="float">
            <text:p>1.06783014638821E-007</text:p>
          </table:table-cell>
          <table:table-cell table:formula="of:=([.G156]-[.$E$6])*100/[.$E$6]" office:value-type="float" office:value="6.78301463882147" calcext:value-type="float">
            <text:p>6.7830146388</text:p>
          </table:table-cell>
          <table:table-cell table:formula="of:=SQRT( ( 100*[.H156]/[.$E$6] )^2 + (100*[.G156]*[.$F$6]/([.$E$6]^2))^2           )" office:value-type="float" office:value="0.010674031852419" calcext:value-type="float">
            <text:p>0.0106740319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098" calcext:value-type="float">
            <text:p>0.069098</text:p>
          </table:table-cell>
          <table:table-cell table:number-columns-repeated="3"/>
          <table:table-cell table:formula="of:=[.C157]/[.$E$3]" office:value-type="float" office:value="69.0703718512595" calcext:value-type="float">
            <text:p>69.0703718513</text:p>
          </table:table-cell>
          <table:table-cell table:formula="of:=[.C157]*[.$F$6]/([.$E$6]*[.$E$6])" office:value-type="float" office:value="0.000000106812385030375" calcext:value-type="float">
            <text:p>1.06812385030375E-007</text:p>
          </table:table-cell>
          <table:table-cell table:formula="of:=([.G157]-[.$E$6])*100/[.$E$6]" office:value-type="float" office:value="6.81238503037514" calcext:value-type="float">
            <text:p>6.8123850304</text:p>
          </table:table-cell>
          <table:table-cell table:formula="of:=SQRT( ( 100*[.H157]/[.$E$6] )^2 + (100*[.G157]*[.$F$6]/([.$E$6]^2))^2           )" office:value-type="float" office:value="0.0106769677172288" calcext:value-type="float">
            <text:p>0.0106769677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123" calcext:value-type="float">
            <text:p>0.069123</text:p>
          </table:table-cell>
          <table:table-cell table:number-columns-repeated="3"/>
          <table:table-cell table:formula="of:=[.C158]/[.$E$3]" office:value-type="float" office:value="69.0953618552579" calcext:value-type="float">
            <text:p>69.0953618553</text:p>
          </table:table-cell>
          <table:table-cell table:formula="of:=[.C158]*[.$F$6]/([.$E$6]*[.$E$6])" office:value-type="float" office:value="0.000000106851030282419" calcext:value-type="float">
            <text:p>1.06851030282419E-007</text:p>
          </table:table-cell>
          <table:table-cell table:formula="of:=([.G158]-[.$E$6])*100/[.$E$6]" office:value-type="float" office:value="6.85103028241949" calcext:value-type="float">
            <text:p>6.8510302824</text:p>
          </table:table-cell>
          <table:table-cell table:formula="of:=SQRT( ( 100*[.H158]/[.$E$6] )^2 + (100*[.G158]*[.$F$6]/([.$E$6]^2))^2           )" office:value-type="float" office:value="0.0106808306972417" calcext:value-type="float">
            <text:p>0.0106808307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135" calcext:value-type="float">
            <text:p>0.069135</text:p>
          </table:table-cell>
          <table:table-cell table:number-columns-repeated="3"/>
          <table:table-cell table:formula="of:=[.C159]/[.$E$3]" office:value-type="float" office:value="69.1073570571771" calcext:value-type="float">
            <text:p>69.1073570572</text:p>
          </table:table-cell>
          <table:table-cell table:formula="of:=[.C159]*[.$F$6]/([.$E$6]*[.$E$6])" office:value-type="float" office:value="0.000000106869580003401" calcext:value-type="float">
            <text:p>1.06869580003401E-007</text:p>
          </table:table-cell>
          <table:table-cell table:formula="of:=([.G159]-[.$E$6])*100/[.$E$6]" office:value-type="float" office:value="6.86958000340077" calcext:value-type="float">
            <text:p>6.8695800034</text:p>
          </table:table-cell>
          <table:table-cell table:formula="of:=SQRT( ( 100*[.H159]/[.$E$6] )^2 + (100*[.G159]*[.$F$6]/([.$E$6]^2))^2           )" office:value-type="float" office:value="0.0106826849276479" calcext:value-type="float">
            <text:p>0.0106826849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15" calcext:value-type="float">
            <text:p>0.06915</text:p>
          </table:table-cell>
          <table:table-cell table:number-columns-repeated="3"/>
          <table:table-cell table:formula="of:=[.C160]/[.$E$3]" office:value-type="float" office:value="69.1223510595762" calcext:value-type="float">
            <text:p>69.1223510596</text:p>
          </table:table-cell>
          <table:table-cell table:formula="of:=[.C160]*[.$F$6]/([.$E$6]*[.$E$6])" office:value-type="float" office:value="0.000000106892767154627" calcext:value-type="float">
            <text:p>1.06892767154627E-007</text:p>
          </table:table-cell>
          <table:table-cell table:formula="of:=([.G160]-[.$E$6])*100/[.$E$6]" office:value-type="float" office:value="6.89276715462739" calcext:value-type="float">
            <text:p>6.8927671546</text:p>
          </table:table-cell>
          <table:table-cell table:formula="of:=SQRT( ( 100*[.H160]/[.$E$6] )^2 + (100*[.G160]*[.$F$6]/([.$E$6]^2))^2           )" office:value-type="float" office:value="0.0106850027156556" calcext:value-type="float">
            <text:p>0.0106850027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158" calcext:value-type="float">
            <text:p>0.069158</text:p>
          </table:table-cell>
          <table:table-cell table:number-columns-repeated="3"/>
          <table:table-cell table:formula="of:=[.C161]/[.$E$3]" office:value-type="float" office:value="69.1303478608557" calcext:value-type="float">
            <text:p>69.1303478609</text:p>
          </table:table-cell>
          <table:table-cell table:formula="of:=[.C161]*[.$F$6]/([.$E$6]*[.$E$6])" office:value-type="float" office:value="0.000000106905133635282" calcext:value-type="float">
            <text:p>1.06905133635282E-007</text:p>
          </table:table-cell>
          <table:table-cell table:formula="of:=([.G161]-[.$E$6])*100/[.$E$6]" office:value-type="float" office:value="6.90513363528155" calcext:value-type="float">
            <text:p>6.9051336353</text:p>
          </table:table-cell>
          <table:table-cell table:formula="of:=SQRT( ( 100*[.H161]/[.$E$6] )^2 + (100*[.G161]*[.$F$6]/([.$E$6]^2))^2           )" office:value-type="float" office:value="0.0106862388692598" calcext:value-type="float">
            <text:p>0.0106862389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168" calcext:value-type="float">
            <text:p>0.069168</text:p>
          </table:table-cell>
          <table:table-cell table:number-columns-repeated="3"/>
          <table:table-cell table:formula="of:=[.C162]/[.$E$3]" office:value-type="float" office:value="69.140343862455" calcext:value-type="float">
            <text:p>69.1403438625</text:p>
          </table:table-cell>
          <table:table-cell table:formula="of:=[.C162]*[.$F$6]/([.$E$6]*[.$E$6])" office:value-type="float" office:value="0.000000106920591736099" calcext:value-type="float">
            <text:p>1.06920591736099E-007</text:p>
          </table:table-cell>
          <table:table-cell table:formula="of:=([.G162]-[.$E$6])*100/[.$E$6]" office:value-type="float" office:value="6.92059173609929" calcext:value-type="float">
            <text:p>6.9205917361</text:p>
          </table:table-cell>
          <table:table-cell table:formula="of:=SQRT( ( 100*[.H162]/[.$E$6] )^2 + (100*[.G162]*[.$F$6]/([.$E$6]^2))^2           )" office:value-type="float" office:value="0.0106877840612649" calcext:value-type="float">
            <text:p>0.0106877841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174" calcext:value-type="float">
            <text:p>0.069174</text:p>
          </table:table-cell>
          <table:table-cell table:number-columns-repeated="3"/>
          <table:table-cell table:formula="of:=[.C163]/[.$E$3]" office:value-type="float" office:value="69.1463414634146" calcext:value-type="float">
            <text:p>69.1463414634</text:p>
          </table:table-cell>
          <table:table-cell table:formula="of:=[.C163]*[.$F$6]/([.$E$6]*[.$E$6])" office:value-type="float" office:value="0.00000010692986659659" calcext:value-type="float">
            <text:p>1.0692986659659E-007</text:p>
          </table:table-cell>
          <table:table-cell table:formula="of:=([.G163]-[.$E$6])*100/[.$E$6]" office:value-type="float" office:value="6.92986659658993" calcext:value-type="float">
            <text:p>6.9298665966</text:p>
          </table:table-cell>
          <table:table-cell table:formula="of:=SQRT( ( 100*[.H163]/[.$E$6] )^2 + (100*[.G163]*[.$F$6]/([.$E$6]^2))^2           )" office:value-type="float" office:value="0.010688711176468" calcext:value-type="float">
            <text:p>0.0106887112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179" calcext:value-type="float">
            <text:p>0.069179</text:p>
          </table:table-cell>
          <table:table-cell table:number-columns-repeated="3"/>
          <table:table-cell table:formula="of:=[.C164]/[.$E$3]" office:value-type="float" office:value="69.1513394642143" calcext:value-type="float">
            <text:p>69.1513394642</text:p>
          </table:table-cell>
          <table:table-cell table:formula="of:=[.C164]*[.$F$6]/([.$E$6]*[.$E$6])" office:value-type="float" office:value="0.000000106937595646999" calcext:value-type="float">
            <text:p>1.06937595646999E-007</text:p>
          </table:table-cell>
          <table:table-cell table:formula="of:=([.G164]-[.$E$6])*100/[.$E$6]" office:value-type="float" office:value="6.93759564699879" calcext:value-type="float">
            <text:p>6.937595647</text:p>
          </table:table-cell>
          <table:table-cell table:formula="of:=SQRT( ( 100*[.H164]/[.$E$6] )^2 + (100*[.G164]*[.$F$6]/([.$E$6]^2))^2           )" office:value-type="float" office:value="0.0106894837724706" calcext:value-type="float">
            <text:p>0.0106894838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186" calcext:value-type="float">
            <text:p>0.069186</text:p>
          </table:table-cell>
          <table:table-cell table:number-columns-repeated="3"/>
          <table:table-cell table:formula="of:=[.C165]/[.$E$3]" office:value-type="float" office:value="69.1583366653339" calcext:value-type="float">
            <text:p>69.1583366653</text:p>
          </table:table-cell>
          <table:table-cell table:formula="of:=[.C165]*[.$F$6]/([.$E$6]*[.$E$6])" office:value-type="float" office:value="0.000000106948416317571" calcext:value-type="float">
            <text:p>1.06948416317571E-007</text:p>
          </table:table-cell>
          <table:table-cell table:formula="of:=([.G165]-[.$E$6])*100/[.$E$6]" office:value-type="float" office:value="6.94841631757121" calcext:value-type="float">
            <text:p>6.9484163176</text:p>
          </table:table-cell>
          <table:table-cell table:formula="of:=SQRT( ( 100*[.H165]/[.$E$6] )^2 + (100*[.G165]*[.$F$6]/([.$E$6]^2))^2           )" office:value-type="float" office:value="0.0106905654068742" calcext:value-type="float">
            <text:p>0.0106905654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189" calcext:value-type="float">
            <text:p>0.069189</text:p>
          </table:table-cell>
          <table:table-cell table:number-columns-repeated="3"/>
          <table:table-cell table:formula="of:=[.C166]/[.$E$3]" office:value-type="float" office:value="69.1613354658137" calcext:value-type="float">
            <text:p>69.1613354658</text:p>
          </table:table-cell>
          <table:table-cell table:formula="of:=[.C166]*[.$F$6]/([.$E$6]*[.$E$6])" office:value-type="float" office:value="0.000000106953053747817" calcext:value-type="float">
            <text:p>0.000000107</text:p>
          </table:table-cell>
          <table:table-cell table:formula="of:=([.G166]-[.$E$6])*100/[.$E$6]" office:value-type="float" office:value="6.95305374781654" calcext:value-type="float">
            <text:p>6.9530537478</text:p>
          </table:table-cell>
          <table:table-cell table:formula="of:=SQRT( ( 100*[.H166]/[.$E$6] )^2 + (100*[.G166]*[.$F$6]/([.$E$6]^2))^2           )" office:value-type="float" office:value="0.0106910289644757" calcext:value-type="float">
            <text:p>0.010691029</text:p>
          </table:table-cell>
        </table:table-row>
        <table:table-row table:style-name="ro7">
          <table:table-cell/>
          <table:table-cell table:style-name="ce200" office:value-type="float" office:value="-40" calcext:value-type="float">
            <text:p>-40</text:p>
          </table:table-cell>
          <table:table-cell table:style-name="ce202" office:value-type="float" office:value="0.069193" calcext:value-type="float">
            <text:p>0.069193</text:p>
          </table:table-cell>
          <table:table-cell table:number-columns-repeated="3"/>
          <table:table-cell table:style-name="ce200" table:formula="of:=[.C167]/[.$E$3]" office:value-type="float" office:value="69.1653338664534" calcext:value-type="float">
            <text:p>69.1653338665</text:p>
          </table:table-cell>
          <table:table-cell table:style-name="ce209" table:formula="of:=[.C167]*[.$F$6]/([.$E$6]*[.$E$6])" office:value-type="float" office:value="0.000000106959236988144" calcext:value-type="float">
            <text:p>0.000000107</text:p>
          </table:table-cell>
          <table:table-cell table:style-name="ce209" table:formula="of:=([.G167]-[.$E$6])*100/[.$E$6]" office:value-type="float" office:value="6.95923698814362" calcext:value-type="float">
            <text:p>6.9592369881</text:p>
          </table:table-cell>
          <table:table-cell table:style-name="ce202" table:formula="of:=SQRT( ( 100*[.H167]/[.$E$6] )^2 + (100*[.G167]*[.$F$6]/([.$E$6]^2))^2           )" office:value-type="float" office:value="0.0106916470412778" calcext:value-type="float">
            <text:p>0.010691647</text:p>
          </table:table-cell>
        </table:table-row>
        <table:table-row table:style-name="ro7" table:number-rows-repeated="3">
          <table:table-cell/>
          <table:table-cell table:style-name="ce191" table:number-columns-repeated="2"/>
          <table:table-cell table:number-columns-repeated="3"/>
          <table:table-cell table:style-name="ce191"/>
          <table:table-cell table:number-columns-repeated="2"/>
          <table:table-cell table:style-name="ce191"/>
        </table:table-row>
        <table:table-row table:style-name="ro7">
          <table:table-cell/>
          <table:table-cell table:style-name="ce191" table:number-columns-repeated="2"/>
          <table:table-cell table:number-columns-repeated="3"/>
          <table:table-cell table:style-name="ce191"/>
          <table:table-cell table:number-columns-repeated="2"/>
          <table:table-cell table:style-name="ce1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00:14:45.104282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4T00:15:28.141387253</dc:date>
    <meta:editing-cycles>159</meta:editing-cycles>
    <meta:editing-duration>P1DT54S</meta:editing-duration>
    <meta:document-statistic meta:table-count="11" meta:cell-count="12933" meta:object-count="0"/>
    <meta:user-defined meta:name="qrichtext">1</meta:user-defined>
  </office:meta>
</office:document-meta>
</file>